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39cm"/>
    </style:style>
    <style:style style:name="co2" style:family="table-column">
      <style:table-column-properties fo:break-before="auto" style:column-width="2.212cm"/>
    </style:style>
    <style:style style:name="co3" style:family="table-column">
      <style:table-column-properties fo:break-before="auto" style:column-width="2.521cm"/>
    </style:style>
    <style:style style:name="co4" style:family="table-column">
      <style:table-column-properties fo:break-before="auto" style:column-width="4.983cm"/>
    </style:style>
    <style:style style:name="co5" style:family="table-column">
      <style:table-column-properties fo:break-before="auto" style:column-width="2.969cm"/>
    </style:style>
    <style:style style:name="co6" style:family="table-column">
      <style:table-column-properties fo:break-before="auto" style:column-width="5.011cm"/>
    </style:style>
    <style:style style:name="co7" style:family="table-column">
      <style:table-column-properties fo:break-before="page" style:column-width="3.388cm"/>
    </style:style>
    <style:style style:name="co8" style:family="table-column">
      <style:table-column-properties fo:break-before="auto" style:column-width="3.164cm"/>
    </style:style>
    <style:style style:name="co9" style:family="table-column">
      <style:table-column-properties fo:break-before="auto" style:column-width="2.745cm"/>
    </style:style>
    <style:style style:name="co10" style:family="table-column">
      <style:table-column-properties fo:break-before="auto" style:column-width="1.596cm"/>
    </style:style>
    <style:style style:name="co11" style:family="table-column">
      <style:table-column-properties fo:break-before="auto" style:column-width="2.351cm"/>
    </style:style>
    <style:style style:name="co12" style:family="table-column">
      <style:table-column-properties fo:break-before="auto" style:column-width="3.08cm"/>
    </style:style>
    <style:style style:name="co13" style:family="table-column">
      <style:table-column-properties fo:break-before="auto" style:column-width="3.247cm"/>
    </style:style>
    <style:style style:name="co14" style:family="table-column">
      <style:table-column-properties fo:break-before="auto" style:column-width="1.96cm"/>
    </style:style>
    <style:style style:name="co15" style:family="table-column">
      <style:table-column-properties fo:break-before="auto" style:column-width="2.491cm"/>
    </style:style>
    <style:style style:name="co16" style:family="table-column">
      <style:table-column-properties fo:break-before="auto" style:column-width="2.408cm"/>
    </style:style>
    <style:style style:name="co17" style:family="table-column">
      <style:table-column-properties fo:break-before="auto" style:column-width="3.108cm"/>
    </style:style>
    <style:style style:name="co18" style:family="table-column">
      <style:table-column-properties fo:break-before="auto" style:column-width="3.219cm"/>
    </style:style>
    <style:style style:name="co19" style:family="table-column">
      <style:table-column-properties fo:break-before="auto" style:column-width="2.379cm"/>
    </style:style>
    <style:style style:name="co20" style:family="table-column">
      <style:table-column-properties fo:break-before="auto" style:column-width="3.891cm"/>
    </style:style>
    <style:style style:name="co21" style:family="table-column">
      <style:table-column-properties fo:break-before="auto" style:column-width="2.604cm"/>
    </style:style>
    <style:style style:name="co22" style:family="table-column">
      <style:table-column-properties fo:break-before="auto" style:column-width="2.66cm"/>
    </style:style>
    <style:style style:name="co23" style:family="table-column">
      <style:table-column-properties fo:break-before="auto" style:column-width="5.152cm"/>
    </style:style>
    <style:style style:name="co24" style:family="table-column">
      <style:table-column-properties fo:break-before="auto" style:column-width="11.956cm"/>
    </style:style>
    <style:style style:name="co25" style:family="table-column">
      <style:table-column-properties fo:break-before="auto" style:column-width="3.445cm"/>
    </style:style>
    <style:style style:name="co26" style:family="table-column">
      <style:table-column-properties fo:break-before="auto" style:column-width="5.711cm"/>
    </style:style>
    <style:style style:name="co27" style:family="table-column">
      <style:table-column-properties fo:break-before="auto" style:column-width="2.94cm"/>
    </style:style>
    <style:style style:name="co28" style:family="table-column">
      <style:table-column-properties fo:break-before="auto" style:column-width="2.773cm"/>
    </style:style>
    <style:style style:name="co29" style:family="table-column">
      <style:table-column-properties fo:break-before="auto" style:column-width="1.792cm"/>
    </style:style>
    <style:style style:name="ro1" style:family="table-row">
      <style:table-row-properties style:row-height="1.058cm" fo:break-before="auto" style:use-optimal-row-height="false"/>
    </style:style>
    <style:style style:name="ro2" style:family="table-row">
      <style:table-row-properties style:row-height="1.032cm" fo:break-before="auto" style:use-optimal-row-height="false"/>
    </style:style>
    <style:style style:name="ro3" style:family="table-row">
      <style:table-row-properties style:row-height="4.921cm" fo:break-before="auto" style:use-optimal-row-height="false"/>
    </style:style>
    <style:style style:name="ro4" style:family="table-row">
      <style:table-row-properties style:row-height="2.117cm" fo:break-before="auto" style:use-optimal-row-height="true"/>
    </style:style>
    <style:style style:name="ro5" style:family="table-row">
      <style:table-row-properties style:row-height="1.905cm" fo:break-before="auto" style:use-optimal-row-height="false"/>
    </style:style>
    <style:style style:name="ro6" style:family="table-row">
      <style:table-row-properties style:row-height="1.111cm" fo:break-before="auto" style:use-optimal-row-height="false"/>
    </style:style>
    <style:style style:name="ro7" style:family="table-row">
      <style:table-row-properties style:row-height="4.763cm" fo:break-before="auto" style:use-optimal-row-height="true"/>
    </style:style>
    <style:style style:name="ro8" style:family="table-row">
      <style:table-row-properties style:row-height="3.704cm" fo:break-before="auto" style:use-optimal-row-height="true"/>
    </style:style>
    <style:style style:name="ro9" style:family="table-row">
      <style:table-row-properties style:row-height="6.879cm" fo:break-before="auto" style:use-optimal-row-height="true"/>
    </style:style>
    <style:style style:name="ro10" style:family="table-row">
      <style:table-row-properties style:row-height="3.175cm" fo:break-before="auto" style:use-optimal-row-height="true"/>
    </style:style>
    <style:style style:name="ro11" style:family="table-row">
      <style:table-row-properties style:row-height="1.058cm" fo:break-before="auto" style:use-optimal-row-height="true"/>
    </style:style>
    <style:style style:name="ro12" style:family="table-row">
      <style:table-row-properties style:row-height="4.233cm" fo:break-before="auto" style:use-optimal-row-height="true"/>
    </style:style>
    <style:style style:name="ro13" style:family="table-row">
      <style:table-row-properties style:row-height="1.588cm" fo:break-before="auto" style:use-optimal-row-height="true"/>
    </style:style>
    <style:style style:name="ro14" style:family="table-row">
      <style:table-row-properties style:row-height="1.191cm" fo:break-before="auto" style:use-optimal-row-height="false"/>
    </style:style>
    <style:style style:name="ro15" style:family="table-row">
      <style:table-row-properties style:row-height="1.085cm" fo:break-before="auto" style:use-optimal-row-height="false"/>
    </style:style>
    <style:style style:name="ro16" style:family="table-row">
      <style:table-row-properties style:row-height="0.529cm" fo:break-before="auto" style:use-optimal-row-height="true"/>
    </style:style>
    <style:style style:name="ta1" style:family="table" style:master-page-name="PageStyle_5f_Général">
      <style:table-properties table:display="true" style:writing-mode="lr-tb"/>
    </style:style>
    <style:style style:name="ta2" style:family="table" style:master-page-name="PageStyle_5f_Feuil1">
      <style:table-properties table:display="true" style:writing-mode="lr-tb"/>
    </style:style>
    <number:number-style style:name="N1">
      <number:number number:decimal-places="0" number:min-decimal-places="0" number:min-integer-digits="1"/>
    </number:number-style>
    <number:date-style style:name="N30" number:automatic-order="true" number:format-source="language">
      <number:day/>
      <number:text>/</number:text>
      <number:month/>
      <number:text>/</number:text>
      <number:year/>
    </number:date-style>
    <style:style style:name="ce1" style:family="table-cell" style:parent-style-name="Default" style:data-style-name="N30">
      <style:table-cell-properties fo:background-color="#bfbfb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bfbfb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3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0" style:family="table-cell" style:parent-style-name="Default" style:data-style-name="N30">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1" style:family="table-cell" style:parent-style-name="Default">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0.74pt solid #000000"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4" style:family="table-cell" style:parent-style-name="Default" style:data-style-name="N128">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5" style:family="table-cell" style:parent-style-name="Default" style:data-style-name="N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28">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7" style:family="table-cell" style:parent-style-name="Default" style:data-style-name="N1">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8" style:family="table-cell" style:parent-style-name="Default" style:data-style-name="N1">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2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4" style:family="table-cell" style:parent-style-name="Default" style:data-style-name="N128">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25" style:family="table-cell" style:parent-style-name="Default" style:data-style-name="N1">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27" style:family="table-cell" style:parent-style-name="Default">
      <style:table-cell-properties fo:background-color="#dbdbd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0.74pt solid #000000" fo:background-color="#dbdbdb"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edede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30">
      <style:table-cell-properties fo:background-color="#edede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1" style:family="table-cell" style:parent-style-name="Default">
      <style:table-cell-properties fo:border-bottom="none" fo:background-color="#dbdbdb"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order-bottom="0.74pt solid #000000" fo:background-color="#dbdbdb"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1">
      <style:table-cell-properties fo:background-color="#edede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4" style:family="table-cell" style:parent-style-name="Default" style:data-style-name="N1">
      <style:table-cell-properties fo:border-bottom="none" fo:background-color="#ededed"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5" style:family="table-cell" style:parent-style-name="Default" style:data-style-name="N1">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6"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7" style:family="table-cell" style:parent-style-name="Default" style:data-style-name="N30">
      <style:table-cell-properties fo:border-bottom="none" fo:background-color="#ededed"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8" style:family="table-cell" style:parent-style-name="Default" style:data-style-name="N1">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9" style:family="table-cell" style:parent-style-name="Default" style:data-style-name="N1">
      <style:table-cell-properties fo:border-bottom="none" fo:background-color="#d9d9d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0" style:family="table-cell" style:parent-style-name="Default">
      <style:table-cell-properties fo:border-bottom="none" fo:background-color="#dbdbdb"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order-bottom="0.74pt solid #000000" fo:background-color="#dbdbdb"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ackground-color="#70ad4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ackground-color="#a9d18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ackground-color="#e2f0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fo:background-color="#e2f0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6" style:family="table-cell" style:parent-style-name="Default">
      <style:table-cell-properties fo:border-bottom="none" fo:background-color="#e2f0d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7" style:family="table-cell" style:parent-style-name="Default">
      <style:table-cell-properties fo:background-color="#f8cba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ackground-color="#fbe5d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fo:background-color="#fbe5d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0" style:family="table-cell" style:parent-style-name="Default" style:data-style-name="N30">
      <style:table-cell-properties fo:background-color="#fbe5d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1" style:family="table-cell" style:parent-style-name="Excel_20_Built-in_20_Hyperlink" style:data-style-name="N0">
      <style:table-cell-properties fo:background-color="#fbe5d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be5d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edede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55"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order-bottom="0.74pt solid #000000" fo:background-color="#fff2c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9"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60"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61"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fo:background-color="#ffd966"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Excel_20_Built-in_20_Hyperlink" style:data-style-name="N0">
      <style:table-cell-properties fo:background-color="#bfbfb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a6a6a6"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fo:background-color="#ffd966"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Homme&quot;;&quot;Femme&quot;)" table:allow-empty-cell="true" table:display-list="unsorted" table:base-cell-address="Général.B4">
          <table:help-message table:display="true"/>
          <table:error-message table:message-type="stop" table:display="true"/>
        </table:content-validation>
        <table:content-validation table:name="val2" table:condition="of:cell-content-is-in-list(&quot;Marié&quot;;&quot;Veuf&quot;;&quot;Célibataire&quot;;&quot;En couple&quot;;&quot;Divorcé&quot;)" table:allow-empty-cell="true" table:display-list="unsorted" table:base-cell-address="Général.E4">
          <table:help-message table:display="true"/>
          <table:error-message table:message-type="stop" table:display="true"/>
        </table:content-validation>
        <table:content-validation table:name="val3" table:condition="of:cell-content-is-in-list(&quot;Oui&quot;;&quot;Non&quot;)" table:allow-empty-cell="true" table:display-list="unsorted" table:base-cell-address="Général.AT4">
          <table:help-message table:display="true"/>
          <table:error-message table:message-type="stop" table:display="true"/>
        </table:content-validation>
        <table:content-validation table:name="val4" table:condition="of:cell-content-is-in-list(&quot;Conjoint&quot;;&quot;Enfant&quot;;&quot;Petit-enfant&quot;;&quot;Autre&quot;)" table:allow-empty-cell="true" table:display-list="unsorted" table:base-cell-address="Général.O4">
          <table:help-message table:display="true"/>
          <table:error-message table:message-type="stop" table:display="true"/>
        </table:content-validation>
        <table:content-validation table:name="val5" table:condition="of:cell-content-is-in-list(&quot;Dom habituel&quot;;&quot;Dom aidant&quot;;&quot;Autre&quot;)" table:allow-empty-cell="true" table:display-list="unsorted" table:base-cell-address="Général.AE4">
          <table:help-message table:display="true"/>
          <table:error-message table:message-type="stop" table:display="true"/>
        </table:content-validation>
        <table:content-validation table:name="val6" table:condition="of:cell-content-is-in-list(&quot;Maison&quot;;&quot;Appartement&quot;)" table:allow-empty-cell="true" table:display-list="unsorted" table:base-cell-address="Général.AF4">
          <table:help-message table:display="true"/>
          <table:error-message table:message-type="stop" table:display="true"/>
        </table:content-validation>
        <table:content-validation table:name="val7" table:condition="of:cell-content-is-in-list(&quot;studio&quot;;&quot;2p&quot;;&quot;3p&quot;;&quot;4p et plus&quot;)" table:allow-empty-cell="true" table:display-list="unsorted" table:base-cell-address="Général.AH4">
          <table:help-message table:display="true"/>
          <table:error-message table:message-type="stop" table:display="true"/>
        </table:content-validation>
        <table:content-validation table:name="val8" table:condition="of:cell-content-is-in-list(&quot;Seul&quot;;&quot;1&quot;;&quot;2 et plus&quot;)" table:allow-empty-cell="true" table:display-list="unsorted" table:base-cell-address="Général.AI4">
          <table:help-message table:display="true"/>
          <table:error-message table:message-type="stop" table:display="true"/>
        </table:content-validation>
        <table:content-validation table:name="val9" table:condition="of:cell-content-is-in-list(&quot;Télétravail&quot;;&quot;Présentiel&quot;;&quot;Non&quot;)" table:allow-empty-cell="true" table:display-list="unsorted" table:base-cell-address="Général.AL4">
          <table:help-message table:display="true"/>
          <table:error-message table:message-type="stop" table:display="true"/>
        </table:content-validation>
        <table:content-validation table:name="val10" table:condition="of:cell-content-is-in-list(&quot;Suspicion Covid ou Covid&quot;;&quot;Décompensat° mldie chron&quot;;&quot;Chute&quot;;&quot;Autre&quot;;&quot;Non&quot;)" table:allow-empty-cell="true" table:display-list="unsorted" table:base-cell-address="Général.AN19">
          <table:help-message table:display="true"/>
          <table:error-message table:message-type="stop" table:display="true"/>
        </table:content-validation>
        <table:content-validation table:name="val11" table:condition="of:cell-content-is-in-list(&quot;RDV med&quot;;&quot;Labo&quot;;&quot;Imagerie&quot;;&quot;Soins paramed&quot;;&quot;hospi programmée&quot;;&quot;Autre&quot;)" table:allow-empty-cell="true" table:display-list="unsorted" table:base-cell-address="Général.AW4">
          <table:help-message table:display="true"/>
          <table:error-message table:message-type="stop" table:display="true"/>
        </table:content-validation>
        <table:content-validation table:name="val12" table:condition="of:cell-content-is-in-list(&quot;Annulat° pro&quot;;&quot;Interidct° sortie confinement&quot;;&quot;Aidant pas dispo&quot;;&quot;peur de sortir&quot;;&quot;Autre&quot;)" table:allow-empty-cell="true" table:display-list="unsorted" table:base-cell-address="Général.AZ4">
          <table:help-message table:display="true"/>
          <table:error-message table:message-type="stop" table:display="true"/>
        </table:content-validation>
        <table:content-validation table:name="val13" table:condition="of:cell-content-is-in-list(&quot;moins&quot;;&quot;comme d'hab&quot;;&quot;mieux&quot;;&quot;ne sait pas&quot;)" table:allow-empty-cell="true" table:display-list="unsorted" table:base-cell-address="Général.BA9">
          <table:help-message table:display="true"/>
          <table:error-message table:message-type="stop" table:display="true"/>
        </table:content-validation>
        <table:content-validation table:name="val14" table:condition="of:cell-content-is-in-list(&quot;Triste&quot;;&quot;Inquiet&quot;;&quot;Neutre ou Ne sais pas&quot;;&quot;En colère&quot;;&quot;Heureux&quot;)" table:allow-empty-cell="true" table:display-list="unsorted" table:base-cell-address="Général.BB9">
          <table:help-message table:display="true"/>
          <table:error-message table:message-type="stop" table:display="true"/>
        </table:content-validation>
        <table:content-validation table:name="val15" table:condition="of:cell-content-is-in-list(&quot;1/sem&quot;;&quot;1/mois&quot;;&quot;1/trimestre&quot;;&quot;moins d'1/trimestre&quot;;&quot;non régulier&quot;;&quot;pas de MT&quot;)" table:allow-empty-cell="true" table:display-list="unsorted" table:base-cell-address="Général.BC4">
          <table:help-message table:display="true"/>
          <table:error-message table:message-type="stop" table:display="true"/>
        </table:content-validation>
        <table:content-validation table:name="val16" table:condition="of:cell-content-is-in-list(&quot;Cabinet&quot;;&quot;Domicile&quot;;&quot;visio&quot;;&quot;Tel&quot;)" table:allow-empty-cell="true" table:display-list="unsorted" table:base-cell-address="Général.BE4">
          <table:help-message table:display="true"/>
          <table:error-message table:message-type="stop" table:display="true"/>
        </table:content-validation>
        <table:content-validation table:name="val17" table:condition="of:cell-content-is-in-list(&quot;Aucun&quot;;&quot;IDE lib&quot;;&quot;SSIAD&quot;;&quot;AVS&quot;;&quot;Aide ménagère&quot;;&quot;Kiné à dom&quot;;&quot;Kiné en cab&quot;;&quot;Ortho à dom&quot;;&quot;Ortho en cab&quot;;&quot;ESA&quot;;&quot;Autre&quot;)" table:allow-empty-cell="true" table:display-list="unsorted" table:base-cell-address="Général.BG4">
          <table:help-message table:display="true"/>
          <table:error-message table:message-type="stop" table:display="true"/>
        </table:content-validation>
        <table:content-validation table:name="val18" table:condition="of:cell-content-is-in-list(&quot;IDE lib&quot;;&quot;SSIAD&quot;;&quot;AVS&quot;;&quot;Aide ménagère&quot;;&quot;Kiné à dom&quot;;&quot;Kiné en cab&quot;;&quot;Ortho à dom&quot;;&quot;Ortho en cab&quot;;&quot;ESA&quot;;&quot;Autre&quot;)" table:allow-empty-cell="true" table:display-list="unsorted" table:base-cell-address="Général.BH4">
          <table:help-message table:display="true"/>
          <table:error-message table:message-type="stop" table:display="true"/>
        </table:content-validation>
        <table:content-validation table:name="val19" table:condition="of:cell-content-is-in-list(&quot;Oui&quot;;&quot;Non&quot;;&quot;NA&quot;)" table:allow-empty-cell="true" table:display-list="unsorted" table:base-cell-address="Général.BL4">
          <table:help-message table:display="true"/>
          <table:error-message table:message-type="stop" table:display="true"/>
        </table:content-validation>
        <table:content-validation table:name="val20" table:condition="of:cell-content-is-in-list(&quot;Aucun&quot;;&quot;Améliorat° relations&quot;;&quot;renforcemt liens familiaux&quot;;&quot;baisses tbles humeur&quot;;&quot;plus de dispo aidant&quot;;&quot;Autre&quot;)" table:allow-empty-cell="true" table:display-list="unsorted" table:base-cell-address="Général.BR4">
          <table:help-message table:display="true"/>
          <table:error-message table:message-type="stop" table:display="true"/>
        </table:content-validation>
        <table:content-validation table:name="val21" table:condition="of:cell-content-is-in-list(&quot;Aucun&quot;;&quot;Stimulat°&quot;;&quot;Tbles humeur&quot;;&quot;Tbles comportemt&quot;;&quot;soins d'hygiène&quot;;&quot;besoins du quotidien&quot;;&quot;trouver relais&quot;;&quot;Autre&quot;)" table:allow-empty-cell="true" table:display-list="unsorted" table:base-cell-address="Général.BV4">
          <table:help-message table:display="true"/>
          <table:error-message table:message-type="stop" table:display="true"/>
        </table:content-validation>
        <table:content-validation table:name="val22" table:condition="of:cell-content-is-in-list(&quot;Aucun&quot;;&quot;Stimulat° co&quot;;&quot;stimulat° motrice&quot;;&quot;renfort aides&quot;;&quot;IDE pr TT&quot;;&quot;déménagemt chez aidant&quot;;&quot;entrée EHPAD&quot;;&quot;Autre&quot;)" table:allow-empty-cell="true" table:display-list="unsorted" table:base-cell-address="Général.CB4">
          <table:help-message table:display="true"/>
          <table:error-message table:message-type="stop" table:display="true"/>
        </table:content-validation>
        <table:content-validation table:name="val23" table:condition="of:cell-content-is-in-list(&quot;Aucun&quot;;&quot;Répit a dom&quot;;&quot;Augmentat° ADJ&quot;;&quot;HT&quot;;&quot;Psy&quot;;&quot;Echanges entre aidants&quot;;&quot;Format°&quot;;&quot;Détente&quot;;&quot;Autre&quot;)" table:allow-empty-cell="true" table:display-list="unsorted" table:base-cell-address="Général.CG4">
          <table:help-message table:display="true"/>
          <table:error-message table:message-type="stop" table:display="true"/>
        </table:content-validation>
        <table:content-validation table:name="val24" table:condition="of:cell-content-is-in-list(&quot;Oui&quot;;&quot;non&quot;)" table:allow-empty-cell="true" table:display-list="unsorted" table:base-cell-address="Général.CS9">
          <table:help-message table:display="true"/>
          <table:error-message table:message-type="stop" table:display="true"/>
        </table:content-validation>
      </table:content-validations>
      <table:table table:name="Général" table:style-name="ta1">
        <office:forms form:automatic-focus="false" form:apply-design-mode="false"/>
        <table:table-column table:style-name="co1" table:default-cell-style-name="ce6"/>
        <table:table-column table:style-name="co2" table:number-columns-repeated="4"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5" table:default-cell-style-name="ce6"/>
        <table:table-column table:style-name="co2" table:default-cell-style-name="ce6"/>
        <table:table-column table:style-name="co4" table:default-cell-style-name="ce6"/>
        <table:table-column table:style-name="co2" table:number-columns-repeated="4"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1" table:default-cell-style-name="ce6"/>
        <table:table-column table:style-name="co12" table:number-columns-repeated="2" table:default-cell-style-name="ce6"/>
        <table:table-column table:style-name="co2" table:default-cell-style-name="ce6"/>
        <table:table-column table:style-name="co15" table:default-cell-style-name="ce6"/>
        <table:table-column table:style-name="co16" table:default-cell-style-name="ce6"/>
        <table:table-column table:style-name="co2" table:number-columns-repeated="5" table:default-cell-style-name="ce6"/>
        <table:table-column table:style-name="co17" table:default-cell-style-name="ce6"/>
        <table:table-column table:style-name="co18" table:default-cell-style-name="ce6"/>
        <table:table-column table:style-name="co2" table:default-cell-style-name="ce6"/>
        <table:table-column table:style-name="co19" table:default-cell-style-name="ce6"/>
        <table:table-column table:style-name="co2" table:number-columns-repeated="4" table:default-cell-style-name="ce6"/>
        <table:table-column table:style-name="co20" table:default-cell-style-name="ce6"/>
        <table:table-column table:style-name="co2" table:default-cell-style-name="ce6"/>
        <table:table-column table:style-name="co21" table:number-columns-repeated="2" table:default-cell-style-name="ce6"/>
        <table:table-column table:style-name="co22" table:default-cell-style-name="ce6"/>
        <table:table-column table:style-name="co2" table:number-columns-repeated="18" table:default-cell-style-name="ce6"/>
        <table:table-column table:style-name="co23" table:number-columns-repeated="20" table:default-cell-style-name="ce6"/>
        <table:table-column table:style-name="co24" table:default-cell-style-name="ce54"/>
        <table:table-column table:style-name="co25" table:default-cell-style-name="ce6"/>
        <table:table-column table:style-name="co26" table:number-columns-repeated="5" table:default-cell-style-name="ce6"/>
        <table:table-column table:style-name="co27" table:default-cell-style-name="ce6"/>
        <table:table-column table:style-name="co26" table:default-cell-style-name="ce6"/>
        <table:table-column table:style-name="co28" table:default-cell-style-name="ce6"/>
        <table:table-column table:style-name="co26" table:default-cell-style-name="ce6"/>
        <table:table-column table:style-name="co2" table:default-cell-style-name="ce6"/>
        <table:table-column table:style-name="co26" table:number-columns-repeated="2" table:default-cell-style-name="ce6"/>
        <table:table-column table:style-name="co2" table:number-columns-repeated="921" table:default-cell-style-name="ce6"/>
        <table:table-row table:style-name="ro1">
          <table:table-cell table:style-name="ce1" office:value-type="date" office:date-value="2020-03-18" calcext:value-type="date">
            <text:p>18/03/2020</text:p>
          </table:table-cell>
          <table:table-cell table:style-name="ce7" office:value-type="string" calcext:value-type="string" table:number-columns-spanned="18" table:number-rows-spanned="2">
            <text:p>Données générales</text:p>
          </table:table-cell>
          <table:covered-table-cell table:number-columns-repeated="17" table:style-name="ce11"/>
          <table:table-cell table:style-name="ce27" office:value-type="string" calcext:value-type="string" table:number-columns-spanned="11" table:number-rows-spanned="2">
            <text:p>Visite</text:p>
          </table:table-cell>
          <table:covered-table-cell table:number-columns-repeated="9" table:style-name="ce31"/>
          <table:covered-table-cell table:style-name="ce40"/>
          <table:table-cell table:style-name="ce42" office:value-type="string" calcext:value-type="string" table:number-columns-spanned="60" table:number-rows-spanned="1">
            <text:p>Questionnaire</text:p>
          </table:table-cell>
          <table:covered-table-cell table:number-columns-repeated="59" table:style-name="ce42"/>
          <table:table-cell table:style-name="ce55" office:value-type="string" calcext:value-type="string" table:number-columns-spanned="13" table:number-rows-spanned="1">
            <text:p>Questionnaire psy</text:p>
          </table:table-cell>
          <table:covered-table-cell table:number-columns-repeated="11" table:style-name="ce62"/>
          <table:covered-table-cell table:style-name="ce64"/>
          <table:table-cell table:style-name="ce65" table:number-columns-repeated="921"/>
        </table:table-row>
        <table:table-row table:style-name="ro2">
          <table:table-cell table:style-name="ce2"/>
          <table:covered-table-cell table:style-name="ce8"/>
          <table:covered-table-cell table:number-columns-repeated="17" table:style-name="ce12"/>
          <table:covered-table-cell table:style-name="ce28"/>
          <table:covered-table-cell table:number-columns-repeated="9" table:style-name="ce32"/>
          <table:covered-table-cell table:style-name="ce41"/>
          <table:table-cell table:style-name="ce43" office:value-type="string" calcext:value-type="string" table:number-columns-spanned="8" table:number-rows-spanned="1">
            <text:p>Conditions de vie du confinement</text:p>
          </table:table-cell>
          <table:covered-table-cell table:number-columns-repeated="7" table:style-name="ce43"/>
          <table:table-cell table:style-name="ce47" office:value-type="string" calcext:value-type="string" table:number-columns-spanned="16" table:number-rows-spanned="1">
            <text:p>Santé</text:p>
          </table:table-cell>
          <table:covered-table-cell table:number-columns-repeated="15" table:style-name="ce47"/>
          <table:table-cell table:style-name="ce43" office:value-type="string" calcext:value-type="string" table:number-columns-spanned="15" table:number-rows-spanned="1">
            <text:p>Accès aux soins</text:p>
          </table:table-cell>
          <table:covered-table-cell table:number-columns-repeated="14" table:style-name="ce43"/>
          <table:table-cell table:style-name="ce47" office:value-type="string" calcext:value-type="string" table:number-columns-spanned="20" table:number-rows-spanned="1">
            <text:p>Vécu de l'Aidant</text:p>
          </table:table-cell>
          <table:covered-table-cell table:number-columns-repeated="19" table:style-name="ce47"/>
          <table:table-cell table:style-name="ce27" office:value-type="string" calcext:value-type="string" table:number-columns-spanned="1" table:number-rows-spanned="2">
            <text:p>Commentaires divers</text:p>
          </table:table-cell>
          <table:table-cell table:style-name="ce56" office:value-type="string" calcext:value-type="string" table:number-columns-spanned="1" table:number-rows-spanned="2">
            <text:p>Comprehens° COVID par l'aidé</text:p>
          </table:table-cell>
          <table:table-cell table:style-name="ce56" office:value-type="string" calcext:value-type="string" table:number-columns-spanned="1" table:number-rows-spanned="2">
            <text:p>Déf donnée par l'aidé</text:p>
          </table:table-cell>
          <table:table-cell table:style-name="ce56" office:value-type="string" calcext:value-type="string" table:number-columns-spanned="1" table:number-rows-spanned="2">
            <text:p>Humeur sur les 3 mois du confinement</text:p>
          </table:table-cell>
          <table:table-cell table:style-name="ce56" office:value-type="string" calcext:value-type="string" table:number-columns-spanned="1" table:number-rows-spanned="2">
            <text:p>Commentaire</text:p>
          </table:table-cell>
          <table:table-cell table:style-name="ce56" office:value-type="string" calcext:value-type="string" table:number-columns-spanned="1" table:number-rows-spanned="2">
            <text:p>Humeur au moment de la visite post-confinement</text:p>
          </table:table-cell>
          <table:table-cell table:style-name="ce56" office:value-type="string" calcext:value-type="string" table:number-columns-spanned="1" table:number-rows-spanned="2">
            <text:p>Commentaire</text:p>
          </table:table-cell>
          <table:table-cell table:style-name="ce56" office:value-type="string" calcext:value-type="string" table:number-columns-spanned="1" table:number-rows-spanned="2">
            <text:p>Appréhens° persistante de l'aidé après confinement</text:p>
          </table:table-cell>
          <table:table-cell table:style-name="ce56" office:value-type="string" calcext:value-type="string" table:number-columns-spanned="1" table:number-rows-spanned="2">
            <text:p>Commentaire</text:p>
          </table:table-cell>
          <table:table-cell table:style-name="ce56" office:value-type="string" calcext:value-type="string" table:number-columns-spanned="1" table:number-rows-spanned="2">
            <text:p>Nvelles difficultés constatées par l'aidé pour lui-même</text:p>
          </table:table-cell>
          <table:table-cell table:style-name="ce56" office:value-type="string" calcext:value-type="string" table:number-columns-spanned="1" table:number-rows-spanned="2">
            <text:p>Commentaire</text:p>
          </table:table-cell>
          <table:table-cell table:style-name="ce56" office:value-type="string" calcext:value-type="string" table:number-columns-spanned="1" table:number-rows-spanned="2">
            <text:p>Evolut° tbles mémoire ressentie par l'aidé</text:p>
          </table:table-cell>
          <table:table-cell table:style-name="ce56" office:value-type="string" calcext:value-type="string" table:number-columns-spanned="1" table:number-rows-spanned="2">
            <text:p>Commentaire</text:p>
          </table:table-cell>
          <table:table-cell table:style-name="ce56" office:value-type="string" calcext:value-type="string" table:number-columns-spanned="1" table:number-rows-spanned="2">
            <text:p>Ressenti vis-à-vis de la Reprise de l'ADJ</text:p>
          </table:table-cell>
          <table:table-cell table:style-name="ce65" table:number-columns-repeated="921"/>
        </table:table-row>
        <table:table-row table:style-name="ro3">
          <table:table-cell table:style-name="ce3" office:value-type="string" calcext:value-type="string">
            <text:p>BENEFICIAIRE</text:p>
          </table:table-cell>
          <table:table-cell table:style-name="ce3" office:value-type="string" calcext:value-type="string">
            <text:p>Sexe</text:p>
          </table:table-cell>
          <table:table-cell table:style-name="ce3" office:value-type="string" calcext:value-type="string">
            <text:p>DDN</text:p>
          </table:table-cell>
          <table:table-cell table:style-name="ce3" office:value-type="string" calcext:value-type="string">
            <text:p>AGE</text:p>
          </table:table-cell>
          <table:table-cell table:style-name="ce3" office:value-type="string" calcext:value-type="string">
            <text:p>Situat° familiale</text:p>
          </table:table-cell>
          <table:table-cell table:style-name="ce3" office:value-type="string" calcext:value-type="string">
            <text:p>Présence habituelle aidant à domicile</text:p>
          </table:table-cell>
          <table:table-cell table:style-name="ce3" office:value-type="string" calcext:value-type="string">
            <text:p>Pathologie cognitive</text:p>
          </table:table-cell>
          <table:table-cell table:style-name="ce3" office:value-type="string" calcext:value-type="string">
            <text:p>Date diagnostic</text:p>
          </table:table-cell>
          <table:table-cell table:number-columns-repeated="5" table:style-name="ce3" office:value-type="string" calcext:value-type="string">
            <text:p>Autre pathologie</text:p>
          </table:table-cell>
          <table:table-cell table:style-name="ce3" office:value-type="string" calcext:value-type="string">
            <text:p>Sexe Aidant</text:p>
          </table:table-cell>
          <table:table-cell table:style-name="ce3" office:value-type="string" calcext:value-type="string">
            <text:p>Lien parenté avec aidé</text:p>
          </table:table-cell>
          <table:table-cell table:style-name="ce3" office:value-type="string" calcext:value-type="string">
            <text:p>Date entrée ADJ</text:p>
          </table:table-cell>
          <table:table-cell table:style-name="ce3" office:value-type="string" calcext:value-type="string">
            <text:p>Délais en mois</text:p>
          </table:table-cell>
          <table:table-cell table:style-name="ce3" office:value-type="string" calcext:value-type="string">
            <text:p>Délais en années</text:p>
          </table:table-cell>
          <table:table-cell table:style-name="ce3" office:value-type="string" calcext:value-type="string">
            <text:p>Fréquence venue ADJ avant covid</text:p>
          </table:table-cell>
          <table:table-cell table:style-name="ce29" office:value-type="string" calcext:value-type="string">
            <text:p>Date GIR avant confinement</text:p>
          </table:table-cell>
          <table:table-cell table:style-name="ce29" office:value-type="string" calcext:value-type="string">
            <text:p>GIR avant confinement</text:p>
          </table:table-cell>
          <table:table-cell table:style-name="ce29" office:value-type="string" calcext:value-type="string">
            <text:p>Date visite post-confinement</text:p>
          </table:table-cell>
          <table:table-cell table:style-name="ce29" office:value-type="string" calcext:value-type="string">
            <text:p>GIR visitepost-confinement</text:p>
          </table:table-cell>
          <table:table-cell table:style-name="ce29" office:value-type="string" calcext:value-type="string">
            <text:p>GIR variation</text:p>
          </table:table-cell>
          <table:table-cell table:style-name="ce29" office:value-type="string" calcext:value-type="string">
            <text:p>Date MMS avant confinement</text:p>
          </table:table-cell>
          <table:table-cell table:style-name="ce29" office:value-type="string" calcext:value-type="string">
            <text:p>MMS avant confinement</text:p>
          </table:table-cell>
          <table:table-cell table:style-name="ce29" office:value-type="string" calcext:value-type="string">
            <text:p>MMS visite post-confinement</text:p>
          </table:table-cell>
          <table:table-cell table:style-name="ce29" office:value-type="string" calcext:value-type="string">
            <text:p>MMS variation</text:p>
          </table:table-cell>
          <table:table-cell table:style-name="ce29" office:value-type="string" calcext:value-type="string">
            <text:p>Fréquence de venue post-confinement</text:p>
          </table:table-cell>
          <table:table-cell table:style-name="ce29" office:value-type="string" calcext:value-type="string">
            <text:p>Changement rythme après Covid</text:p>
          </table:table-cell>
          <table:table-cell table:style-name="ce44" office:value-type="string" calcext:value-type="string">
            <text:p>Où ?</text:p>
          </table:table-cell>
          <table:table-cell table:style-name="ce44" office:value-type="string" calcext:value-type="string">
            <text:p>Type de Logement</text:p>
          </table:table-cell>
          <table:table-cell table:style-name="ce44" office:value-type="string" calcext:value-type="string">
            <text:p>Présence Jardin / Terrasse</text:p>
          </table:table-cell>
          <table:table-cell table:style-name="ce44" office:value-type="string" calcext:value-type="string">
            <text:p>Nb pieces</text:p>
          </table:table-cell>
          <table:table-cell table:style-name="ce44" office:value-type="string" calcext:value-type="string">
            <text:p>Nb aidants normalement à domicile</text:p>
          </table:table-cell>
          <table:table-cell table:style-name="ce44" office:value-type="string" calcext:value-type="string">
            <text:p>Nb aidants présent pdt confinement</text:p>
          </table:table-cell>
          <table:table-cell table:style-name="ce44" office:value-type="string" calcext:value-type="string">
            <text:p>Lien parenté aidant principal</text:p>
          </table:table-cell>
          <table:table-cell table:style-name="ce44" office:value-type="string" calcext:value-type="string">
            <text:p>Si aidant actif, activité pdt covid</text:p>
          </table:table-cell>
          <table:table-cell table:style-name="ce48" office:value-type="string" calcext:value-type="string">
            <text:p>Aidé malade pendant confinement</text:p>
          </table:table-cell>
          <table:table-cell table:style-name="ce48" office:value-type="string" calcext:value-type="string">
            <text:p>Précision</text:p>
          </table:table-cell>
          <table:table-cell table:style-name="ce48" office:value-type="string" calcext:value-type="string">
            <text:p>Hospi</text:p>
          </table:table-cell>
          <table:table-cell table:style-name="ce48" office:value-type="string" calcext:value-type="string">
            <text:p>Date hospi</text:p>
          </table:table-cell>
          <table:table-cell table:style-name="ce48" office:value-type="string" calcext:value-type="string">
            <text:p>Service d'hospi</text:p>
          </table:table-cell>
          <table:table-cell table:style-name="ce48" office:value-type="string" calcext:value-type="string">
            <text:p>Durée de l'hospi</text:p>
          </table:table-cell>
          <table:table-cell table:style-name="ce48" office:value-type="string" calcext:value-type="string">
            <text:p>Motif de l'hospi</text:p>
          </table:table-cell>
          <table:table-cell table:style-name="ce48" office:value-type="string" calcext:value-type="string">
            <text:p>Chgt de Traitement pdt confinement</text:p>
          </table:table-cell>
          <table:table-cell table:style-name="ce48" office:value-type="string" calcext:value-type="string">
            <text:p>Precision</text:p>
          </table:table-cell>
          <table:table-cell table:style-name="ce48" office:value-type="string" calcext:value-type="string">
            <text:p>Report de soins</text:p>
          </table:table-cell>
          <table:table-cell table:number-columns-repeated="2" table:style-name="ce48" office:value-type="string" calcext:value-type="string">
            <text:p>Lesquels</text:p>
          </table:table-cell>
          <table:table-cell table:style-name="ce48" office:value-type="string" calcext:value-type="string">
            <text:p>Precision si autre</text:p>
          </table:table-cell>
          <table:table-cell table:style-name="ce48" office:value-type="string" calcext:value-type="string">
            <text:p>Raison du report</text:p>
          </table:table-cell>
          <table:table-cell table:style-name="ce48" office:value-type="string" calcext:value-type="string">
            <text:p>Humeur pdt les 3 mois du confinement (questionnaire pré-rempli avant visite)</text:p>
          </table:table-cell>
          <table:table-cell table:style-name="ce48" office:value-type="string" calcext:value-type="string">
            <text:p>Humeur du moment(questionnaire pré-rempli avant visite)</text:p>
          </table:table-cell>
          <table:table-cell table:style-name="ce44" office:value-type="string" calcext:value-type="string">
            <text:p>Rythme habituel de visite chez médecin traitant</text:p>
          </table:table-cell>
          <table:table-cell table:style-name="ce44" office:value-type="string" calcext:value-type="string">
            <text:p>Besoin du médecin traitant pdt confinemt</text:p>
          </table:table-cell>
          <table:table-cell table:style-name="ce44" office:value-type="string" calcext:value-type="string">
            <text:p>Type contact avec méd. Traitant pdt confinement</text:p>
          </table:table-cell>
          <table:table-cell table:style-name="ce44" office:value-type="string" calcext:value-type="string">
            <text:p>Si pas possible, contact autre Med Généraliste</text:p>
          </table:table-cell>
          <table:table-cell table:number-columns-repeated="4" table:style-name="ce44" office:value-type="string" calcext:value-type="string">
            <text:p>Pro intervenant avant confinement</text:p>
          </table:table-cell>
          <table:table-cell table:style-name="ce44" office:value-type="string" calcext:value-type="string">
            <text:p>Autre Précision</text:p>
          </table:table-cell>
          <table:table-cell table:style-name="ce44" office:value-type="string" calcext:value-type="string">
            <text:p>Interrupt° des interventions pdt confinement</text:p>
          </table:table-cell>
          <table:table-cell table:number-columns-repeated="4" table:style-name="ce44" office:value-type="string" calcext:value-type="string">
            <text:p>Pro interrompu pdt confinement</text:p>
          </table:table-cell>
          <table:table-cell table:style-name="ce44" office:value-type="string" calcext:value-type="string">
            <text:p>Autre Précision</text:p>
          </table:table-cell>
          <table:table-cell table:number-columns-repeated="3" table:style-name="ce48" office:value-type="string" calcext:value-type="string">
            <text:p>Effets positifs du confinement d'après l'aidant</text:p>
          </table:table-cell>
          <table:table-cell table:style-name="ce48" office:value-type="string" calcext:value-type="string">
            <text:p>Autre Précision</text:p>
          </table:table-cell>
          <table:table-cell table:number-columns-repeated="5" table:style-name="ce48" office:value-type="string" calcext:value-type="string">
            <text:p>Difficultés de l'aidant pdt confinement</text:p>
          </table:table-cell>
          <table:table-cell table:style-name="ce48" office:value-type="string" calcext:value-type="string">
            <text:p>Autre Précision</text:p>
          </table:table-cell>
          <table:table-cell table:number-columns-repeated="4" table:style-name="ce48" office:value-type="string" calcext:value-type="string">
            <text:p>Nvx Besoins identifiés par l'aidant pour l'aidé</text:p>
          </table:table-cell>
          <table:table-cell table:style-name="ce48" office:value-type="string" calcext:value-type="string">
            <text:p>Autre Précision</text:p>
          </table:table-cell>
          <table:table-cell table:number-columns-repeated="4" table:style-name="ce48" office:value-type="string" calcext:value-type="string">
            <text:p>Nvx Besoins pour l'aidant</text:p>
          </table:table-cell>
          <table:table-cell table:style-name="ce48" office:value-type="string" calcext:value-type="string">
            <text:p>Autre Précision</text:p>
          </table:table-cell>
          <table:covered-table-cell table:style-name="ce27"/>
          <table:covered-table-cell table:number-columns-repeated="13" table:style-name="ce57"/>
          <table:table-cell table:style-name="ce66" table:number-columns-repeated="921"/>
        </table:table-row>
        <table:table-row table:style-name="ro4">
          <table:table-cell table:style-name="ce4" office:value-type="string" calcext:value-type="string">
            <text:p>B1</text:p>
          </table:table-cell>
          <table:table-cell table:style-name="ce9" table:content-validation-name="val1" office:value-type="string" calcext:value-type="string">
            <text:p>Femme</text:p>
          </table:table-cell>
          <table:table-cell table:style-name="ce13" office:value-type="date" office:date-value="1935-10-01" calcext:value-type="date">
            <text:p>01/10/35</text:p>
          </table:table-cell>
          <table:table-cell table:style-name="ce17" table:formula="of:=INT(([.$A$1]-[.C4])/365.25)" office:value-type="float" office:value="84" calcext:value-type="float">
            <text:p>84</text:p>
          </table:table-cell>
          <table:table-cell table:style-name="ce19" table:content-validation-name="val2" office:value-type="string" calcext:value-type="string">
            <text:p>Veuf</text:p>
          </table:table-cell>
          <table:table-cell table:style-name="ce19" table:content-validation-name="val3" office:value-type="string" calcext:value-type="string">
            <text:p>Oui</text:p>
          </table:table-cell>
          <table:table-cell table:style-name="ce19" office:value-type="string" calcext:value-type="string">
            <text:p>Alzheimer</text:p>
          </table:table-cell>
          <table:table-cell table:style-name="ce17" office:value-type="float" office:value="2019" calcext:value-type="float">
            <text:p>2019</text:p>
          </table:table-cell>
          <table:table-cell table:style-name="ce19" office:value-type="string" calcext:value-type="string">
            <text:p>Arthrose genou</text:p>
          </table:table-cell>
          <table:table-cell table:style-name="ce19" office:value-type="string" calcext:value-type="string">
            <text:p>Cataracte opérée</text:p>
          </table:table-cell>
          <table:table-cell table:style-name="ce19" table:number-columns-repeated="3"/>
          <table:table-cell table:style-name="ce9" table:content-validation-name="val1" office:value-type="string" calcext:value-type="string">
            <text:p>Femme</text:p>
          </table:table-cell>
          <table:table-cell table:style-name="ce19" table:content-validation-name="val4" office:value-type="string" calcext:value-type="string">
            <text:p>Enfant</text:p>
          </table:table-cell>
          <table:table-cell table:style-name="ce13" office:value-type="date" office:date-value="2020-02-17" calcext:value-type="date">
            <text:p>17/02/20</text:p>
          </table:table-cell>
          <table:table-cell table:style-name="ce17" table:formula="of:=DATEDIF([.P4]; [.$A$1]; &quot;m&quot;)" office:value-type="float" office:value="1" calcext:value-type="float">
            <text:p>1</text:p>
          </table:table-cell>
          <table:table-cell table:style-name="ce17" table:formula="of:=DATEDIF([.P4]; [.$A$1]; &quot;y&quot;)" office:value-type="float" office:value="0" calcext:value-type="float">
            <text:p>0</text:p>
          </table:table-cell>
          <table:table-cell table:style-name="ce17" office:value-type="float" office:value="2" calcext:value-type="float">
            <text:p>2</text:p>
          </table:table-cell>
          <table:table-cell table:style-name="ce30" office:value-type="date" office:date-value="2020-01-02" calcext:value-type="date">
            <text:p>02/01/2020</text:p>
          </table:table-cell>
          <table:table-cell table:style-name="ce33" office:value-type="float" office:value="4" calcext:value-type="float">
            <text:p>4</text:p>
          </table:table-cell>
          <table:table-cell table:style-name="ce30" office:value-type="date" office:date-value="2020-06-25" calcext:value-type="date">
            <text:p>25/06/2020</text:p>
          </table:table-cell>
          <table:table-cell table:style-name="ce33" office:value-type="float" office:value="4" calcext:value-type="float">
            <text:p>4</text:p>
          </table:table-cell>
          <table:table-cell table:style-name="ce33" table:formula="of:=[.U4]-[.W4]" office:value-type="float" office:value="0" calcext:value-type="float">
            <text:p>0</text:p>
          </table:table-cell>
          <table:table-cell table:style-name="ce30" office:value-type="date" office:date-value="2020-02-05" calcext:value-type="date">
            <text:p>05/02/2020</text:p>
          </table:table-cell>
          <table:table-cell table:style-name="ce33" office:value-type="float" office:value="11" calcext:value-type="float">
            <text:p>11</text:p>
          </table:table-cell>
          <table:table-cell table:style-name="ce33" office:value-type="float" office:value="12" calcext:value-type="float">
            <text:p>12</text:p>
          </table:table-cell>
          <table:table-cell table:style-name="ce33" table:formula="of:=[.AA4]-[.Z4]" office:value-type="float" office:value="1" calcext:value-type="float">
            <text:p>1</text:p>
          </table:table-cell>
          <table:table-cell table:style-name="ce33" office:value-type="float" office:value="2" calcext:value-type="float">
            <text:p>2</text:p>
          </table:table-cell>
          <table:table-cell table:style-name="ce33" office:value-type="string" calcext:value-type="string">
            <text:p>=</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Maison</text:p>
          </table:table-cell>
          <table:table-cell table:style-name="ce45" table:content-validation-name="val3" office:value-type="string" calcext:value-type="string">
            <text:p>Oui</text:p>
          </table:table-cell>
          <table:table-cell table:style-name="ce45" table:content-validation-name="val7" office:value-type="string" calcext:value-type="string">
            <text:p>4p et plus</text:p>
          </table:table-cell>
          <table:table-cell table:number-columns-repeated="2" table:style-name="ce45" table:content-validation-name="val8" office:value-type="string" calcext:value-type="string">
            <text:p>2 et plus</text:p>
          </table:table-cell>
          <table:table-cell table:style-name="ce45" office:value-type="string" calcext:value-type="string">
            <text:p>Fille</text:p>
          </table:table-cell>
          <table:table-cell table:style-name="ce45" table:content-validation-name="val9" office:value-type="string" calcext:value-type="string">
            <text:p>Télétravail</text:p>
          </table:table-cell>
          <table:table-cell table:style-name="ce49" table:content-validation-name="val10"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office:value-type="string" calcext:value-type="string">
            <text:p>Pas de TT</text:p>
          </table:table-cell>
          <table:table-cell table:style-name="ce49" table:content-validation-name="val3" office:value-type="string" calcext:value-type="string">
            <text:p>Non</text:p>
          </table:table-cell>
          <table:table-cell table:style-name="ce51" table:content-validation-name="val11" table:number-columns-repeated="2"/>
          <table:table-cell table:style-name="ce52"/>
          <table:table-cell table:style-name="ce51" table:content-validation-name="val12"/>
          <table:table-cell table:style-name="ce51" table:content-validation-name="val13" office:value-type="string" calcext:value-type="string">
            <text:p>comme d'hab</text:p>
          </table:table-cell>
          <table:table-cell table:style-name="ce51" table:content-validation-name="val14" office:value-type="string" calcext:value-type="string">
            <text:p>Neutre ou Ne sais pas</text:p>
          </table:table-cell>
          <table:table-cell table:style-name="ce45" table:content-validation-name="val15" office:value-type="string" calcext:value-type="string">
            <text:p>1/trimestre</text:p>
          </table:table-cell>
          <table:table-cell table:style-name="ce45" table:content-validation-name="val3" office:value-type="string" calcext:value-type="string">
            <text:p>Non</text:p>
          </table:table-cell>
          <table:table-cell table:style-name="ce45" table:content-validation-name="val16"/>
          <table:table-cell table:style-name="ce45" table:content-validation-name="val3"/>
          <table:table-cell table:style-name="ce45" table:content-validation-name="val17" office:value-type="string" calcext:value-type="string">
            <text:p>Aucun</text:p>
          </table:table-cell>
          <table:table-cell table:style-name="ce45" table:content-validation-name="val18" table:number-columns-repeated="3"/>
          <table:table-cell table:style-name="ce45"/>
          <table:table-cell table:style-name="ce45" table:content-validation-name="val19" office:value-type="string" calcext:value-type="string">
            <text:p>NA</text:p>
          </table:table-cell>
          <table:table-cell table:style-name="ce45" table:content-validation-name="val18" table:number-columns-repeated="4"/>
          <table:table-cell table:style-name="ce45"/>
          <table:table-cell table:style-name="ce49" table:content-validation-name="val20" office:value-type="string" calcext:value-type="string">
            <text:p>plus de dispo aidant</text:p>
          </table:table-cell>
          <table:table-cell table:style-name="ce49" table:content-validation-name="val20" table:number-columns-repeated="2"/>
          <table:table-cell table:style-name="ce49"/>
          <table:table-cell table:style-name="ce49" table:content-validation-name="val21" office:value-type="string" calcext:value-type="string">
            <text:p>trouver relais</text:p>
          </table:table-cell>
          <table:table-cell table:style-name="ce49" table:content-validation-name="val21" table:number-columns-repeated="4"/>
          <table:table-cell table:style-name="ce49"/>
          <table:table-cell table:style-name="ce49" table:content-validation-name="val22" office:value-type="string" calcext:value-type="string">
            <text:p>Stimulat° co</text:p>
          </table:table-cell>
          <table:table-cell table:style-name="ce49" table:content-validation-name="val22" table:number-columns-repeated="3"/>
          <table:table-cell table:style-name="ce49"/>
          <table:table-cell table:style-name="ce49" table:content-validation-name="val23" office:value-type="string" calcext:value-type="string">
            <text:p>Aucun</text:p>
          </table:table-cell>
          <table:table-cell table:style-name="ce49" table:content-validation-name="val23" table:number-columns-repeated="3"/>
          <table:table-cell table:style-name="ce49"/>
          <table:table-cell table:style-name="ce53" office:value-type="string" calcext:value-type="string">
            <text:p>Besoin de stimuler car tendance à la télé. Réalise tbles importants de mémoire + tbles de humeur liés à la reprise de Mme sur l'hygiène qu'elle n'accepte pas (anosognosie) + crises d'angoisse de aidée avec confusions</text:p>
          </table:table-cell>
          <table:table-cell table:style-name="ce58" table:content-validation-name="val24" office:value-type="string" calcext:value-type="string">
            <text:p>Oui</text:p>
          </table:table-cell>
          <table:table-cell table:style-name="ce58" office:value-type="string" calcext:value-type="string">
            <text:p>Maladie, on peut DCD</text:p>
          </table:table-cell>
          <table:table-cell table:style-name="ce58" table:content-validation-name="val13" office:value-type="string" calcext:value-type="string">
            <text:p>comme d'hab</text:p>
          </table:table-cell>
          <table:table-cell table:style-name="ce58" office:value-type="string" calcext:value-type="string">
            <text:p>Larmes aux yeux qd regardait infos. A pu parler à ses enfts avec portable</text:p>
          </table:table-cell>
          <table:table-cell table:style-name="ce58" table:content-validation-name="val14" office:value-type="string" calcext:value-type="string">
            <text:p>Neutre ou Ne sais pas</text:p>
          </table:table-cell>
          <table:table-cell table:style-name="ce58" office:value-type="string" calcext:value-type="string">
            <text:p>Qd elle voit les gens mourir se sent triste mais pas état permanent</text:p>
          </table:table-cell>
          <table:table-cell table:style-name="ce58" table:content-validation-name="val24" office:value-type="string" calcext:value-type="string">
            <text:p>non</text:p>
          </table:table-cell>
          <table:table-cell table:style-name="ce58" office:value-type="string" calcext:value-type="string">
            <text:p>Pas inquiète car a le masque, sortait peu mais ressort à nouveau pour aller à la messe ou se promener</text:p>
          </table:table-cell>
          <table:table-cell table:style-name="ce58" table:content-validation-name="val24" office:value-type="string" calcext:value-type="string">
            <text:p>non</text:p>
          </table:table-cell>
          <table:table-cell table:style-name="ce58" office:value-type="string" calcext:value-type="string">
            <text:p>Fait le repas avec sa fille</text:p>
          </table:table-cell>
          <table:table-cell table:style-name="ce58" table:content-validation-name="val24" office:value-type="string" calcext:value-type="string">
            <text:p>non</text:p>
          </table:table-cell>
          <table:table-cell table:style-name="ce58" office:value-type="string" calcext:value-type="string">
            <text:p>(Anosognosie)</text:p>
          </table:table-cell>
          <table:table-cell table:style-name="ce58" office:value-type="string" calcext:value-type="string">
            <text:p>Je suis très contente</text:p>
          </table:table-cell>
          <table:table-cell table:number-columns-repeated="921"/>
        </table:table-row>
        <table:table-row table:style-name="ro4">
          <table:table-cell table:style-name="ce4" office:value-type="string" calcext:value-type="string">
            <text:p>B2</text:p>
          </table:table-cell>
          <table:table-cell table:style-name="ce9" table:content-validation-name="val1" office:value-type="string" calcext:value-type="string">
            <text:p>Femme</text:p>
          </table:table-cell>
          <table:table-cell table:style-name="ce13" office:value-type="date" office:date-value="1951-06-29" calcext:value-type="date">
            <text:p>29/06/51</text:p>
          </table:table-cell>
          <table:table-cell table:style-name="ce17" table:formula="of:=INT(([.$A$1]-[.C5])/365.25)" office:value-type="float" office:value="68" calcext:value-type="float">
            <text:p>68</text:p>
          </table:table-cell>
          <table:table-cell table:style-name="ce19" table:content-validation-name="val2" office:value-type="string" calcext:value-type="string">
            <text:p>Marié</text:p>
          </table:table-cell>
          <table:table-cell table:style-name="ce19" table:content-validation-name="val3" office:value-type="string" calcext:value-type="string">
            <text:p>Oui</text:p>
          </table:table-cell>
          <table:table-cell table:style-name="ce19" office:value-type="string" calcext:value-type="string">
            <text:p>Démence lobaire fronto-temporale</text:p>
          </table:table-cell>
          <table:table-cell table:style-name="ce17" office:value-type="string" calcext:value-type="string">
            <text:p>?</text:p>
          </table:table-cell>
          <table:table-cell table:style-name="ce19" office:value-type="string" calcext:value-type="string">
            <text:p>Hypertension artérielle</text:p>
          </table:table-cell>
          <table:table-cell table:style-name="ce19" office:value-type="string" calcext:value-type="string">
            <text:p>Prothèse totale de genou gauche sur arthrose</text:p>
          </table:table-cell>
          <table:table-cell table:style-name="ce19" office:value-type="string" calcext:value-type="string">
            <text:p>Asthme</text:p>
          </table:table-cell>
          <table:table-cell table:style-name="ce19" table:number-columns-repeated="2"/>
          <table:table-cell table:style-name="ce9" table:content-validation-name="val1" office:value-type="string" calcext:value-type="string">
            <text:p>Homme</text:p>
          </table:table-cell>
          <table:table-cell table:style-name="ce19" table:content-validation-name="val4" office:value-type="string" calcext:value-type="string">
            <text:p>Conjoint</text:p>
          </table:table-cell>
          <table:table-cell table:style-name="ce13" office:value-type="date" office:date-value="2018-03-21" calcext:value-type="date">
            <text:p>21/03/18</text:p>
          </table:table-cell>
          <table:table-cell table:style-name="ce17" table:formula="of:=DATEDIF([.P5]; [.$A$1]; &quot;m&quot;)" office:value-type="float" office:value="23" calcext:value-type="float">
            <text:p>23</text:p>
          </table:table-cell>
          <table:table-cell table:style-name="ce17" table:formula="of:=DATEDIF([.P5]; [.$A$1]; &quot;y&quot;)" office:value-type="float" office:value="1" calcext:value-type="float">
            <text:p>1</text:p>
          </table:table-cell>
          <table:table-cell table:style-name="ce17" office:value-type="float" office:value="1" calcext:value-type="float">
            <text:p>1</text:p>
          </table:table-cell>
          <table:table-cell table:style-name="ce30" office:value-type="date" office:date-value="2020-01-02" calcext:value-type="date">
            <text:p>02/01/2020</text:p>
          </table:table-cell>
          <table:table-cell table:style-name="ce33" office:value-type="float" office:value="3" calcext:value-type="float">
            <text:p>3</text:p>
          </table:table-cell>
          <table:table-cell table:style-name="ce30" office:value-type="date" office:date-value="2020-07-02" calcext:value-type="date">
            <text:p>02/07/2020</text:p>
          </table:table-cell>
          <table:table-cell table:style-name="ce33" office:value-type="float" office:value="3" calcext:value-type="float">
            <text:p>3</text:p>
          </table:table-cell>
          <table:table-cell table:style-name="ce33" table:formula="of:=[.U5]-[.W5]" office:value-type="float" office:value="0" calcext:value-type="float">
            <text:p>0</text:p>
          </table:table-cell>
          <table:table-cell table:style-name="ce30" office:value-type="date" office:date-value="2020-02-27" calcext:value-type="date">
            <text:p>27/02/2020</text:p>
          </table:table-cell>
          <table:table-cell table:style-name="ce33" office:value-type="float" office:value="27" calcext:value-type="float">
            <text:p>27</text:p>
          </table:table-cell>
          <table:table-cell table:style-name="ce33" office:value-type="float" office:value="29" calcext:value-type="float">
            <text:p>29</text:p>
          </table:table-cell>
          <table:table-cell table:style-name="ce33" table:formula="of:=[.AA5]-[.Z5]" office:value-type="float" office:value="2" calcext:value-type="float">
            <text:p>2</text:p>
          </table:table-cell>
          <table:table-cell table:style-name="ce33" office:value-type="float" office:value="1" calcext:value-type="float">
            <text:p>1</text:p>
          </table:table-cell>
          <table:table-cell table:style-name="ce33" office:value-type="string" calcext:value-type="string">
            <text:p>=</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Maison</text:p>
          </table:table-cell>
          <table:table-cell table:style-name="ce45" table:content-validation-name="val3" office:value-type="string" calcext:value-type="string">
            <text:p>Oui</text:p>
          </table:table-cell>
          <table:table-cell table:style-name="ce45" table:content-validation-name="val7" office:value-type="string" calcext:value-type="string">
            <text:p>4p et plus</text:p>
          </table:table-cell>
          <table:table-cell table:number-columns-repeated="2" table:style-name="ce45" table:content-validation-name="val8" office:value-type="float" office:value="1" calcext:value-type="float">
            <text:p>1</text:p>
          </table:table-cell>
          <table:table-cell table:style-name="ce45" office:value-type="string" calcext:value-type="string">
            <text:p>Epoux</text:p>
          </table:table-cell>
          <table:table-cell table:style-name="ce45" table:content-validation-name="val9" office:value-type="string" calcext:value-type="string">
            <text:p>Télétravail</text:p>
          </table:table-cell>
          <table:table-cell table:style-name="ce49" table:content-validation-name="val10"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Oui</text:p>
          </table:table-cell>
          <table:table-cell table:style-name="ce49" office:value-type="string" calcext:value-type="string">
            <text:p>TT cholestérol + kiné</text:p>
          </table:table-cell>
          <table:table-cell table:style-name="ce49" table:content-validation-name="val3" office:value-type="string" calcext:value-type="string">
            <text:p>Oui</text:p>
          </table:table-cell>
          <table:table-cell table:style-name="ce51" table:content-validation-name="val11" office:value-type="string" calcext:value-type="string">
            <text:p>Imagerie</text:p>
          </table:table-cell>
          <table:table-cell table:style-name="ce51" table:content-validation-name="val11"/>
          <table:table-cell table:style-name="ce52"/>
          <table:table-cell table:style-name="ce51" table:content-validation-name="val12" office:value-type="string" calcext:value-type="string">
            <text:p>Annulat° pro</text:p>
          </table:table-cell>
          <table:table-cell table:style-name="ce51" table:content-validation-name="val13" office:value-type="string" calcext:value-type="string">
            <text:p>comme d'hab</text:p>
          </table:table-cell>
          <table:table-cell table:style-name="ce51" table:content-validation-name="val14" office:value-type="string" calcext:value-type="string">
            <text:p>Heureux</text:p>
          </table:table-cell>
          <table:table-cell table:style-name="ce45" table:content-validation-name="val15" office:value-type="string" calcext:value-type="string">
            <text:p>1/trimestre</text:p>
          </table:table-cell>
          <table:table-cell table:style-name="ce45" table:content-validation-name="val3" office:value-type="string" calcext:value-type="string">
            <text:p>Oui</text:p>
          </table:table-cell>
          <table:table-cell table:style-name="ce45" table:content-validation-name="val16" office:value-type="string" calcext:value-type="string">
            <text:p>Cabinet</text:p>
          </table:table-cell>
          <table:table-cell table:style-name="ce45" table:content-validation-name="val3"/>
          <table:table-cell table:style-name="ce45" table:content-validation-name="val17" office:value-type="string" calcext:value-type="string">
            <text:p>SSIAD</text:p>
          </table:table-cell>
          <table:table-cell table:style-name="ce45" table:content-validation-name="val18" office:value-type="string" calcext:value-type="string">
            <text:p>Aide ménagère</text:p>
          </table:table-cell>
          <table:table-cell table:style-name="ce45" table:content-validation-name="val18" office:value-type="string" calcext:value-type="string">
            <text:p>ESA</text:p>
          </table:table-cell>
          <table:table-cell table:style-name="ce45" table:content-validation-name="val18"/>
          <table:table-cell table:style-name="ce45"/>
          <table:table-cell table:style-name="ce45" table:content-validation-name="val19" office:value-type="string" calcext:value-type="string">
            <text:p>Oui</text:p>
          </table:table-cell>
          <table:table-cell table:style-name="ce45" table:content-validation-name="val18" office:value-type="string" calcext:value-type="string">
            <text:p>SSIAD</text:p>
          </table:table-cell>
          <table:table-cell table:style-name="ce45" table:content-validation-name="val18" office:value-type="string" calcext:value-type="string">
            <text:p>Aide ménagère</text:p>
          </table:table-cell>
          <table:table-cell table:style-name="ce45" table:content-validation-name="val18" office:value-type="string" calcext:value-type="string">
            <text:p>ESA</text:p>
          </table:table-cell>
          <table:table-cell table:style-name="ce45" table:content-validation-name="val18"/>
          <table:table-cell table:style-name="ce45"/>
          <table:table-cell table:style-name="ce49" table:content-validation-name="val20" office:value-type="string" calcext:value-type="string">
            <text:p>plus de dispo aidant</text:p>
          </table:table-cell>
          <table:table-cell table:style-name="ce49" table:content-validation-name="val20" table:number-columns-repeated="2"/>
          <table:table-cell table:style-name="ce49"/>
          <table:table-cell table:style-name="ce49" table:content-validation-name="val21" office:value-type="string" calcext:value-type="string">
            <text:p>Stimulat°</text:p>
          </table:table-cell>
          <table:table-cell table:style-name="ce49" table:content-validation-name="val21" office:value-type="string" calcext:value-type="string">
            <text:p>soins d'hygiène</text:p>
          </table:table-cell>
          <table:table-cell table:style-name="ce49" table:content-validation-name="val21" table:number-columns-repeated="3"/>
          <table:table-cell table:style-name="ce49"/>
          <table:table-cell table:style-name="ce49" table:content-validation-name="val22" office:value-type="string" calcext:value-type="string">
            <text:p>Stimulat° co</text:p>
          </table:table-cell>
          <table:table-cell table:style-name="ce49" table:content-validation-name="val22" office:value-type="string" calcext:value-type="string">
            <text:p>stimulat° motrice</text:p>
          </table:table-cell>
          <table:table-cell table:style-name="ce49" table:content-validation-name="val22" table:number-columns-repeated="2"/>
          <table:table-cell table:style-name="ce49"/>
          <table:table-cell table:style-name="ce49" table:content-validation-name="val23" office:value-type="string" calcext:value-type="string">
            <text:p>Psy</text:p>
          </table:table-cell>
          <table:table-cell table:style-name="ce49" table:content-validation-name="val23" office:value-type="string" calcext:value-type="string">
            <text:p>Echanges entre aidants</text:p>
          </table:table-cell>
          <table:table-cell table:style-name="ce49" table:content-validation-name="val23" table:number-columns-repeated="2"/>
          <table:table-cell table:style-name="ce49"/>
          <table:table-cell table:style-name="ce53" office:value-type="string" calcext:value-type="string">
            <text:p>Aidant a apprécier temps pour rangement ds maison, occuper jardin et lire. Manque de courage pour s'occuper des formalités admn pour son épouse. Interrogation actuelle : est-il prudent de laisser son épouse seule si doit s'absenter plus d'une journée</text:p>
          </table:table-cell>
          <table:table-cell table:style-name="ce58" table:content-validation-name="val24" office:value-type="string" calcext:value-type="string">
            <text:p>Oui</text:p>
          </table:table-cell>
          <table:table-cell table:style-name="ce23" office:value-type="string" calcext:value-type="string">
            <text:p>Maladie qu'on attrape</text:p>
          </table:table-cell>
          <table:table-cell table:style-name="ce58" table:content-validation-name="val13" office:value-type="string" calcext:value-type="string">
            <text:p>comme d'hab</text:p>
          </table:table-cell>
          <table:table-cell table:style-name="ce58"/>
          <table:table-cell table:style-name="ce58" table:content-validation-name="val14" office:value-type="string" calcext:value-type="string">
            <text:p>Triste</text:p>
          </table:table-cell>
          <table:table-cell table:style-name="ce58" office:value-type="string" calcext:value-type="string">
            <text:p>Activités supprimées, peu pas bcp de réunir avec amis</text:p>
          </table:table-cell>
          <table:table-cell table:style-name="ce58" table:content-validation-name="val24" office:value-type="string" calcext:value-type="string">
            <text:p>Oui</text:p>
          </table:table-cell>
          <table:table-cell table:style-name="ce58" office:value-type="string" calcext:value-type="string">
            <text:p>Espère ne pas l'attraper</text:p>
          </table:table-cell>
          <table:table-cell table:style-name="ce58" table:content-validation-name="val24" office:value-type="string" calcext:value-type="string">
            <text:p>Oui</text:p>
          </table:table-cell>
          <table:table-cell table:style-name="ce58" office:value-type="string" calcext:value-type="string">
            <text:p>Gênée dans ses déplacements, plus de difficultés pour marcher et s'activer à la maison</text:p>
          </table:table-cell>
          <table:table-cell table:style-name="ce58" table:content-validation-name="val24" office:value-type="string" calcext:value-type="string">
            <text:p>non</text:p>
          </table:table-cell>
          <table:table-cell table:style-name="ce58"/>
          <table:table-cell table:style-name="ce58" office:value-type="string" calcext:value-type="string">
            <text:p>Espère faire des activités sympathiques, agréables, souhaite revoir des gens</text:p>
          </table:table-cell>
          <table:table-cell table:number-columns-repeated="921"/>
        </table:table-row>
        <table:table-row table:style-name="ro5">
          <table:table-cell table:style-name="ce4" office:value-type="string" calcext:value-type="string">
            <text:p>B3</text:p>
          </table:table-cell>
          <table:table-cell table:style-name="ce9" table:content-validation-name="val1" office:value-type="string" calcext:value-type="string">
            <text:p>Homme</text:p>
          </table:table-cell>
          <table:table-cell table:style-name="ce14" office:value-type="date" office:date-value="1936-01-06" calcext:value-type="date">
            <text:p>06/01/36</text:p>
          </table:table-cell>
          <table:table-cell table:style-name="ce17" table:formula="of:=INT(([.$A$1]-[.C6])/365.25)" office:value-type="float" office:value="84" calcext:value-type="float">
            <text:p>84</text:p>
          </table:table-cell>
          <table:table-cell table:style-name="ce20" table:content-validation-name="val2" office:value-type="string" calcext:value-type="string">
            <text:p>Veuf</text:p>
          </table:table-cell>
          <table:table-cell table:style-name="ce19" table:content-validation-name="val3" office:value-type="string" calcext:value-type="string">
            <text:p>Non</text:p>
          </table:table-cell>
          <table:table-cell table:style-name="ce20" office:value-type="string" calcext:value-type="string">
            <text:p>Démence vasculaire</text:p>
          </table:table-cell>
          <table:table-cell table:style-name="ce17" office:value-type="string" calcext:value-type="string">
            <text:p>?</text:p>
          </table:table-cell>
          <table:table-cell table:style-name="ce19" office:value-type="string" calcext:value-type="string">
            <text:p>Hypertension artérielle</text:p>
          </table:table-cell>
          <table:table-cell table:style-name="ce19" office:value-type="string" calcext:value-type="string">
            <text:p>Adénome prostate</text:p>
          </table:table-cell>
          <table:table-cell table:style-name="ce19" office:value-type="string" calcext:value-type="string">
            <text:p>Arthrose genou</text:p>
          </table:table-cell>
          <table:table-cell table:style-name="ce19" table:number-columns-repeated="2"/>
          <table:table-cell table:style-name="ce9" table:content-validation-name="val1" office:value-type="string" calcext:value-type="string">
            <text:p>Femme</text:p>
          </table:table-cell>
          <table:table-cell table:style-name="ce20" table:content-validation-name="val4" office:value-type="string" calcext:value-type="string">
            <text:p>Enfant</text:p>
          </table:table-cell>
          <table:table-cell table:style-name="ce13" office:value-type="date" office:date-value="2019-03-20" calcext:value-type="date">
            <text:p>20/03/19</text:p>
          </table:table-cell>
          <table:table-cell table:style-name="ce17" table:formula="of:=DATEDIF([.P6]; [.$A$1]; &quot;m&quot;)" office:value-type="float" office:value="11" calcext:value-type="float">
            <text:p>11</text:p>
          </table:table-cell>
          <table:table-cell table:style-name="ce17" table:formula="of:=DATEDIF([.P6]; [.$A$1]; &quot;y&quot;)" office:value-type="float" office:value="0" calcext:value-type="float">
            <text:p>0</text:p>
          </table:table-cell>
          <table:table-cell table:style-name="ce17" office:value-type="float" office:value="3" calcext:value-type="float">
            <text:p>3</text:p>
          </table:table-cell>
          <table:table-cell table:style-name="ce30" office:value-type="date" office:date-value="2020-01-02" calcext:value-type="date">
            <text:p>02/01/2020</text:p>
          </table:table-cell>
          <table:table-cell table:style-name="ce33" office:value-type="float" office:value="4" calcext:value-type="float">
            <text:p>4</text:p>
          </table:table-cell>
          <table:table-cell table:style-name="ce30" office:value-type="date" office:date-value="2020-06-23" calcext:value-type="date">
            <text:p>23/06/2020</text:p>
          </table:table-cell>
          <table:table-cell table:style-name="ce33" office:value-type="float" office:value="4" calcext:value-type="float">
            <text:p>4</text:p>
          </table:table-cell>
          <table:table-cell table:style-name="ce33" table:formula="of:=[.U6]-[.W6]" office:value-type="float" office:value="0" calcext:value-type="float">
            <text:p>0</text:p>
          </table:table-cell>
          <table:table-cell table:style-name="ce30" office:value-type="date" office:date-value="2020-03-02" calcext:value-type="date">
            <text:p>02/03/2020</text:p>
          </table:table-cell>
          <table:table-cell table:style-name="ce33" office:value-type="float" office:value="18" calcext:value-type="float">
            <text:p>18</text:p>
          </table:table-cell>
          <table:table-cell table:style-name="ce33" office:value-type="float" office:value="10" calcext:value-type="float">
            <text:p>10</text:p>
          </table:table-cell>
          <table:table-cell table:style-name="ce33" table:formula="of:=[.AA6]-[.Z6]" office:value-type="float" office:value="-8" calcext:value-type="float">
            <text:p>-8</text:p>
          </table:table-cell>
          <table:table-cell table:style-name="ce33" office:value-type="float" office:value="3" calcext:value-type="float">
            <text:p>3</text:p>
          </table:table-cell>
          <table:table-cell table:style-name="ce33" office:value-type="string" calcext:value-type="string">
            <text:p>=</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Appartement</text:p>
          </table:table-cell>
          <table:table-cell table:style-name="ce45" table:content-validation-name="val3" office:value-type="string" calcext:value-type="string">
            <text:p>Non</text:p>
          </table:table-cell>
          <table:table-cell table:style-name="ce45" table:content-validation-name="val7" office:value-type="string" calcext:value-type="string">
            <text:p>3p</text:p>
          </table:table-cell>
          <table:table-cell table:style-name="ce45" table:content-validation-name="val8" office:value-type="string" calcext:value-type="string">
            <text:p>Seul</text:p>
          </table:table-cell>
          <table:table-cell table:style-name="ce45" table:content-validation-name="val8" office:value-type="float" office:value="1" calcext:value-type="float">
            <text:p>1</text:p>
          </table:table-cell>
          <table:table-cell table:style-name="ce45" office:value-type="string" calcext:value-type="string">
            <text:p>Fille</text:p>
          </table:table-cell>
          <table:table-cell table:style-name="ce45" table:content-validation-name="val9" office:value-type="string" calcext:value-type="string">
            <text:p>Non</text:p>
          </table:table-cell>
          <table:table-cell table:style-name="ce49" table:content-validation-name="val10" office:value-type="string" calcext:value-type="string">
            <text:p>Suspicion Covid ou Covid</text:p>
          </table:table-cell>
          <table:table-cell table:style-name="ce49" office:value-type="string" calcext:value-type="string">
            <text:p>PCR -, sd inflammatoire sur bilan sang</text:p>
          </table:table-cell>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Oui</text:p>
          </table:table-cell>
          <table:table-cell table:style-name="ce51" table:content-validation-name="val11" office:value-type="string" calcext:value-type="string">
            <text:p>RDV med</text:p>
          </table:table-cell>
          <table:table-cell table:style-name="ce51" table:content-validation-name="val11" office:value-type="string" calcext:value-type="string">
            <text:p>Labo</text:p>
          </table:table-cell>
          <table:table-cell table:style-name="ce52"/>
          <table:table-cell table:style-name="ce51" table:content-validation-name="val12" office:value-type="string" calcext:value-type="string">
            <text:p>peur de sortir</text:p>
          </table:table-cell>
          <table:table-cell table:style-name="ce51" table:content-validation-name="val13"/>
          <table:table-cell table:style-name="ce51" table:content-validation-name="val14"/>
          <table:table-cell table:style-name="ce45" table:content-validation-name="val15" office:value-type="string" calcext:value-type="string">
            <text:p>1/mois</text:p>
          </table:table-cell>
          <table:table-cell table:style-name="ce45" table:content-validation-name="val3" office:value-type="string" calcext:value-type="string">
            <text:p>Oui</text:p>
          </table:table-cell>
          <table:table-cell table:style-name="ce45" table:content-validation-name="val16" office:value-type="string" calcext:value-type="string">
            <text:p>Cabinet</text:p>
          </table:table-cell>
          <table:table-cell table:style-name="ce45" table:content-validation-name="val3"/>
          <table:table-cell table:style-name="ce45" table:content-validation-name="val17" office:value-type="string" calcext:value-type="string">
            <text:p>IDE lib</text:p>
          </table:table-cell>
          <table:table-cell table:style-name="ce45" table:content-validation-name="val18" office:value-type="string" calcext:value-type="string">
            <text:p>Aide ménagère</text:p>
          </table:table-cell>
          <table:table-cell table:style-name="ce45" table:content-validation-name="val18" office:value-type="string" calcext:value-type="string">
            <text:p>ESA</text:p>
          </table:table-cell>
          <table:table-cell table:style-name="ce45" table:content-validation-name="val18"/>
          <table:table-cell table:style-name="ce45"/>
          <table:table-cell table:style-name="ce45" table:content-validation-name="val19" office:value-type="string" calcext:value-type="string">
            <text:p>Oui</text:p>
          </table:table-cell>
          <table:table-cell table:style-name="ce45" table:content-validation-name="val17" office:value-type="string" calcext:value-type="string">
            <text:p>IDE lib</text:p>
          </table:table-cell>
          <table:table-cell table:style-name="ce45" table:content-validation-name="val18" office:value-type="string" calcext:value-type="string">
            <text:p>Aide ménagère</text:p>
          </table:table-cell>
          <table:table-cell table:style-name="ce45" table:content-validation-name="val18" office:value-type="string" calcext:value-type="string">
            <text:p>ESA</text:p>
          </table:table-cell>
          <table:table-cell table:style-name="ce45" table:content-validation-name="val18"/>
          <table:table-cell table:style-name="ce45"/>
          <table:table-cell table:style-name="ce49" table:content-validation-name="val20" office:value-type="string" calcext:value-type="string">
            <text:p>plus de dispo aidant</text:p>
          </table:table-cell>
          <table:table-cell table:style-name="ce49" table:content-validation-name="val20" table:number-columns-repeated="2"/>
          <table:table-cell table:style-name="ce49"/>
          <table:table-cell table:style-name="ce49" table:content-validation-name="val21" office:value-type="string" calcext:value-type="string">
            <text:p>Stimulat°</text:p>
          </table:table-cell>
          <table:table-cell table:style-name="ce49" table:content-validation-name="val21" office:value-type="string" calcext:value-type="string">
            <text:p>Tbles humeur</text:p>
          </table:table-cell>
          <table:table-cell table:style-name="ce49" table:content-validation-name="val21" office:value-type="string" calcext:value-type="string">
            <text:p>Tbles comportemt</text:p>
          </table:table-cell>
          <table:table-cell table:number-columns-repeated="2" table:style-name="ce49" table:content-validation-name="val21" office:value-type="string" calcext:value-type="string">
            <text:p>soins d'hygiène</text:p>
          </table:table-cell>
          <table:table-cell table:style-name="ce49"/>
          <table:table-cell table:style-name="ce49" table:content-validation-name="val22" office:value-type="string" calcext:value-type="string">
            <text:p>Stimulat° co</text:p>
          </table:table-cell>
          <table:table-cell table:style-name="ce49" table:content-validation-name="val22" office:value-type="string" calcext:value-type="string">
            <text:p>stimulat° motrice</text:p>
          </table:table-cell>
          <table:table-cell table:style-name="ce49" table:content-validation-name="val22" table:number-columns-repeated="2"/>
          <table:table-cell table:style-name="ce49"/>
          <table:table-cell table:style-name="ce49" table:content-validation-name="val23" office:value-type="string" calcext:value-type="string">
            <text:p>Format°</text:p>
          </table:table-cell>
          <table:table-cell table:style-name="ce49" table:content-validation-name="val23" table:number-columns-repeated="3"/>
          <table:table-cell table:style-name="ce49"/>
          <table:table-cell table:style-name="ce53"/>
          <table:table-cell table:style-name="ce58" table:content-validation-name="val24" office:value-type="string" calcext:value-type="string">
            <text:p>Oui</text:p>
          </table:table-cell>
          <table:table-cell table:style-name="ce58" office:value-type="string" calcext:value-type="string">
            <text:p>Dangereux, bcp de gens sont morts, vient des japonnais et des chinois</text:p>
          </table:table-cell>
          <table:table-cell table:style-name="ce58" table:content-validation-name="val13" office:value-type="string" calcext:value-type="string">
            <text:p>comme d'hab</text:p>
          </table:table-cell>
          <table:table-cell table:style-name="ce58"/>
          <table:table-cell table:style-name="ce58" table:content-validation-name="val14" office:value-type="string" calcext:value-type="string">
            <text:p>Neutre ou Ne sais pas</text:p>
          </table:table-cell>
          <table:table-cell table:style-name="ce58" office:value-type="string" calcext:value-type="string">
            <text:p>pas de particularités</text:p>
          </table:table-cell>
          <table:table-cell table:style-name="ce58" table:content-validation-name="val24" office:value-type="string" calcext:value-type="string">
            <text:p>non</text:p>
          </table:table-cell>
          <table:table-cell table:style-name="ce58" office:value-type="string" calcext:value-type="string">
            <text:p>pas de pb, pas de chgt, enfants tout près</text:p>
          </table:table-cell>
          <table:table-cell table:style-name="ce58" table:content-validation-name="val24" office:value-type="string" calcext:value-type="string">
            <text:p>non</text:p>
          </table:table-cell>
          <table:table-cell table:style-name="ce58" office:value-type="string" calcext:value-type="string">
            <text:p>Comme avant, apprécie d'avoir l'ipas pour écouter de la musique</text:p>
          </table:table-cell>
          <table:table-cell table:style-name="ce58" table:content-validation-name="val24" office:value-type="string" calcext:value-type="string">
            <text:p>Oui</text:p>
          </table:table-cell>
          <table:table-cell table:style-name="ce58" office:value-type="string" calcext:value-type="string">
            <text:p>Légère dégradation qqs fois</text:p>
          </table:table-cell>
          <table:table-cell table:style-name="ce58" office:value-type="string" calcext:value-type="string">
            <text:p>C'est bien, j'attends</text:p>
          </table:table-cell>
          <table:table-cell table:number-columns-repeated="921"/>
        </table:table-row>
        <table:table-row table:style-name="ro4">
          <table:table-cell table:style-name="ce4" office:value-type="string" calcext:value-type="string">
            <text:p>B4</text:p>
          </table:table-cell>
          <table:table-cell table:style-name="ce9" table:content-validation-name="val1" office:value-type="string" calcext:value-type="string">
            <text:p>Homme</text:p>
          </table:table-cell>
          <table:table-cell table:style-name="ce13" office:value-type="date" office:date-value="1943-08-21" calcext:value-type="date">
            <text:p>21/08/43</text:p>
          </table:table-cell>
          <table:table-cell table:style-name="ce17" table:formula="of:=INT(([.$A$1]-[.C7])/365.25)" office:value-type="float" office:value="76" calcext:value-type="float">
            <text:p>76</text:p>
          </table:table-cell>
          <table:table-cell table:style-name="ce19" table:content-validation-name="val2" office:value-type="string" calcext:value-type="string">
            <text:p>Marié</text:p>
          </table:table-cell>
          <table:table-cell table:style-name="ce19" table:content-validation-name="val3" office:value-type="string" calcext:value-type="string">
            <text:p>Oui</text:p>
          </table:table-cell>
          <table:table-cell table:style-name="ce19" office:value-type="string" calcext:value-type="string">
            <text:p>Démence vasculaire</text:p>
          </table:table-cell>
          <table:table-cell table:style-name="ce17" office:value-type="float" office:value="1970" calcext:value-type="float">
            <text:p>1970</text:p>
          </table:table-cell>
          <table:table-cell table:style-name="ce19" office:value-type="string" calcext:value-type="string">
            <text:p>Hypertension artérielle</text:p>
          </table:table-cell>
          <table:table-cell table:style-name="ce19" office:value-type="string" calcext:value-type="string">
            <text:p>Prothèse totale de genou droit avec rupture quadriceps (reste séquelles)</text:p>
          </table:table-cell>
          <table:table-cell table:style-name="ce19" table:number-columns-repeated="3"/>
          <table:table-cell table:style-name="ce9" table:content-validation-name="val1" office:value-type="string" calcext:value-type="string">
            <text:p>Femme</text:p>
          </table:table-cell>
          <table:table-cell table:style-name="ce19" table:content-validation-name="val4" office:value-type="string" calcext:value-type="string">
            <text:p>Conjoint</text:p>
          </table:table-cell>
          <table:table-cell table:style-name="ce13" office:value-type="date" office:date-value="2019-10-08" calcext:value-type="date">
            <text:p>08/10/19</text:p>
          </table:table-cell>
          <table:table-cell table:style-name="ce17" table:formula="of:=DATEDIF([.P7]; [.$A$1]; &quot;m&quot;)" office:value-type="float" office:value="5" calcext:value-type="float">
            <text:p>5</text:p>
          </table:table-cell>
          <table:table-cell table:style-name="ce17" table:formula="of:=DATEDIF([.P7]; [.$A$1]; &quot;y&quot;)" office:value-type="float" office:value="0" calcext:value-type="float">
            <text:p>0</text:p>
          </table:table-cell>
          <table:table-cell table:style-name="ce17" office:value-type="float" office:value="2" calcext:value-type="float">
            <text:p>2</text:p>
          </table:table-cell>
          <table:table-cell table:style-name="ce30" office:value-type="date" office:date-value="2020-01-02" calcext:value-type="date">
            <text:p>02/01/2020</text:p>
          </table:table-cell>
          <table:table-cell table:style-name="ce33" office:value-type="float" office:value="3" calcext:value-type="float">
            <text:p>3</text:p>
          </table:table-cell>
          <table:table-cell table:style-name="ce30" office:value-type="date" office:date-value="2020-07-02" calcext:value-type="date">
            <text:p>02/07/2020</text:p>
          </table:table-cell>
          <table:table-cell table:style-name="ce33" office:value-type="float" office:value="3" calcext:value-type="float">
            <text:p>3</text:p>
          </table:table-cell>
          <table:table-cell table:style-name="ce33" table:formula="of:=[.U7]-[.W7]" office:value-type="float" office:value="0" calcext:value-type="float">
            <text:p>0</text:p>
          </table:table-cell>
          <table:table-cell table:style-name="ce30" office:value-type="date" office:date-value="2020-01-06" calcext:value-type="date">
            <text:p>06/01/2020</text:p>
          </table:table-cell>
          <table:table-cell table:style-name="ce33" office:value-type="float" office:value="24" calcext:value-type="float">
            <text:p>24</text:p>
          </table:table-cell>
          <table:table-cell table:style-name="ce33" office:value-type="float" office:value="14" calcext:value-type="float">
            <text:p>14</text:p>
          </table:table-cell>
          <table:table-cell table:style-name="ce33" table:formula="of:=[.AA7]-[.Z7]" office:value-type="float" office:value="-10" calcext:value-type="float">
            <text:p>-10</text:p>
          </table:table-cell>
          <table:table-cell table:style-name="ce33" office:value-type="float" office:value="2" calcext:value-type="float">
            <text:p>2</text:p>
          </table:table-cell>
          <table:table-cell table:style-name="ce33" office:value-type="string" calcext:value-type="string">
            <text:p>=</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Appartement</text:p>
          </table:table-cell>
          <table:table-cell table:style-name="ce45" table:content-validation-name="val3" office:value-type="string" calcext:value-type="string">
            <text:p>Oui</text:p>
          </table:table-cell>
          <table:table-cell table:style-name="ce45" table:content-validation-name="val7" office:value-type="string" calcext:value-type="string">
            <text:p>3p</text:p>
          </table:table-cell>
          <table:table-cell table:number-columns-repeated="2" table:style-name="ce45" table:content-validation-name="val8" office:value-type="float" office:value="1" calcext:value-type="float">
            <text:p>1</text:p>
          </table:table-cell>
          <table:table-cell table:style-name="ce45" office:value-type="string" calcext:value-type="string">
            <text:p>Epouse</text:p>
          </table:table-cell>
          <table:table-cell table:style-name="ce45" table:content-validation-name="val9"/>
          <table:table-cell table:style-name="ce49" table:content-validation-name="val10" office:value-type="string" calcext:value-type="string">
            <text:p>Chute</text:p>
          </table:table-cell>
          <table:table-cell table:style-name="ce49" office:value-type="string" calcext:value-type="string">
            <text:p>Plusieurs</text:p>
          </table:table-cell>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1" table:content-validation-name="val11" table:number-columns-repeated="2"/>
          <table:table-cell table:style-name="ce52"/>
          <table:table-cell table:style-name="ce51" table:content-validation-name="val12"/>
          <table:table-cell table:style-name="ce51" table:content-validation-name="val13" office:value-type="string" calcext:value-type="string">
            <text:p>moins</text:p>
          </table:table-cell>
          <table:table-cell table:style-name="ce51" table:content-validation-name="val14" office:value-type="string" calcext:value-type="string">
            <text:p>Neutre ou Ne sais pas</text:p>
          </table:table-cell>
          <table:table-cell table:style-name="ce45" table:content-validation-name="val15" office:value-type="string" calcext:value-type="string">
            <text:p>1/trimestre</text:p>
          </table:table-cell>
          <table:table-cell table:style-name="ce45" table:content-validation-name="val3" office:value-type="string" calcext:value-type="string">
            <text:p>Oui</text:p>
          </table:table-cell>
          <table:table-cell table:style-name="ce45" table:content-validation-name="val16" office:value-type="string" calcext:value-type="string">
            <text:p>Domicile</text:p>
          </table:table-cell>
          <table:table-cell table:style-name="ce45" table:content-validation-name="val3"/>
          <table:table-cell table:style-name="ce45" table:content-validation-name="val17" office:value-type="string" calcext:value-type="string">
            <text:p>AVS</text:p>
          </table:table-cell>
          <table:table-cell table:style-name="ce45" table:content-validation-name="val18" office:value-type="string" calcext:value-type="string">
            <text:p>Ortho en cab</text:p>
          </table:table-cell>
          <table:table-cell table:style-name="ce45" table:content-validation-name="val18" table:number-columns-repeated="2"/>
          <table:table-cell table:style-name="ce45"/>
          <table:table-cell table:style-name="ce45" table:content-validation-name="val19" office:value-type="string" calcext:value-type="string">
            <text:p>Oui</text:p>
          </table:table-cell>
          <table:table-cell table:style-name="ce45" table:content-validation-name="val17" office:value-type="string" calcext:value-type="string">
            <text:p>AVS</text:p>
          </table:table-cell>
          <table:table-cell table:style-name="ce45" table:content-validation-name="val18" office:value-type="string" calcext:value-type="string">
            <text:p>Ortho en cab</text:p>
          </table:table-cell>
          <table:table-cell table:style-name="ce45" table:content-validation-name="val18" table:number-columns-repeated="2"/>
          <table:table-cell table:style-name="ce45"/>
          <table:table-cell table:style-name="ce49" table:content-validation-name="val20" office:value-type="string" calcext:value-type="string">
            <text:p>plus de dispo aidant</text:p>
          </table:table-cell>
          <table:table-cell table:style-name="ce49" table:content-validation-name="val20" table:number-columns-repeated="2"/>
          <table:table-cell table:style-name="ce49"/>
          <table:table-cell table:style-name="ce49" table:content-validation-name="val21" office:value-type="string" calcext:value-type="string">
            <text:p>Tbles humeur</text:p>
          </table:table-cell>
          <table:table-cell table:style-name="ce49" table:content-validation-name="val21" office:value-type="string" calcext:value-type="string">
            <text:p>trouver relais</text:p>
          </table:table-cell>
          <table:table-cell table:style-name="ce49" table:content-validation-name="val21" table:number-columns-repeated="3"/>
          <table:table-cell table:style-name="ce49"/>
          <table:table-cell table:style-name="ce49" table:content-validation-name="val22" office:value-type="string" calcext:value-type="string">
            <text:p>Stimulat° co</text:p>
          </table:table-cell>
          <table:table-cell table:style-name="ce49" table:content-validation-name="val22" office:value-type="string" calcext:value-type="string">
            <text:p>stimulat° motrice</text:p>
          </table:table-cell>
          <table:table-cell table:style-name="ce49" table:content-validation-name="val22" table:number-columns-repeated="2"/>
          <table:table-cell table:style-name="ce49"/>
          <table:table-cell table:style-name="ce49" table:content-validation-name="val23" office:value-type="string" calcext:value-type="string">
            <text:p>Psy</text:p>
          </table:table-cell>
          <table:table-cell table:style-name="ce49" table:content-validation-name="val23" table:number-columns-repeated="3"/>
          <table:table-cell table:style-name="ce49"/>
          <table:table-cell table:style-name="ce53" office:value-type="string" calcext:value-type="string">
            <text:p>Mari complètement désorienté, difficile, contents que ADJ puisse reprendre et remercie pour soutien pendant cette période (tel)</text:p>
          </table:table-cell>
          <table:table-cell table:style-name="ce58" table:content-validation-name="val24" office:value-type="string" calcext:value-type="string">
            <text:p>Oui</text:p>
          </table:table-cell>
          <table:table-cell table:style-name="ce23" office:value-type="string" calcext:value-type="string">
            <text:p>Microbe avec </text:p>
          </table:table-cell>
          <table:table-cell table:style-name="ce58" table:content-validation-name="val13" office:value-type="string" calcext:value-type="string">
            <text:p>moins</text:p>
          </table:table-cell>
          <table:table-cell table:style-name="ce58"/>
          <table:table-cell table:style-name="ce58" table:content-validation-name="val14" office:value-type="string" calcext:value-type="string">
            <text:p>Triste</text:p>
          </table:table-cell>
          <table:table-cell table:style-name="ce58" office:value-type="string" calcext:value-type="string">
            <text:p>A besoin de retrouver du lien social, voit peu de monde</text:p>
          </table:table-cell>
          <table:table-cell table:style-name="ce58" table:content-validation-name="val24" office:value-type="string" calcext:value-type="string">
            <text:p>non</text:p>
          </table:table-cell>
          <table:table-cell table:style-name="ce58" office:value-type="string" calcext:value-type="string">
            <text:p>je n'y peux rien, il faut faire avec, il y a un âge où on s'en fout presque</text:p>
          </table:table-cell>
          <table:table-cell table:style-name="ce58" table:content-validation-name="val24" office:value-type="string" calcext:value-type="string">
            <text:p>non</text:p>
          </table:table-cell>
          <table:table-cell table:style-name="ce58"/>
          <table:table-cell table:style-name="ce58" table:content-validation-name="val24" office:value-type="string" calcext:value-type="string">
            <text:p>non</text:p>
          </table:table-cell>
          <table:table-cell table:style-name="ce58" office:value-type="string" calcext:value-type="string">
            <text:p>Trouve moins de pb de mémoire qu'avant </text:p>
          </table:table-cell>
          <table:table-cell table:style-name="ce58" office:value-type="string" calcext:value-type="string">
            <text:p>Serein, sait qu'il va retrouver des personnes qu'il connait</text:p>
          </table:table-cell>
          <table:table-cell table:number-columns-repeated="921"/>
        </table:table-row>
        <table:table-row table:style-name="ro6">
          <table:table-cell table:style-name="ce4" office:value-type="string" calcext:value-type="string">
            <text:p>B5</text:p>
          </table:table-cell>
          <table:table-cell table:style-name="ce9" table:content-validation-name="val1" office:value-type="string" calcext:value-type="string">
            <text:p>Femme</text:p>
          </table:table-cell>
          <table:table-cell table:style-name="ce13" office:value-type="date" office:date-value="1946-01-06" calcext:value-type="date">
            <text:p>06/01/46</text:p>
          </table:table-cell>
          <table:table-cell table:style-name="ce17" table:formula="of:=INT(([.$A$1]-[.C8])/365.25)" office:value-type="float" office:value="74" calcext:value-type="float">
            <text:p>74</text:p>
          </table:table-cell>
          <table:table-cell table:style-name="ce19" table:content-validation-name="val2" office:value-type="string" calcext:value-type="string">
            <text:p>Marié</text:p>
          </table:table-cell>
          <table:table-cell table:style-name="ce19" table:content-validation-name="val3" office:value-type="string" calcext:value-type="string">
            <text:p>Oui</text:p>
          </table:table-cell>
          <table:table-cell table:style-name="ce19" office:value-type="string" calcext:value-type="string">
            <text:p>Alzheimer</text:p>
          </table:table-cell>
          <table:table-cell table:style-name="ce17" office:value-type="string" calcext:value-type="string">
            <text:p>?</text:p>
          </table:table-cell>
          <table:table-cell table:style-name="ce19" office:value-type="string" calcext:value-type="string">
            <text:p>Hypothyroïdie</text:p>
          </table:table-cell>
          <table:table-cell table:style-name="ce19" table:number-columns-repeated="4"/>
          <table:table-cell table:style-name="ce9" table:content-validation-name="val1" office:value-type="string" calcext:value-type="string">
            <text:p>Homme</text:p>
          </table:table-cell>
          <table:table-cell table:style-name="ce19" table:content-validation-name="val4" office:value-type="string" calcext:value-type="string">
            <text:p>Conjoint</text:p>
          </table:table-cell>
          <table:table-cell table:style-name="ce13" office:value-type="date" office:date-value="2018-12-11" calcext:value-type="date">
            <text:p>11/12/18</text:p>
          </table:table-cell>
          <table:table-cell table:style-name="ce17" table:formula="of:=DATEDIF([.P8]; [.$A$1]; &quot;m&quot;)" office:value-type="float" office:value="15" calcext:value-type="float">
            <text:p>15</text:p>
          </table:table-cell>
          <table:table-cell table:style-name="ce17" table:formula="of:=DATEDIF([.P8]; [.$A$1]; &quot;y&quot;)" office:value-type="float" office:value="1" calcext:value-type="float">
            <text:p>1</text:p>
          </table:table-cell>
          <table:table-cell table:style-name="ce17" office:value-type="float" office:value="1" calcext:value-type="float">
            <text:p>1</text:p>
          </table:table-cell>
          <table:table-cell table:style-name="ce30" office:value-type="date" office:date-value="2020-01-02" calcext:value-type="date">
            <text:p>02/01/2020</text:p>
          </table:table-cell>
          <table:table-cell table:style-name="ce33" office:value-type="float" office:value="2" calcext:value-type="float">
            <text:p>2</text:p>
          </table:table-cell>
          <table:table-cell table:style-name="ce30" office:value-type="date" office:date-value="2020-06-29" calcext:value-type="date">
            <text:p>29/06/2020</text:p>
          </table:table-cell>
          <table:table-cell table:style-name="ce33" office:value-type="float" office:value="2" calcext:value-type="float">
            <text:p>2</text:p>
          </table:table-cell>
          <table:table-cell table:style-name="ce33" table:formula="of:=[.U8]-[.W8]" office:value-type="float" office:value="0" calcext:value-type="float">
            <text:p>0</text:p>
          </table:table-cell>
          <table:table-cell table:style-name="ce30" office:value-type="date" office:date-value="2020-01-08" calcext:value-type="date">
            <text:p>08/01/2020</text:p>
          </table:table-cell>
          <table:table-cell table:number-columns-repeated="2" table:style-name="ce33" office:value-type="string" calcext:value-type="string">
            <text:p>inf 1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Maison</text:p>
          </table:table-cell>
          <table:table-cell table:style-name="ce45" table:content-validation-name="val3" office:value-type="string" calcext:value-type="string">
            <text:p>Oui</text:p>
          </table:table-cell>
          <table:table-cell table:style-name="ce45" table:content-validation-name="val7" office:value-type="string" calcext:value-type="string">
            <text:p>4p et plus</text:p>
          </table:table-cell>
          <table:table-cell table:number-columns-repeated="2" table:style-name="ce45" table:content-validation-name="val8" office:value-type="float" office:value="1" calcext:value-type="float">
            <text:p>1</text:p>
          </table:table-cell>
          <table:table-cell table:style-name="ce45" office:value-type="string" calcext:value-type="string">
            <text:p>Epoux</text:p>
          </table:table-cell>
          <table:table-cell table:style-name="ce45" table:content-validation-name="val9"/>
          <table:table-cell table:style-name="ce49" table:content-validation-name="val10"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1" table:content-validation-name="val11" table:number-columns-repeated="2"/>
          <table:table-cell table:style-name="ce52"/>
          <table:table-cell table:style-name="ce51" table:content-validation-name="val12"/>
          <table:table-cell table:number-columns-repeated="2" table:style-name="ce51" office:value-type="string" calcext:value-type="string">
            <text:p>NA</text:p>
          </table:table-cell>
          <table:table-cell table:style-name="ce45" table:content-validation-name="val15" office:value-type="string" calcext:value-type="string">
            <text:p>non régulier</text:p>
          </table:table-cell>
          <table:table-cell table:style-name="ce45" table:content-validation-name="val3" office:value-type="string" calcext:value-type="string">
            <text:p>Non</text:p>
          </table:table-cell>
          <table:table-cell table:style-name="ce45" table:content-validation-name="val16"/>
          <table:table-cell table:style-name="ce45" table:content-validation-name="val3"/>
          <table:table-cell table:style-name="ce45" table:content-validation-name="val17" office:value-type="string" calcext:value-type="string">
            <text:p>Aide ménagère</text:p>
          </table:table-cell>
          <table:table-cell table:style-name="ce45" table:content-validation-name="val18" table:number-columns-repeated="3"/>
          <table:table-cell table:style-name="ce45"/>
          <table:table-cell table:style-name="ce45" table:content-validation-name="val19" office:value-type="string" calcext:value-type="string">
            <text:p>Oui</text:p>
          </table:table-cell>
          <table:table-cell table:style-name="ce45" table:content-validation-name="val18" office:value-type="string" calcext:value-type="string">
            <text:p>Aide ménagère</text:p>
          </table:table-cell>
          <table:table-cell table:style-name="ce45" table:content-validation-name="val18" table:number-columns-repeated="3"/>
          <table:table-cell table:style-name="ce45"/>
          <table:table-cell table:style-name="ce49" table:content-validation-name="val20" table:number-columns-repeated="3"/>
          <table:table-cell table:style-name="ce49"/>
          <table:table-cell table:style-name="ce49" table:content-validation-name="val21" table:number-columns-repeated="5"/>
          <table:table-cell table:style-name="ce49"/>
          <table:table-cell table:style-name="ce49" table:content-validation-name="val22" table:number-columns-repeated="4"/>
          <table:table-cell table:style-name="ce49"/>
          <table:table-cell table:style-name="ce49" table:content-validation-name="val23" office:value-type="string" calcext:value-type="string">
            <text:p>Augmentat° ADJ</text:p>
          </table:table-cell>
          <table:table-cell table:style-name="ce49" table:content-validation-name="val23" office:value-type="string" calcext:value-type="string">
            <text:p>HT</text:p>
          </table:table-cell>
          <table:table-cell table:style-name="ce49" table:content-validation-name="val23" office:value-type="string" calcext:value-type="string">
            <text:p>Echanges entre aidants</text:p>
          </table:table-cell>
          <table:table-cell table:style-name="ce49" table:content-validation-name="val23"/>
          <table:table-cell table:style-name="ce49"/>
          <table:table-cell table:style-name="ce53" office:value-type="string" calcext:value-type="string">
            <text:p>Rien de spécial, certaines activités annexes ont été faites au ralenti</text:p>
          </table:table-cell>
          <table:table-cell table:style-name="ce59" table:content-validation-name="val24"/>
          <table:table-cell table:style-name="ce59" table:number-columns-repeated="12"/>
          <table:table-cell table:number-columns-repeated="921"/>
        </table:table-row>
        <table:table-row table:style-name="ro7">
          <table:table-cell table:style-name="ce4" office:value-type="string" calcext:value-type="string">
            <text:p>B6</text:p>
          </table:table-cell>
          <table:table-cell table:style-name="ce9" table:content-validation-name="val1" office:value-type="string" calcext:value-type="string">
            <text:p>Homme</text:p>
          </table:table-cell>
          <table:table-cell table:style-name="ce13" office:value-type="date" office:date-value="1944-10-04" calcext:value-type="date">
            <text:p>04/10/44</text:p>
          </table:table-cell>
          <table:table-cell table:style-name="ce17" table:formula="of:=INT(([.$A$1]-[.C9])/365.25)" office:value-type="float" office:value="75" calcext:value-type="float">
            <text:p>75</text:p>
          </table:table-cell>
          <table:table-cell table:style-name="ce19" table:content-validation-name="val2" office:value-type="string" calcext:value-type="string">
            <text:p>Marié</text:p>
          </table:table-cell>
          <table:table-cell table:style-name="ce19" table:content-validation-name="val3" office:value-type="string" calcext:value-type="string">
            <text:p>Oui</text:p>
          </table:table-cell>
          <table:table-cell table:style-name="ce20" office:value-type="string" calcext:value-type="string">
            <text:p>Troubles cognitifs non étiquetés</text:p>
          </table:table-cell>
          <table:table-cell table:style-name="ce17" office:value-type="string" calcext:value-type="string">
            <text:p>?</text:p>
          </table:table-cell>
          <table:table-cell table:style-name="ce19" office:value-type="string" calcext:value-type="string">
            <text:p>Maladie de Bouveret</text:p>
          </table:table-cell>
          <table:table-cell table:style-name="ce19" office:value-type="string" calcext:value-type="string">
            <text:p>Hypercholestérolémie</text:p>
          </table:table-cell>
          <table:table-cell table:style-name="ce19" table:number-columns-repeated="3"/>
          <table:table-cell table:style-name="ce9" table:content-validation-name="val1" office:value-type="string" calcext:value-type="string">
            <text:p>Femme</text:p>
          </table:table-cell>
          <table:table-cell table:style-name="ce19" table:content-validation-name="val4" office:value-type="string" calcext:value-type="string">
            <text:p>Conjoint</text:p>
          </table:table-cell>
          <table:table-cell table:style-name="ce13" office:value-type="date" office:date-value="2019-06-18" calcext:value-type="date">
            <text:p>18/06/19</text:p>
          </table:table-cell>
          <table:table-cell table:style-name="ce17" table:formula="of:=DATEDIF([.P9]; [.$A$1]; &quot;m&quot;)" office:value-type="float" office:value="9" calcext:value-type="float">
            <text:p>9</text:p>
          </table:table-cell>
          <table:table-cell table:style-name="ce17" table:formula="of:=DATEDIF([.P9]; [.$A$1]; &quot;y&quot;)" office:value-type="float" office:value="0" calcext:value-type="float">
            <text:p>0</text:p>
          </table:table-cell>
          <table:table-cell table:style-name="ce17" office:value-type="float" office:value="1" calcext:value-type="float">
            <text:p>1</text:p>
          </table:table-cell>
          <table:table-cell table:style-name="ce30" office:value-type="date" office:date-value="2020-01-02" calcext:value-type="date">
            <text:p>02/01/2020</text:p>
          </table:table-cell>
          <table:table-cell table:style-name="ce33" office:value-type="float" office:value="5" calcext:value-type="float">
            <text:p>5</text:p>
          </table:table-cell>
          <table:table-cell table:style-name="ce30" office:value-type="date" office:date-value="2020-06-26" calcext:value-type="date">
            <text:p>26/06/2020</text:p>
          </table:table-cell>
          <table:table-cell table:style-name="ce33" office:value-type="float" office:value="5" calcext:value-type="float">
            <text:p>5</text:p>
          </table:table-cell>
          <table:table-cell table:style-name="ce33" table:formula="of:=[.U9]-[.W9]" office:value-type="float" office:value="0" calcext:value-type="float">
            <text:p>0</text:p>
          </table:table-cell>
          <table:table-cell table:style-name="ce30" office:value-type="date" office:date-value="2020-02-20" calcext:value-type="date">
            <text:p>20/02/2020</text:p>
          </table:table-cell>
          <table:table-cell table:style-name="ce33" office:value-type="float" office:value="22" calcext:value-type="float">
            <text:p>22</text:p>
          </table:table-cell>
          <table:table-cell table:style-name="ce33" office:value-type="float" office:value="20" calcext:value-type="float">
            <text:p>20</text:p>
          </table:table-cell>
          <table:table-cell table:style-name="ce33" table:formula="of:=[.AA9]-[.Z9]" office:value-type="float" office:value="-2" calcext:value-type="float">
            <text:p>-2</text:p>
          </table:table-cell>
          <table:table-cell table:style-name="ce33" office:value-type="float" office:value="1" calcext:value-type="float">
            <text:p>1</text:p>
          </table:table-cell>
          <table:table-cell table:style-name="ce33" office:value-type="string" calcext:value-type="string">
            <text:p>=</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Maison</text:p>
          </table:table-cell>
          <table:table-cell table:style-name="ce45" table:content-validation-name="val3" office:value-type="string" calcext:value-type="string">
            <text:p>Oui</text:p>
          </table:table-cell>
          <table:table-cell table:style-name="ce45" table:content-validation-name="val7" office:value-type="string" calcext:value-type="string">
            <text:p>4p et plus</text:p>
          </table:table-cell>
          <table:table-cell table:number-columns-repeated="2" table:style-name="ce45" table:content-validation-name="val8" office:value-type="float" office:value="1" calcext:value-type="float">
            <text:p>1</text:p>
          </table:table-cell>
          <table:table-cell table:style-name="ce45" office:value-type="string" calcext:value-type="string">
            <text:p>Epouse</text:p>
          </table:table-cell>
          <table:table-cell table:style-name="ce45" table:content-validation-name="val9"/>
          <table:table-cell table:style-name="ce49" table:content-validation-name="val10"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Oui</text:p>
          </table:table-cell>
          <table:table-cell table:style-name="ce51" table:content-validation-name="val11" office:value-type="string" calcext:value-type="string">
            <text:p>RDV med</text:p>
          </table:table-cell>
          <table:table-cell table:style-name="ce51" table:content-validation-name="val11"/>
          <table:table-cell table:style-name="ce52"/>
          <table:table-cell table:style-name="ce51" table:content-validation-name="val12" office:value-type="string" calcext:value-type="string">
            <text:p>Annulat° pro</text:p>
          </table:table-cell>
          <table:table-cell table:style-name="ce51" table:content-validation-name="val13" office:value-type="string" calcext:value-type="string">
            <text:p>comme d'hab</text:p>
          </table:table-cell>
          <table:table-cell table:style-name="ce51" table:content-validation-name="val14"/>
          <table:table-cell table:style-name="ce45" table:content-validation-name="val15" office:value-type="string" calcext:value-type="string">
            <text:p>1/trimestre</text:p>
          </table:table-cell>
          <table:table-cell table:style-name="ce45" table:content-validation-name="val3" office:value-type="string" calcext:value-type="string">
            <text:p>Oui</text:p>
          </table:table-cell>
          <table:table-cell table:style-name="ce45" table:content-validation-name="val16" office:value-type="string" calcext:value-type="string">
            <text:p>Cabinet</text:p>
          </table:table-cell>
          <table:table-cell table:style-name="ce45" table:content-validation-name="val3"/>
          <table:table-cell table:style-name="ce45" table:content-validation-name="val17" office:value-type="string" calcext:value-type="string">
            <text:p>Ortho en cab</text:p>
          </table:table-cell>
          <table:table-cell table:style-name="ce45" table:content-validation-name="val18" office:value-type="string" calcext:value-type="string">
            <text:p>ESA</text:p>
          </table:table-cell>
          <table:table-cell table:style-name="ce45" table:content-validation-name="val18" table:number-columns-repeated="2"/>
          <table:table-cell table:style-name="ce45"/>
          <table:table-cell table:style-name="ce45" table:content-validation-name="val19" office:value-type="string" calcext:value-type="string">
            <text:p>Oui</text:p>
          </table:table-cell>
          <table:table-cell table:style-name="ce45" table:content-validation-name="val17" office:value-type="string" calcext:value-type="string">
            <text:p>Ortho en cab</text:p>
          </table:table-cell>
          <table:table-cell table:style-name="ce45" table:content-validation-name="val18" office:value-type="string" calcext:value-type="string">
            <text:p>ESA</text:p>
          </table:table-cell>
          <table:table-cell table:style-name="ce45" table:content-validation-name="val18" table:number-columns-repeated="2"/>
          <table:table-cell table:style-name="ce45"/>
          <table:table-cell table:style-name="ce49" table:content-validation-name="val20" table:number-columns-repeated="3"/>
          <table:table-cell table:style-name="ce49"/>
          <table:table-cell table:style-name="ce49" table:content-validation-name="val21" table:number-columns-repeated="5"/>
          <table:table-cell table:style-name="ce49"/>
          <table:table-cell table:style-name="ce49" table:content-validation-name="val22" office:value-type="string" calcext:value-type="string">
            <text:p>Stimulat° co</text:p>
          </table:table-cell>
          <table:table-cell table:style-name="ce49" table:content-validation-name="val22" table:number-columns-repeated="3"/>
          <table:table-cell table:style-name="ce49"/>
          <table:table-cell table:style-name="ce49" table:content-validation-name="val23" office:value-type="string" calcext:value-type="string">
            <text:p>Echanges entre aidants</text:p>
          </table:table-cell>
          <table:table-cell table:style-name="ce49" table:content-validation-name="val23" office:value-type="string" calcext:value-type="string">
            <text:p>Format°</text:p>
          </table:table-cell>
          <table:table-cell table:style-name="ce49" table:content-validation-name="val23" table:number-columns-repeated="2"/>
          <table:table-cell table:style-name="ce49"/>
          <table:table-cell table:style-name="ce53" office:value-type="string" calcext:value-type="string">
            <text:p>Long meme si nous avons de la chance d'avoir une maison avec jardin et pas de soucis particuliers (chomage, enfants à faire travailler pour l'école, fins de mois difficiles), Privation de liberté, infos anxiogènes et culpabilisation faite à longueur de communiqué. Mauvaise gestion de la crise! Depuis nous avons revu enfts et petits-enfts, amis, maison en Bretagne, restaurant : proch étape le cinéma.</text:p>
          </table:table-cell>
          <table:table-cell table:style-name="ce58" table:content-validation-name="val24" office:value-type="string" calcext:value-type="string">
            <text:p>Oui</text:p>
          </table:table-cell>
          <table:table-cell table:style-name="ce58" office:value-type="string" calcext:value-type="string">
            <text:p>Cherche ses mots, a du mal, manque du mot plus important : c'est une petite bêbête, je n'y croyais pas du tout au départ, y a pas que la France, ne s'y interessait pas au départ</text:p>
          </table:table-cell>
          <table:table-cell table:style-name="ce58" table:content-validation-name="val13" office:value-type="string" calcext:value-type="string">
            <text:p>comme d'hab</text:p>
          </table:table-cell>
          <table:table-cell table:style-name="ce58" office:value-type="string" calcext:value-type="string">
            <text:p>Après les infos, ressentait un peu d'anxiété, ça ne durait pas Au départ, surpris, a tjs dormi comme d'habitude, s'est inquiété progressivement (à 3 sem - 1 mois) en écoutant les infos, prend maintenant bien l'ampleur de la crise "c'est quand même flippant" </text:p>
          </table:table-cell>
          <table:table-cell table:style-name="ce58" table:content-validation-name="val14" office:value-type="string" calcext:value-type="string">
            <text:p>Neutre ou Ne sais pas</text:p>
          </table:table-cell>
          <table:table-cell table:style-name="ce58"/>
          <table:table-cell table:style-name="ce58" table:content-validation-name="val24" office:value-type="string" calcext:value-type="string">
            <text:p>non</text:p>
          </table:table-cell>
          <table:table-cell table:style-name="ce58" office:value-type="string" calcext:value-type="string">
            <text:p>Je n'ai pas peur, reste attentif à ce qui est dit aux infos</text:p>
          </table:table-cell>
          <table:table-cell table:style-name="ce58" table:content-validation-name="val24" office:value-type="string" calcext:value-type="string">
            <text:p>non</text:p>
          </table:table-cell>
          <table:table-cell table:style-name="ce58"/>
          <table:table-cell table:style-name="ce58" table:content-validation-name="val24" office:value-type="string" calcext:value-type="string">
            <text:p>non</text:p>
          </table:table-cell>
          <table:table-cell table:style-name="ce58" office:value-type="string" calcext:value-type="string">
            <text:p>à peu près comme d'habitude mais pas plus</text:p>
          </table:table-cell>
          <table:table-cell table:style-name="ce58" office:value-type="string" calcext:value-type="string">
            <text:p>J'irai en courant, c'est très bien</text:p>
            <text:p>rassuré en arrivant à l'ADJ de retrouver l'environnement habituel et familier</text:p>
          </table:table-cell>
          <table:table-cell table:number-columns-repeated="921"/>
        </table:table-row>
        <table:table-row table:style-name="ro6">
          <table:table-cell table:style-name="ce4" office:value-type="string" calcext:value-type="string">
            <text:p>B7</text:p>
          </table:table-cell>
          <table:table-cell table:style-name="ce9" table:content-validation-name="val1" office:value-type="string" calcext:value-type="string">
            <text:p>Homme</text:p>
          </table:table-cell>
          <table:table-cell table:style-name="ce13" office:value-type="date" office:date-value="1940-02-07" calcext:value-type="date">
            <text:p>07/02/40</text:p>
          </table:table-cell>
          <table:table-cell table:style-name="ce17" table:formula="of:=INT(([.$A$1]-[.C10])/365.25)" office:value-type="float" office:value="80" calcext:value-type="float">
            <text:p>80</text:p>
          </table:table-cell>
          <table:table-cell table:style-name="ce19" table:content-validation-name="val2" office:value-type="string" calcext:value-type="string">
            <text:p>Marié</text:p>
          </table:table-cell>
          <table:table-cell table:style-name="ce19" table:content-validation-name="val3" office:value-type="string" calcext:value-type="string">
            <text:p>Oui</text:p>
          </table:table-cell>
          <table:table-cell table:style-name="ce19" office:value-type="string" calcext:value-type="string">
            <text:p>Alzheimer</text:p>
          </table:table-cell>
          <table:table-cell table:style-name="ce17" office:value-type="float" office:value="2012" calcext:value-type="float">
            <text:p>2012</text:p>
          </table:table-cell>
          <table:table-cell table:style-name="ce19" office:value-type="string" calcext:value-type="string">
            <text:p>Insuffisance rénale modérée</text:p>
          </table:table-cell>
          <table:table-cell table:style-name="ce19" table:number-columns-repeated="4"/>
          <table:table-cell table:style-name="ce9" table:content-validation-name="val1" office:value-type="string" calcext:value-type="string">
            <text:p>Femme</text:p>
          </table:table-cell>
          <table:table-cell table:style-name="ce19" table:content-validation-name="val4" office:value-type="string" calcext:value-type="string">
            <text:p>Conjoint</text:p>
          </table:table-cell>
          <table:table-cell table:style-name="ce13" office:value-type="date" office:date-value="2019-11-15" calcext:value-type="date">
            <text:p>15/11/19</text:p>
          </table:table-cell>
          <table:table-cell table:style-name="ce17" table:formula="of:=DATEDIF([.P10]; [.$A$1]; &quot;m&quot;)" office:value-type="float" office:value="4" calcext:value-type="float">
            <text:p>4</text:p>
          </table:table-cell>
          <table:table-cell table:style-name="ce17" table:formula="of:=DATEDIF([.P10]; [.$A$1]; &quot;y&quot;)" office:value-type="float" office:value="0" calcext:value-type="float">
            <text:p>0</text:p>
          </table:table-cell>
          <table:table-cell table:style-name="ce17" office:value-type="float" office:value="1" calcext:value-type="float">
            <text:p>1</text:p>
          </table:table-cell>
          <table:table-cell table:style-name="ce30" office:value-type="date" office:date-value="2020-01-02" calcext:value-type="date">
            <text:p>02/01/2020</text:p>
          </table:table-cell>
          <table:table-cell table:style-name="ce33" office:value-type="float" office:value="2" calcext:value-type="float">
            <text:p>2</text:p>
          </table:table-cell>
          <table:table-cell table:style-name="ce30" office:value-type="date" office:date-value="2020-07-16" calcext:value-type="date">
            <text:p>16/07/2020</text:p>
          </table:table-cell>
          <table:table-cell table:style-name="ce33" office:value-type="float" office:value="2" calcext:value-type="float">
            <text:p>2</text:p>
          </table:table-cell>
          <table:table-cell table:style-name="ce33" table:formula="of:=[.U10]-[.W10]" office:value-type="float" office:value="0" calcext:value-type="float">
            <text:p>0</text:p>
          </table:table-cell>
          <table:table-cell table:style-name="ce30" office:value-type="date" office:date-value="2020-01-07" calcext:value-type="date">
            <text:p>07/01/2020</text:p>
          </table:table-cell>
          <table:table-cell table:number-columns-repeated="2" table:style-name="ce33" office:value-type="string" calcext:value-type="string">
            <text:p>inf 10</text:p>
          </table:table-cell>
          <table:table-cell table:style-name="ce33" office:value-type="float" office:value="0" calcext:value-type="float">
            <text:p>0</text:p>
          </table:table-cell>
          <table:table-cell table:style-name="ce38"/>
          <table:table-cell table:style-name="ce38" office:value-type="string" calcext:value-type="string">
            <text:p>Stop</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Maison</text:p>
          </table:table-cell>
          <table:table-cell table:style-name="ce45" table:content-validation-name="val3" office:value-type="string" calcext:value-type="string">
            <text:p>Oui</text:p>
          </table:table-cell>
          <table:table-cell table:style-name="ce45" table:content-validation-name="val7" office:value-type="string" calcext:value-type="string">
            <text:p>4p et plus</text:p>
          </table:table-cell>
          <table:table-cell table:number-columns-repeated="2" table:style-name="ce45" table:content-validation-name="val8" office:value-type="float" office:value="1" calcext:value-type="float">
            <text:p>1</text:p>
          </table:table-cell>
          <table:table-cell table:style-name="ce45" office:value-type="string" calcext:value-type="string">
            <text:p>Epouse</text:p>
          </table:table-cell>
          <table:table-cell table:style-name="ce45" table:content-validation-name="val9"/>
          <table:table-cell table:style-name="ce49" table:content-validation-name="val10"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1" table:content-validation-name="val11" table:number-columns-repeated="2"/>
          <table:table-cell table:style-name="ce52"/>
          <table:table-cell table:style-name="ce51" table:content-validation-name="val12"/>
          <table:table-cell table:style-name="ce51" table:content-validation-name="val13"/>
          <table:table-cell table:style-name="ce51" table:content-validation-name="val14" office:value-type="string" calcext:value-type="string">
            <text:p>Inquiet</text:p>
          </table:table-cell>
          <table:table-cell table:style-name="ce45" table:content-validation-name="val15" office:value-type="string" calcext:value-type="string">
            <text:p>1/trimestre</text:p>
          </table:table-cell>
          <table:table-cell table:style-name="ce45" table:content-validation-name="val3" office:value-type="string" calcext:value-type="string">
            <text:p>Non</text:p>
          </table:table-cell>
          <table:table-cell table:style-name="ce45" table:content-validation-name="val16"/>
          <table:table-cell table:style-name="ce45" table:content-validation-name="val3"/>
          <table:table-cell table:style-name="ce45" table:content-validation-name="val17" office:value-type="string" calcext:value-type="string">
            <text:p>Aide ménagère</text:p>
          </table:table-cell>
          <table:table-cell table:style-name="ce45" table:content-validation-name="val18" office:value-type="string" calcext:value-type="string">
            <text:p>Ortho à dom</text:p>
          </table:table-cell>
          <table:table-cell table:style-name="ce45" table:content-validation-name="val18" table:number-columns-repeated="2"/>
          <table:table-cell table:style-name="ce45"/>
          <table:table-cell table:style-name="ce45" table:content-validation-name="val19" office:value-type="string" calcext:value-type="string">
            <text:p>Oui</text:p>
          </table:table-cell>
          <table:table-cell table:style-name="ce45" table:content-validation-name="val18" office:value-type="string" calcext:value-type="string">
            <text:p>Aide ménagère</text:p>
          </table:table-cell>
          <table:table-cell table:style-name="ce45" table:content-validation-name="val18" office:value-type="string" calcext:value-type="string">
            <text:p>Ortho à dom</text:p>
          </table:table-cell>
          <table:table-cell table:style-name="ce45" table:content-validation-name="val18" table:number-columns-repeated="2"/>
          <table:table-cell table:style-name="ce45"/>
          <table:table-cell table:style-name="ce49" table:content-validation-name="val20" table:number-columns-repeated="3"/>
          <table:table-cell table:style-name="ce49"/>
          <table:table-cell table:style-name="ce49" table:content-validation-name="val21" table:number-columns-repeated="5"/>
          <table:table-cell table:style-name="ce49"/>
          <table:table-cell table:style-name="ce49" table:content-validation-name="val22" table:number-columns-repeated="4"/>
          <table:table-cell table:style-name="ce49"/>
          <table:table-cell table:style-name="ce49" table:content-validation-name="val23" office:value-type="string" calcext:value-type="string">
            <text:p>Détente</text:p>
          </table:table-cell>
          <table:table-cell table:style-name="ce49" table:content-validation-name="val23" table:number-columns-repeated="3"/>
          <table:table-cell table:style-name="ce49"/>
          <table:table-cell table:style-name="ce53"/>
          <table:table-cell table:style-name="ce60" table:content-validation-name="val24"/>
          <table:table-cell table:style-name="ce60"/>
          <table:table-cell table:style-name="ce60" table:content-validation-name="val13"/>
          <table:table-cell table:style-name="ce60"/>
          <table:table-cell table:style-name="ce60" table:content-validation-name="val14"/>
          <table:table-cell table:style-name="ce60"/>
          <table:table-cell table:style-name="ce60" table:content-validation-name="val24"/>
          <table:table-cell table:style-name="ce60"/>
          <table:table-cell table:style-name="ce60" table:content-validation-name="val24"/>
          <table:table-cell table:style-name="ce60"/>
          <table:table-cell table:style-name="ce60" table:content-validation-name="val24"/>
          <table:table-cell table:style-name="ce60" table:number-columns-repeated="2"/>
          <table:table-cell table:number-columns-repeated="921"/>
        </table:table-row>
        <table:table-row table:style-name="ro8">
          <table:table-cell table:style-name="ce4" office:value-type="string" calcext:value-type="string">
            <text:p>B8</text:p>
          </table:table-cell>
          <table:table-cell table:style-name="ce9" table:content-validation-name="val1" office:value-type="string" calcext:value-type="string">
            <text:p>Femme</text:p>
          </table:table-cell>
          <table:table-cell table:style-name="ce13" office:value-type="date" office:date-value="1936-04-24" calcext:value-type="date">
            <text:p>24/04/36</text:p>
          </table:table-cell>
          <table:table-cell table:style-name="ce17" table:formula="of:=INT(([.$A$1]-[.C11])/365.25)" office:value-type="float" office:value="83" calcext:value-type="float">
            <text:p>83</text:p>
          </table:table-cell>
          <table:table-cell table:style-name="ce19" table:content-validation-name="val2" office:value-type="string" calcext:value-type="string">
            <text:p>Veuf</text:p>
          </table:table-cell>
          <table:table-cell table:style-name="ce19" table:content-validation-name="val3" office:value-type="string" calcext:value-type="string">
            <text:p>Non</text:p>
          </table:table-cell>
          <table:table-cell table:style-name="ce19" office:value-type="string" calcext:value-type="string">
            <text:p>Alzheimer</text:p>
          </table:table-cell>
          <table:table-cell table:style-name="ce17" office:value-type="float" office:value="2015" calcext:value-type="float">
            <text:p>2015</text:p>
          </table:table-cell>
          <table:table-cell table:style-name="ce19" office:value-type="string" calcext:value-type="string">
            <text:p>Dépression</text:p>
          </table:table-cell>
          <table:table-cell table:style-name="ce19" office:value-type="string" calcext:value-type="string">
            <text:p>Troubles du rythme</text:p>
          </table:table-cell>
          <table:table-cell table:style-name="ce19" office:value-type="string" calcext:value-type="string">
            <text:p>Cataracte opérée bilatérale</text:p>
          </table:table-cell>
          <table:table-cell table:style-name="ce19" table:number-columns-repeated="2"/>
          <table:table-cell table:style-name="ce9" table:content-validation-name="val1" office:value-type="string" calcext:value-type="string">
            <text:p>Femme</text:p>
          </table:table-cell>
          <table:table-cell table:style-name="ce19" table:content-validation-name="val4" office:value-type="string" calcext:value-type="string">
            <text:p>Autre</text:p>
          </table:table-cell>
          <table:table-cell table:style-name="ce13" office:value-type="date" office:date-value="2018-01-10" calcext:value-type="date">
            <text:p>10/01/18</text:p>
          </table:table-cell>
          <table:table-cell table:style-name="ce17" table:formula="of:=DATEDIF([.P11]; [.$A$1]; &quot;m&quot;)" office:value-type="float" office:value="26" calcext:value-type="float">
            <text:p>26</text:p>
          </table:table-cell>
          <table:table-cell table:style-name="ce17" table:formula="of:=DATEDIF([.P11]; [.$A$1]; &quot;y&quot;)" office:value-type="float" office:value="2" calcext:value-type="float">
            <text:p>2</text:p>
          </table:table-cell>
          <table:table-cell table:style-name="ce17" office:value-type="float" office:value="2" calcext:value-type="float">
            <text:p>2</text:p>
          </table:table-cell>
          <table:table-cell table:style-name="ce30" office:value-type="date" office:date-value="2020-01-02" calcext:value-type="date">
            <text:p>02/01/2020</text:p>
          </table:table-cell>
          <table:table-cell table:style-name="ce33" office:value-type="float" office:value="5" calcext:value-type="float">
            <text:p>5</text:p>
          </table:table-cell>
          <table:table-cell table:style-name="ce30" office:value-type="date" office:date-value="2020-06-29" calcext:value-type="date">
            <text:p>29/06/2020</text:p>
          </table:table-cell>
          <table:table-cell table:style-name="ce33" office:value-type="float" office:value="4" calcext:value-type="float">
            <text:p>4</text:p>
          </table:table-cell>
          <table:table-cell table:style-name="ce33" table:formula="of:=[.W11]-[.U11]" office:value-type="float" office:value="-1" calcext:value-type="float">
            <text:p>-1</text:p>
          </table:table-cell>
          <table:table-cell table:style-name="ce30" office:value-type="date" office:date-value="2020-01-07" calcext:value-type="date">
            <text:p>07/01/2020</text:p>
          </table:table-cell>
          <table:table-cell table:style-name="ce33" office:value-type="float" office:value="9" calcext:value-type="float">
            <text:p>9</text:p>
          </table:table-cell>
          <table:table-cell table:style-name="ce33" office:value-type="float" office:value="13" calcext:value-type="float">
            <text:p>13</text:p>
          </table:table-cell>
          <table:table-cell table:style-name="ce33" table:formula="of:=[.AA11]-[.Z11]" office:value-type="float" office:value="4" calcext:value-type="float">
            <text:p>4</text:p>
          </table:table-cell>
          <table:table-cell table:style-name="ce33" office:value-type="float" office:value="3" calcext:value-type="float">
            <text:p>3</text:p>
          </table:table-cell>
          <table:table-cell table:style-name="ce33" office:value-type="string" calcext:value-type="string">
            <text:p>+ 1</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Appartement</text:p>
          </table:table-cell>
          <table:table-cell table:style-name="ce45" table:content-validation-name="val3" office:value-type="string" calcext:value-type="string">
            <text:p>Non</text:p>
          </table:table-cell>
          <table:table-cell table:style-name="ce45" table:content-validation-name="val7" office:value-type="string" calcext:value-type="string">
            <text:p>2p</text:p>
          </table:table-cell>
          <table:table-cell table:number-columns-repeated="2" table:style-name="ce45" table:content-validation-name="val8" office:value-type="string" calcext:value-type="string">
            <text:p>Seul</text:p>
          </table:table-cell>
          <table:table-cell table:style-name="ce45" office:value-type="string" calcext:value-type="string">
            <text:p>Belle-fille</text:p>
          </table:table-cell>
          <table:table-cell table:style-name="ce45" table:content-validation-name="val9" office:value-type="string" calcext:value-type="string">
            <text:p>Présentiel</text:p>
          </table:table-cell>
          <table:table-cell table:style-name="ce49" table:content-validation-name="val10"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1" table:content-validation-name="val11" table:number-columns-repeated="2"/>
          <table:table-cell table:style-name="ce52"/>
          <table:table-cell table:style-name="ce51" table:content-validation-name="val12"/>
          <table:table-cell table:style-name="ce51" table:content-validation-name="val13" office:value-type="string" calcext:value-type="string">
            <text:p>comme d'hab</text:p>
          </table:table-cell>
          <table:table-cell table:style-name="ce51" table:content-validation-name="val14"/>
          <table:table-cell table:style-name="ce45" table:content-validation-name="val15" office:value-type="string" calcext:value-type="string">
            <text:p>non régulier</text:p>
          </table:table-cell>
          <table:table-cell table:style-name="ce45" table:content-validation-name="val3" office:value-type="string" calcext:value-type="string">
            <text:p>Non</text:p>
          </table:table-cell>
          <table:table-cell table:style-name="ce45" table:content-validation-name="val16"/>
          <table:table-cell table:style-name="ce45" table:content-validation-name="val3"/>
          <table:table-cell table:style-name="ce45" table:content-validation-name="val17" office:value-type="string" calcext:value-type="string">
            <text:p>IDE lib</text:p>
          </table:table-cell>
          <table:table-cell table:style-name="ce45" table:content-validation-name="val18" office:value-type="string" calcext:value-type="string">
            <text:p>Aide ménagère</text:p>
          </table:table-cell>
          <table:table-cell table:style-name="ce45" table:content-validation-name="val18" table:number-columns-repeated="2"/>
          <table:table-cell table:style-name="ce45"/>
          <table:table-cell table:style-name="ce45" table:content-validation-name="val19" office:value-type="string" calcext:value-type="string">
            <text:p>Non</text:p>
          </table:table-cell>
          <table:table-cell table:style-name="ce45" table:content-validation-name="val18" table:number-columns-repeated="4"/>
          <table:table-cell table:style-name="ce45"/>
          <table:table-cell table:style-name="ce49" table:content-validation-name="val20" table:number-columns-repeated="3"/>
          <table:table-cell table:style-name="ce49"/>
          <table:table-cell table:style-name="ce49" table:content-validation-name="val21" table:number-columns-repeated="5"/>
          <table:table-cell table:style-name="ce49"/>
          <table:table-cell table:style-name="ce49" table:content-validation-name="val22" table:number-columns-repeated="4"/>
          <table:table-cell table:style-name="ce49"/>
          <table:table-cell table:style-name="ce49" table:content-validation-name="val23" table:number-columns-repeated="4"/>
          <table:table-cell table:style-name="ce49"/>
          <table:table-cell table:style-name="ce53" office:value-type="string" calcext:value-type="string">
            <text:p>Conflits familiaux, pas d'aidant réel</text:p>
          </table:table-cell>
          <table:table-cell table:style-name="ce58" table:content-validation-name="val24" office:value-type="string" calcext:value-type="string">
            <text:p>non</text:p>
          </table:table-cell>
          <table:table-cell table:style-name="ce58" office:value-type="string" calcext:value-type="string">
            <text:p>n'écoute pas souvent les informations</text:p>
          </table:table-cell>
          <table:table-cell table:style-name="ce58" table:content-validation-name="val13" office:value-type="string" calcext:value-type="string">
            <text:p>comme d'hab</text:p>
          </table:table-cell>
          <table:table-cell table:style-name="ce58" office:value-type="string" calcext:value-type="string">
            <text:p>même si encore affectée par la mort de sa chienne, se sent bien dans son appratement, affectée par conflits familiaux, avait besoin de revenir à l'ADJ car s'y sent bien et avait besoin de se distraire</text:p>
          </table:table-cell>
          <table:table-cell table:style-name="ce58" table:content-validation-name="val14" office:value-type="string" calcext:value-type="string">
            <text:p>Triste</text:p>
          </table:table-cell>
          <table:table-cell table:style-name="ce58" office:value-type="string" calcext:value-type="string">
            <text:p>Décès de la chienne</text:p>
          </table:table-cell>
          <table:table-cell table:style-name="ce58" table:content-validation-name="val24" office:value-type="string" calcext:value-type="string">
            <text:p>non</text:p>
          </table:table-cell>
          <table:table-cell table:style-name="ce58" office:value-type="string" calcext:value-type="string">
            <text:p>quand on lui parle du confinement, dit rester inquiète</text:p>
          </table:table-cell>
          <table:table-cell table:style-name="ce58" table:content-validation-name="val24" office:value-type="string" calcext:value-type="string">
            <text:p>non</text:p>
          </table:table-cell>
          <table:table-cell table:style-name="ce58"/>
          <table:table-cell table:style-name="ce58" table:content-validation-name="val24" office:value-type="string" calcext:value-type="string">
            <text:p>Oui</text:p>
          </table:table-cell>
          <table:table-cell table:style-name="ce58" office:value-type="string" calcext:value-type="string">
            <text:p>trouve que troubles se sont aggravés</text:p>
          </table:table-cell>
          <table:table-cell table:style-name="ce58" office:value-type="string" calcext:value-type="string">
            <text:p>Contente de revenir, a hâte, besoin de se changer les idées</text:p>
          </table:table-cell>
          <table:table-cell table:number-columns-repeated="921"/>
        </table:table-row>
        <table:table-row table:style-name="ro9">
          <table:table-cell table:style-name="ce4" office:value-type="string" calcext:value-type="string">
            <text:p>B9</text:p>
          </table:table-cell>
          <table:table-cell table:style-name="ce9" table:content-validation-name="val1" office:value-type="string" calcext:value-type="string">
            <text:p>Femme</text:p>
          </table:table-cell>
          <table:table-cell table:style-name="ce15" office:value-type="date" office:date-value="1936-10-01" calcext:value-type="date">
            <text:p>01/10/36</text:p>
          </table:table-cell>
          <table:table-cell table:style-name="ce17" table:formula="of:=INT(([.$A$1]-[.C12])/365.25)" office:value-type="float" office:value="83" calcext:value-type="float">
            <text:p>83</text:p>
          </table:table-cell>
          <table:table-cell table:style-name="ce21" table:content-validation-name="val2" office:value-type="string" calcext:value-type="string">
            <text:p>Marié</text:p>
          </table:table-cell>
          <table:table-cell table:style-name="ce19" table:content-validation-name="val3" office:value-type="string" calcext:value-type="string">
            <text:p>Oui</text:p>
          </table:table-cell>
          <table:table-cell table:style-name="ce21" office:value-type="string" calcext:value-type="string">
            <text:p>Alzheimer</text:p>
          </table:table-cell>
          <table:table-cell table:style-name="ce17" office:value-type="string" calcext:value-type="string">
            <text:p>?</text:p>
          </table:table-cell>
          <table:table-cell table:style-name="ce19" office:value-type="string" calcext:value-type="string">
            <text:p>Hypertension artérielle</text:p>
          </table:table-cell>
          <table:table-cell table:style-name="ce19" office:value-type="string" calcext:value-type="string">
            <text:p>Dépression</text:p>
          </table:table-cell>
          <table:table-cell table:style-name="ce19" table:number-columns-repeated="3"/>
          <table:table-cell table:style-name="ce9" table:content-validation-name="val1" office:value-type="string" calcext:value-type="string">
            <text:p>Homme</text:p>
          </table:table-cell>
          <table:table-cell table:style-name="ce21" table:content-validation-name="val4" office:value-type="string" calcext:value-type="string">
            <text:p>Conjoint</text:p>
          </table:table-cell>
          <table:table-cell table:style-name="ce15" office:value-type="date" office:date-value="2016-10-28" calcext:value-type="date">
            <text:p>28/10/16</text:p>
          </table:table-cell>
          <table:table-cell table:style-name="ce17" table:formula="of:=DATEDIF([.P12]; [.$A$1]; &quot;m&quot;)" office:value-type="float" office:value="40" calcext:value-type="float">
            <text:p>40</text:p>
          </table:table-cell>
          <table:table-cell table:style-name="ce17" table:formula="of:=DATEDIF([.P12]; [.$A$1]; &quot;y&quot;)" office:value-type="float" office:value="3" calcext:value-type="float">
            <text:p>3</text:p>
          </table:table-cell>
          <table:table-cell table:style-name="ce25" office:value-type="float" office:value="3" calcext:value-type="float">
            <text:p>3</text:p>
          </table:table-cell>
          <table:table-cell table:style-name="ce30" office:value-type="date" office:date-value="2020-01-02" calcext:value-type="date">
            <text:p>02/01/2020</text:p>
          </table:table-cell>
          <table:table-cell table:style-name="ce33" office:value-type="float" office:value="3" calcext:value-type="float">
            <text:p>3</text:p>
          </table:table-cell>
          <table:table-cell table:style-name="ce30" office:value-type="date" office:date-value="2020-06-25" calcext:value-type="date">
            <text:p>25/06/2020</text:p>
          </table:table-cell>
          <table:table-cell table:style-name="ce33" office:value-type="float" office:value="3" calcext:value-type="float">
            <text:p>3</text:p>
          </table:table-cell>
          <table:table-cell table:style-name="ce33" table:formula="of:=[.W12]-[.U12]" office:value-type="float" office:value="0" calcext:value-type="float">
            <text:p>0</text:p>
          </table:table-cell>
          <table:table-cell table:style-name="ce30" office:value-type="date" office:date-value="2020-01-08" calcext:value-type="date">
            <text:p>08/01/2020</text:p>
          </table:table-cell>
          <table:table-cell table:style-name="ce33" office:value-type="float" office:value="17" calcext:value-type="float">
            <text:p>17</text:p>
          </table:table-cell>
          <table:table-cell table:style-name="ce33" office:value-type="float" office:value="16" calcext:value-type="float">
            <text:p>16</text:p>
          </table:table-cell>
          <table:table-cell table:style-name="ce33" table:formula="of:=[.AA12]-[.Z12]" office:value-type="float" office:value="-1" calcext:value-type="float">
            <text:p>-1</text:p>
          </table:table-cell>
          <table:table-cell table:style-name="ce33" office:value-type="float" office:value="4" calcext:value-type="float">
            <text:p>4</text:p>
          </table:table-cell>
          <table:table-cell table:style-name="ce33" office:value-type="string" calcext:value-type="string">
            <text:p>+ 1</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Appartement</text:p>
          </table:table-cell>
          <table:table-cell table:style-name="ce45" table:content-validation-name="val3" office:value-type="string" calcext:value-type="string">
            <text:p>Non</text:p>
          </table:table-cell>
          <table:table-cell table:style-name="ce45" table:content-validation-name="val7" office:value-type="string" calcext:value-type="string">
            <text:p>3p</text:p>
          </table:table-cell>
          <table:table-cell table:number-columns-repeated="2" table:style-name="ce45" table:content-validation-name="val8" office:value-type="float" office:value="1" calcext:value-type="float">
            <text:p>1</text:p>
          </table:table-cell>
          <table:table-cell table:style-name="ce45" office:value-type="string" calcext:value-type="string">
            <text:p>Epoux</text:p>
          </table:table-cell>
          <table:table-cell table:style-name="ce45" table:content-validation-name="val9"/>
          <table:table-cell table:style-name="ce49" table:content-validation-name="val10"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1" table:content-validation-name="val11" table:number-columns-repeated="2"/>
          <table:table-cell table:style-name="ce52"/>
          <table:table-cell table:style-name="ce51" table:content-validation-name="val12"/>
          <table:table-cell table:style-name="ce51" table:content-validation-name="val13"/>
          <table:table-cell table:style-name="ce51" table:content-validation-name="val14"/>
          <table:table-cell table:style-name="ce45" table:content-validation-name="val15" office:value-type="string" calcext:value-type="string">
            <text:p>1/trimestre</text:p>
          </table:table-cell>
          <table:table-cell table:style-name="ce45" table:content-validation-name="val3" office:value-type="string" calcext:value-type="string">
            <text:p>Non</text:p>
          </table:table-cell>
          <table:table-cell table:style-name="ce45" table:content-validation-name="val16"/>
          <table:table-cell table:style-name="ce45" table:content-validation-name="val3"/>
          <table:table-cell table:style-name="ce45" table:content-validation-name="val17" office:value-type="string" calcext:value-type="string">
            <text:p>Aide ménagère</text:p>
          </table:table-cell>
          <table:table-cell table:style-name="ce45" table:content-validation-name="val18" office:value-type="string" calcext:value-type="string">
            <text:p>ESA</text:p>
          </table:table-cell>
          <table:table-cell table:style-name="ce45" table:content-validation-name="val18" table:number-columns-repeated="2"/>
          <table:table-cell table:style-name="ce45"/>
          <table:table-cell table:style-name="ce45" table:content-validation-name="val19" office:value-type="string" calcext:value-type="string">
            <text:p>Non</text:p>
          </table:table-cell>
          <table:table-cell table:style-name="ce45" table:content-validation-name="val18" table:number-columns-repeated="4"/>
          <table:table-cell table:style-name="ce45"/>
          <table:table-cell table:style-name="ce49" table:content-validation-name="val20" table:number-columns-repeated="3"/>
          <table:table-cell table:style-name="ce49"/>
          <table:table-cell table:style-name="ce49" table:content-validation-name="val21" office:value-type="string" calcext:value-type="string">
            <text:p>Stimulat°</text:p>
          </table:table-cell>
          <table:table-cell table:style-name="ce49" table:content-validation-name="val21" table:number-columns-repeated="4"/>
          <table:table-cell table:style-name="ce49"/>
          <table:table-cell table:style-name="ce49" table:content-validation-name="val22" office:value-type="string" calcext:value-type="string">
            <text:p>stimulat° motrice</text:p>
          </table:table-cell>
          <table:table-cell table:style-name="ce49" table:content-validation-name="val22" table:number-columns-repeated="3"/>
          <table:table-cell table:style-name="ce49"/>
          <table:table-cell table:style-name="ce49" table:content-validation-name="val23" office:value-type="string" calcext:value-type="string">
            <text:p>Augmentat° ADJ</text:p>
          </table:table-cell>
          <table:table-cell table:style-name="ce49" table:content-validation-name="val23" table:number-columns-repeated="3"/>
          <table:table-cell table:style-name="ce49"/>
          <table:table-cell table:style-name="ce53"/>
          <table:table-cell table:style-name="ce58" table:content-validation-name="val24" office:value-type="string" calcext:value-type="string">
            <text:p>Oui</text:p>
          </table:table-cell>
          <table:table-cell table:style-name="ce58" office:value-type="string" calcext:value-type="string">
            <text:p>Virus assez envahissant</text:p>
          </table:table-cell>
          <table:table-cell table:style-name="ce58" table:content-validation-name="val13" office:value-type="string" calcext:value-type="string">
            <text:p>comme d'hab</text:p>
          </table:table-cell>
          <table:table-cell table:style-name="ce58" office:value-type="string" calcext:value-type="string">
            <text:p>Tout dépendant de comment ça se passait à dom avec son mari "ma présence l'agace", "je suis comme ça à cause de lui", était contante quand elle avait des nouvelles de ses enfants, dit que son mari la laissait au lit, la traitait de fainéante. Quand est allongée, se remémore tout ce qu'il lui est arrivé de nul, n'a pas demandé à vivre si lgtp, de "me voir diminuée, c'est insupportable"</text:p>
          </table:table-cell>
          <table:table-cell table:style-name="ce58" table:content-validation-name="val14" office:value-type="string" calcext:value-type="string">
            <text:p>Triste</text:p>
          </table:table-cell>
          <table:table-cell table:style-name="ce58" office:value-type="string" calcext:value-type="string">
            <text:p>Triste car il y a eu des décès dans la famille (amri de sa sœur)</text:p>
          </table:table-cell>
          <table:table-cell table:style-name="ce58" table:content-validation-name="val24" office:value-type="string" calcext:value-type="string">
            <text:p>non</text:p>
          </table:table-cell>
          <table:table-cell table:style-name="ce58"/>
          <table:table-cell table:style-name="ce58" table:content-validation-name="val24" office:value-type="string" calcext:value-type="string">
            <text:p>non</text:p>
          </table:table-cell>
          <table:table-cell table:style-name="ce58" office:value-type="string" calcext:value-type="string">
            <text:p>Ne fait rien à la maison car mari ne veut pas qu'elle fasse quoique ce soit car tjs mal fait</text:p>
          </table:table-cell>
          <table:table-cell table:style-name="ce58" table:content-validation-name="val24" office:value-type="string" calcext:value-type="string">
            <text:p>Oui</text:p>
          </table:table-cell>
          <table:table-cell table:style-name="ce58" office:value-type="string" calcext:value-type="string">
            <text:p>Tout dépend de ce que je fais, pense ne pas avoir plus de pb de mémoire que qqn d'autre</text:p>
          </table:table-cell>
          <table:table-cell table:style-name="ce58" office:value-type="string" calcext:value-type="string">
            <text:p>Contente de revenir, dit que l'ADJ lui fait "énormément de bien"</text:p>
          </table:table-cell>
          <table:table-cell table:number-columns-repeated="921"/>
        </table:table-row>
        <table:table-row table:style-name="ro10">
          <table:table-cell table:style-name="ce4" office:value-type="string" calcext:value-type="string">
            <text:p>B10</text:p>
          </table:table-cell>
          <table:table-cell table:style-name="ce9" table:content-validation-name="val1" office:value-type="string" calcext:value-type="string">
            <text:p>Femme</text:p>
          </table:table-cell>
          <table:table-cell table:style-name="ce13" office:value-type="date" office:date-value="1929-09-12" calcext:value-type="date">
            <text:p>12/09/29</text:p>
          </table:table-cell>
          <table:table-cell table:style-name="ce17" table:formula="of:=INT(([.$A$1]-[.C13])/365.25)" office:value-type="float" office:value="90" calcext:value-type="float">
            <text:p>90</text:p>
          </table:table-cell>
          <table:table-cell table:style-name="ce19" table:content-validation-name="val2" office:value-type="string" calcext:value-type="string">
            <text:p>Veuf</text:p>
          </table:table-cell>
          <table:table-cell table:style-name="ce19" table:content-validation-name="val3" office:value-type="string" calcext:value-type="string">
            <text:p>Oui</text:p>
          </table:table-cell>
          <table:table-cell table:style-name="ce19" office:value-type="string" calcext:value-type="string">
            <text:p>Démence mixte</text:p>
          </table:table-cell>
          <table:table-cell table:style-name="ce17" office:value-type="string" calcext:value-type="string">
            <text:p>?</text:p>
          </table:table-cell>
          <table:table-cell table:style-name="ce19" office:value-type="string" calcext:value-type="string">
            <text:p>Hypertension artérielle</text:p>
          </table:table-cell>
          <table:table-cell table:style-name="ce19" office:value-type="string" calcext:value-type="string">
            <text:p>Cataracte opérée</text:p>
          </table:table-cell>
          <table:table-cell table:style-name="ce19" office:value-type="string" calcext:value-type="string">
            <text:p>Dyslipidémie</text:p>
          </table:table-cell>
          <table:table-cell table:style-name="ce19" office:value-type="string" calcext:value-type="string">
            <text:p>Valvulopathie mitrale et aortique</text:p>
          </table:table-cell>
          <table:table-cell table:style-name="ce19" office:value-type="string" calcext:value-type="string">
            <text:p>Arthrose</text:p>
          </table:table-cell>
          <table:table-cell table:style-name="ce9" table:content-validation-name="val1" office:value-type="string" calcext:value-type="string">
            <text:p>Femme</text:p>
          </table:table-cell>
          <table:table-cell table:style-name="ce19" table:content-validation-name="val4" office:value-type="string" calcext:value-type="string">
            <text:p>Enfant</text:p>
          </table:table-cell>
          <table:table-cell table:style-name="ce13" office:value-type="date" office:date-value="2019-07-15" calcext:value-type="date">
            <text:p>15/07/19</text:p>
          </table:table-cell>
          <table:table-cell table:style-name="ce17" table:formula="of:=DATEDIF([.P13]; [.$A$1]; &quot;m&quot;)" office:value-type="float" office:value="8" calcext:value-type="float">
            <text:p>8</text:p>
          </table:table-cell>
          <table:table-cell table:style-name="ce17" table:formula="of:=DATEDIF([.P13]; [.$A$1]; &quot;y&quot;)" office:value-type="float" office:value="0" calcext:value-type="float">
            <text:p>0</text:p>
          </table:table-cell>
          <table:table-cell table:style-name="ce17" office:value-type="float" office:value="1" calcext:value-type="float">
            <text:p>1</text:p>
          </table:table-cell>
          <table:table-cell table:style-name="ce30" office:value-type="date" office:date-value="2020-01-02" calcext:value-type="date">
            <text:p>02/01/2020</text:p>
          </table:table-cell>
          <table:table-cell table:style-name="ce33" office:value-type="float" office:value="3" calcext:value-type="float">
            <text:p>3</text:p>
          </table:table-cell>
          <table:table-cell table:style-name="ce30" office:value-type="date" office:date-value="2020-06-25" calcext:value-type="date">
            <text:p>25/06/2020</text:p>
          </table:table-cell>
          <table:table-cell table:style-name="ce33" office:value-type="float" office:value="3" calcext:value-type="float">
            <text:p>3</text:p>
          </table:table-cell>
          <table:table-cell table:style-name="ce33" table:formula="of:=[.W13]-[.U13]" office:value-type="float" office:value="0" calcext:value-type="float">
            <text:p>0</text:p>
          </table:table-cell>
          <table:table-cell table:style-name="ce30" office:value-type="date" office:date-value="2020-02-20" calcext:value-type="date">
            <text:p>20/02/2020</text:p>
          </table:table-cell>
          <table:table-cell table:style-name="ce33" office:value-type="float" office:value="18" calcext:value-type="float">
            <text:p>18</text:p>
          </table:table-cell>
          <table:table-cell table:style-name="ce33" office:value-type="float" office:value="13" calcext:value-type="float">
            <text:p>13</text:p>
          </table:table-cell>
          <table:table-cell table:style-name="ce33" table:formula="of:=[.AA13]-[.Z13]" office:value-type="float" office:value="-5" calcext:value-type="float">
            <text:p>-5</text:p>
          </table:table-cell>
          <table:table-cell table:style-name="ce33" office:value-type="float" office:value="3" calcext:value-type="float">
            <text:p>3</text:p>
          </table:table-cell>
          <table:table-cell table:style-name="ce33" office:value-type="string" calcext:value-type="string">
            <text:p>+ 2</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Maison</text:p>
          </table:table-cell>
          <table:table-cell table:style-name="ce45" table:content-validation-name="val3" office:value-type="string" calcext:value-type="string">
            <text:p>Oui</text:p>
          </table:table-cell>
          <table:table-cell table:style-name="ce45" table:content-validation-name="val7" office:value-type="string" calcext:value-type="string">
            <text:p>4p et plus</text:p>
          </table:table-cell>
          <table:table-cell table:number-columns-repeated="2" table:style-name="ce45" table:content-validation-name="val8" office:value-type="float" office:value="1" calcext:value-type="float">
            <text:p>1</text:p>
          </table:table-cell>
          <table:table-cell table:style-name="ce45" office:value-type="string" calcext:value-type="string">
            <text:p>Fille</text:p>
          </table:table-cell>
          <table:table-cell table:style-name="ce45" table:content-validation-name="val9" office:value-type="string" calcext:value-type="string">
            <text:p>Télétravail</text:p>
          </table:table-cell>
          <table:table-cell table:style-name="ce49" table:content-validation-name="val10" office:value-type="string" calcext:value-type="string">
            <text:p>Autre</text:p>
          </table:table-cell>
          <table:table-cell table:style-name="ce49" office:value-type="string" calcext:value-type="string">
            <text:p>Crise de sciatique début juin</text:p>
          </table:table-cell>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Oui</text:p>
          </table:table-cell>
          <table:table-cell table:style-name="ce51" table:content-validation-name="val11" office:value-type="string" calcext:value-type="string">
            <text:p>RDV med</text:p>
          </table:table-cell>
          <table:table-cell table:style-name="ce51" table:content-validation-name="val11" office:value-type="string" calcext:value-type="string">
            <text:p>Soins paramed</text:p>
          </table:table-cell>
          <table:table-cell table:style-name="ce52"/>
          <table:table-cell table:style-name="ce51" table:content-validation-name="val12" office:value-type="string" calcext:value-type="string">
            <text:p>Annulat° pro</text:p>
          </table:table-cell>
          <table:table-cell table:style-name="ce51" table:content-validation-name="val13" office:value-type="string" calcext:value-type="string">
            <text:p>comme d'hab</text:p>
          </table:table-cell>
          <table:table-cell table:style-name="ce51" table:content-validation-name="val14" office:value-type="string" calcext:value-type="string">
            <text:p>Neutre ou Ne sais pas</text:p>
          </table:table-cell>
          <table:table-cell table:style-name="ce45" table:content-validation-name="val15" office:value-type="string" calcext:value-type="string">
            <text:p>1/trimestre</text:p>
          </table:table-cell>
          <table:table-cell table:style-name="ce45" table:content-validation-name="val3" office:value-type="string" calcext:value-type="string">
            <text:p>Oui</text:p>
          </table:table-cell>
          <table:table-cell table:style-name="ce45" table:content-validation-name="val16" office:value-type="string" calcext:value-type="string">
            <text:p>Cabinet</text:p>
          </table:table-cell>
          <table:table-cell table:style-name="ce45" table:content-validation-name="val3" office:value-type="string" calcext:value-type="string">
            <text:p>Oui</text:p>
          </table:table-cell>
          <table:table-cell table:style-name="ce45" table:content-validation-name="val17" office:value-type="string" calcext:value-type="string">
            <text:p>IDE lib</text:p>
          </table:table-cell>
          <table:table-cell table:style-name="ce45" table:content-validation-name="val18" office:value-type="string" calcext:value-type="string">
            <text:p>Aide ménagère</text:p>
          </table:table-cell>
          <table:table-cell table:style-name="ce45" table:content-validation-name="val18" office:value-type="string" calcext:value-type="string">
            <text:p>ESA</text:p>
          </table:table-cell>
          <table:table-cell table:style-name="ce45" table:content-validation-name="val18"/>
          <table:table-cell table:style-name="ce45"/>
          <table:table-cell table:style-name="ce45" table:content-validation-name="val19" office:value-type="string" calcext:value-type="string">
            <text:p>Oui</text:p>
          </table:table-cell>
          <table:table-cell table:style-name="ce45" table:content-validation-name="val18" office:value-type="string" calcext:value-type="string">
            <text:p>IDE lib</text:p>
          </table:table-cell>
          <table:table-cell table:style-name="ce45" table:content-validation-name="val18" office:value-type="string" calcext:value-type="string">
            <text:p>Aide ménagère</text:p>
          </table:table-cell>
          <table:table-cell table:style-name="ce45" table:content-validation-name="val18" office:value-type="string" calcext:value-type="string">
            <text:p>ESA</text:p>
          </table:table-cell>
          <table:table-cell table:style-name="ce45" table:content-validation-name="val18"/>
          <table:table-cell table:style-name="ce45"/>
          <table:table-cell table:style-name="ce49" table:content-validation-name="val20" table:number-columns-repeated="3"/>
          <table:table-cell table:style-name="ce49"/>
          <table:table-cell table:style-name="ce49" table:content-validation-name="val21" office:value-type="string" calcext:value-type="string">
            <text:p>Stimulat°</text:p>
          </table:table-cell>
          <table:table-cell table:style-name="ce49" table:content-validation-name="val21" office:value-type="string" calcext:value-type="string">
            <text:p>trouver relais</text:p>
          </table:table-cell>
          <table:table-cell table:style-name="ce49" table:content-validation-name="val21" office:value-type="string" calcext:value-type="string">
            <text:p>Autre</text:p>
          </table:table-cell>
          <table:table-cell table:style-name="ce49" table:content-validation-name="val21" table:number-columns-repeated="2"/>
          <table:table-cell table:style-name="ce49" office:value-type="string" calcext:value-type="string">
            <text:p>Apathie et manque du mot</text:p>
          </table:table-cell>
          <table:table-cell table:style-name="ce49" table:content-validation-name="val22" office:value-type="string" calcext:value-type="string">
            <text:p>Stimulat° co</text:p>
          </table:table-cell>
          <table:table-cell table:style-name="ce49" table:content-validation-name="val22" office:value-type="string" calcext:value-type="string">
            <text:p>stimulat° motrice</text:p>
          </table:table-cell>
          <table:table-cell table:style-name="ce49" table:content-validation-name="val22" table:number-columns-repeated="2"/>
          <table:table-cell table:style-name="ce49"/>
          <table:table-cell table:style-name="ce49" table:content-validation-name="val23" office:value-type="string" calcext:value-type="string">
            <text:p>Répit a dom</text:p>
          </table:table-cell>
          <table:table-cell table:style-name="ce49" table:content-validation-name="val23" office:value-type="string" calcext:value-type="string">
            <text:p>Augmentat° ADJ</text:p>
          </table:table-cell>
          <table:table-cell table:style-name="ce49" table:content-validation-name="val23" office:value-type="string" calcext:value-type="string">
            <text:p>Détente</text:p>
          </table:table-cell>
          <table:table-cell table:style-name="ce49" table:content-validation-name="val23"/>
          <table:table-cell table:style-name="ce49"/>
          <table:table-cell table:style-name="ce53"/>
          <table:table-cell table:style-name="ce58" table:content-validation-name="val24" office:value-type="string" calcext:value-type="string">
            <text:p>Oui</text:p>
          </table:table-cell>
          <table:table-cell table:style-name="ce58" office:value-type="string" calcext:value-type="string">
            <text:p>C'est sérieux, c'est une maladie</text:p>
          </table:table-cell>
          <table:table-cell table:style-name="ce58" table:content-validation-name="val13" office:value-type="string" calcext:value-type="string">
            <text:p>comme d'hab</text:p>
          </table:table-cell>
          <table:table-cell table:style-name="ce58" office:value-type="string" calcext:value-type="string">
            <text:p>Bonne entente avec les enfts, contente qd ils viennent</text:p>
          </table:table-cell>
          <table:table-cell table:style-name="ce58" table:content-validation-name="val14" office:value-type="string" calcext:value-type="string">
            <text:p>Neutre ou Ne sais pas</text:p>
          </table:table-cell>
          <table:table-cell table:style-name="ce58"/>
          <table:table-cell table:style-name="ce58" table:content-validation-name="val24" office:value-type="string" calcext:value-type="string">
            <text:p>non</text:p>
          </table:table-cell>
          <table:table-cell table:style-name="ce58"/>
          <table:table-cell table:style-name="ce58" table:content-validation-name="val24" office:value-type="string" calcext:value-type="string">
            <text:p>Oui</text:p>
          </table:table-cell>
          <table:table-cell table:style-name="ce58" office:value-type="string" calcext:value-type="string">
            <text:p>Pense avoir plus de mal à faire certaines choses mais se sent bien aidée par ses proches</text:p>
          </table:table-cell>
          <table:table-cell table:style-name="ce58" table:content-validation-name="val24" office:value-type="string" calcext:value-type="string">
            <text:p>non</text:p>
          </table:table-cell>
          <table:table-cell table:style-name="ce58" office:value-type="string" calcext:value-type="string">
            <text:p>Pareil, prend des notes pour se souvenir de certaines choses</text:p>
          </table:table-cell>
          <table:table-cell table:style-name="ce58" office:value-type="string" calcext:value-type="string">
            <text:p>C'était sympa, bonne ambiance, gentils avec moi et ça fait du bien. Si on se trompe, on nous explique, tout est fait pour qu'on se sente bien, se sent rassurée</text:p>
          </table:table-cell>
          <table:table-cell table:number-columns-repeated="921"/>
        </table:table-row>
        <table:table-row table:style-name="ro11">
          <table:table-cell table:style-name="ce4" office:value-type="string" calcext:value-type="string">
            <text:p>B11</text:p>
          </table:table-cell>
          <table:table-cell table:style-name="ce9" table:content-validation-name="val1" office:value-type="string" calcext:value-type="string">
            <text:p>Femme</text:p>
          </table:table-cell>
          <table:table-cell table:style-name="ce13" office:value-type="date" office:date-value="1936-05-27" calcext:value-type="date">
            <text:p>27/05/36</text:p>
          </table:table-cell>
          <table:table-cell table:style-name="ce17" table:formula="of:=INT(([.$A$1]-[.C14])/365.25)" office:value-type="float" office:value="83" calcext:value-type="float">
            <text:p>83</text:p>
          </table:table-cell>
          <table:table-cell table:style-name="ce19" table:content-validation-name="val2" office:value-type="string" calcext:value-type="string">
            <text:p>Veuf</text:p>
          </table:table-cell>
          <table:table-cell table:style-name="ce19" table:content-validation-name="val3" office:value-type="string" calcext:value-type="string">
            <text:p>Non</text:p>
          </table:table-cell>
          <table:table-cell table:style-name="ce19" office:value-type="string" calcext:value-type="string">
            <text:p>Démence vasculaire</text:p>
          </table:table-cell>
          <table:table-cell table:style-name="ce17" office:value-type="float" office:value="2012" calcext:value-type="float">
            <text:p>2012</text:p>
          </table:table-cell>
          <table:table-cell table:style-name="ce19" office:value-type="string" calcext:value-type="string">
            <text:p>Accident ischémique transitoire</text:p>
          </table:table-cell>
          <table:table-cell table:style-name="ce19" office:value-type="string" calcext:value-type="string">
            <text:p>Tumeur cutanée visage</text:p>
          </table:table-cell>
          <table:table-cell table:style-name="ce19" office:value-type="string" calcext:value-type="string">
            <text:p>Polyarthrose diffuse</text:p>
          </table:table-cell>
          <table:table-cell table:style-name="ce19" office:value-type="string" calcext:value-type="string">
            <text:p>Dégénérescence maculaire liée à l'âge</text:p>
          </table:table-cell>
          <table:table-cell table:style-name="ce19"/>
          <table:table-cell table:style-name="ce9" table:content-validation-name="val1" office:value-type="string" calcext:value-type="string">
            <text:p>Homme</text:p>
          </table:table-cell>
          <table:table-cell table:style-name="ce19" table:content-validation-name="val4" office:value-type="string" calcext:value-type="string">
            <text:p>Enfant</text:p>
          </table:table-cell>
          <table:table-cell table:style-name="ce13" office:value-type="date" office:date-value="2016-11-29" calcext:value-type="date">
            <text:p>29/11/16</text:p>
          </table:table-cell>
          <table:table-cell table:style-name="ce17" table:formula="of:=DATEDIF([.P14]; [.$A$1]; &quot;m&quot;)" office:value-type="float" office:value="39" calcext:value-type="float">
            <text:p>39</text:p>
          </table:table-cell>
          <table:table-cell table:style-name="ce17" table:formula="of:=DATEDIF([.P14]; [.$A$1]; &quot;y&quot;)" office:value-type="float" office:value="3" calcext:value-type="float">
            <text:p>3</text:p>
          </table:table-cell>
          <table:table-cell table:style-name="ce17" office:value-type="float" office:value="2" calcext:value-type="float">
            <text:p>2</text:p>
          </table:table-cell>
          <table:table-cell table:style-name="ce30" office:value-type="date" office:date-value="2020-01-02" calcext:value-type="date">
            <text:p>02/01/2020</text:p>
          </table:table-cell>
          <table:table-cell table:style-name="ce33" office:value-type="float" office:value="4" calcext:value-type="float">
            <text:p>4</text:p>
          </table:table-cell>
          <table:table-cell table:style-name="ce30" office:value-type="date" office:date-value="2020-07-06" calcext:value-type="date">
            <text:p>06/07/2020</text:p>
          </table:table-cell>
          <table:table-cell table:style-name="ce33" office:value-type="float" office:value="4" calcext:value-type="float">
            <text:p>4</text:p>
          </table:table-cell>
          <table:table-cell table:style-name="ce33" table:formula="of:=[.W14]-[.U14]" office:value-type="float" office:value="0" calcext:value-type="float">
            <text:p>0</text:p>
          </table:table-cell>
          <table:table-cell table:style-name="ce30" office:value-type="date" office:date-value="2020-01-09" calcext:value-type="date">
            <text:p>09/01/2020</text:p>
          </table:table-cell>
          <table:table-cell table:style-name="ce33" office:value-type="float" office:value="23" calcext:value-type="float">
            <text:p>23</text:p>
          </table:table-cell>
          <table:table-cell table:style-name="ce33" office:value-type="float" office:value="21" calcext:value-type="float">
            <text:p>21</text:p>
          </table:table-cell>
          <table:table-cell table:style-name="ce33" table:formula="of:=[.AA14]-[.Z14]" office:value-type="float" office:value="-2" calcext:value-type="float">
            <text:p>-2</text:p>
          </table:table-cell>
          <table:table-cell table:style-name="ce33" office:value-type="float" office:value="2" calcext:value-type="float">
            <text:p>2</text:p>
          </table:table-cell>
          <table:table-cell table:style-name="ce33" office:value-type="string" calcext:value-type="string">
            <text:p>=</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Maison</text:p>
          </table:table-cell>
          <table:table-cell table:style-name="ce45" table:content-validation-name="val3" office:value-type="string" calcext:value-type="string">
            <text:p>Oui</text:p>
          </table:table-cell>
          <table:table-cell table:style-name="ce45" table:content-validation-name="val7" office:value-type="string" calcext:value-type="string">
            <text:p>4p et plus</text:p>
          </table:table-cell>
          <table:table-cell table:number-columns-repeated="2" table:style-name="ce45" table:content-validation-name="val8" office:value-type="string" calcext:value-type="string">
            <text:p>Seul</text:p>
          </table:table-cell>
          <table:table-cell table:style-name="ce45" office:value-type="string" calcext:value-type="string">
            <text:p>Fils</text:p>
          </table:table-cell>
          <table:table-cell table:style-name="ce45" table:content-validation-name="val9" office:value-type="string" calcext:value-type="string">
            <text:p>Télétravail</text:p>
          </table:table-cell>
          <table:table-cell table:style-name="ce49" table:content-validation-name="val10" office:value-type="string" calcext:value-type="string">
            <text:p>Autre</text:p>
          </table:table-cell>
          <table:table-cell table:style-name="ce49" office:value-type="string" calcext:value-type="string">
            <text:p>DMLA</text:p>
          </table:table-cell>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1" table:content-validation-name="val11" table:number-columns-repeated="2"/>
          <table:table-cell table:style-name="ce52"/>
          <table:table-cell table:style-name="ce51" table:content-validation-name="val12"/>
          <table:table-cell table:style-name="ce51" table:content-validation-name="val13" office:value-type="string" calcext:value-type="string">
            <text:p>comme d'hab</text:p>
          </table:table-cell>
          <table:table-cell table:style-name="ce51" table:content-validation-name="val14" office:value-type="string" calcext:value-type="string">
            <text:p>Neutre ou Ne sais pas</text:p>
          </table:table-cell>
          <table:table-cell table:style-name="ce45" table:content-validation-name="val15" office:value-type="string" calcext:value-type="string">
            <text:p>1/trimestre</text:p>
          </table:table-cell>
          <table:table-cell table:style-name="ce45" table:content-validation-name="val3" office:value-type="string" calcext:value-type="string">
            <text:p>Oui</text:p>
          </table:table-cell>
          <table:table-cell table:style-name="ce45" table:content-validation-name="val16" office:value-type="string" calcext:value-type="string">
            <text:p>Cabinet</text:p>
          </table:table-cell>
          <table:table-cell table:style-name="ce45" table:content-validation-name="val3"/>
          <table:table-cell table:style-name="ce45" table:content-validation-name="val17" office:value-type="string" calcext:value-type="string">
            <text:p>Aide ménagère</text:p>
          </table:table-cell>
          <table:table-cell table:style-name="ce45" table:content-validation-name="val18" table:number-columns-repeated="3"/>
          <table:table-cell table:style-name="ce45"/>
          <table:table-cell table:style-name="ce45" table:content-validation-name="val19" office:value-type="string" calcext:value-type="string">
            <text:p>Oui</text:p>
          </table:table-cell>
          <table:table-cell table:style-name="ce45" table:content-validation-name="val18" office:value-type="string" calcext:value-type="string">
            <text:p>Aide ménagère</text:p>
          </table:table-cell>
          <table:table-cell table:style-name="ce45" table:content-validation-name="val18" table:number-columns-repeated="3"/>
          <table:table-cell table:style-name="ce45"/>
          <table:table-cell table:style-name="ce49" table:content-validation-name="val20" office:value-type="string" calcext:value-type="string">
            <text:p>plus de dispo aidant</text:p>
          </table:table-cell>
          <table:table-cell table:style-name="ce49" table:content-validation-name="val20" table:number-columns-repeated="2"/>
          <table:table-cell table:style-name="ce49"/>
          <table:table-cell table:style-name="ce49" table:content-validation-name="val21" office:value-type="string" calcext:value-type="string">
            <text:p>Stimulat°</text:p>
          </table:table-cell>
          <table:table-cell table:style-name="ce49" table:content-validation-name="val21" table:number-columns-repeated="4"/>
          <table:table-cell table:style-name="ce49"/>
          <table:table-cell table:style-name="ce49" table:content-validation-name="val22" office:value-type="string" calcext:value-type="string">
            <text:p>Stimulat° co</text:p>
          </table:table-cell>
          <table:table-cell table:style-name="ce49" table:content-validation-name="val22" office:value-type="string" calcext:value-type="string">
            <text:p>stimulat° motrice</text:p>
          </table:table-cell>
          <table:table-cell table:style-name="ce49" table:content-validation-name="val22" office:value-type="string" calcext:value-type="string">
            <text:p>renfort aides</text:p>
          </table:table-cell>
          <table:table-cell table:style-name="ce49" table:content-validation-name="val22"/>
          <table:table-cell table:style-name="ce49"/>
          <table:table-cell table:style-name="ce49" table:content-validation-name="val23" table:number-columns-repeated="4"/>
          <table:table-cell table:style-name="ce49"/>
          <table:table-cell table:style-name="ce53" office:value-type="string" calcext:value-type="string">
            <text:p>Periode compliquée tant sur le plan perso que pro (aidant)</text:p>
          </table:table-cell>
          <table:table-cell table:style-name="ce58" table:content-validation-name="val24" office:value-type="string" calcext:value-type="string">
            <text:p>Oui</text:p>
          </table:table-cell>
          <table:table-cell table:style-name="ce58" office:value-type="string" calcext:value-type="string">
            <text:p>risque de contagion</text:p>
          </table:table-cell>
          <table:table-cell table:style-name="ce58" table:content-validation-name="val13" office:value-type="string" calcext:value-type="string">
            <text:p>comme d'hab</text:p>
          </table:table-cell>
          <table:table-cell table:style-name="ce58" office:value-type="string" calcext:value-type="string">
            <text:p>Pas vu de changement, pouvait sortir dans son jardin</text:p>
          </table:table-cell>
          <table:table-cell table:style-name="ce58" table:content-validation-name="val14" office:value-type="string" calcext:value-type="string">
            <text:p>Heureux</text:p>
          </table:table-cell>
          <table:table-cell table:style-name="ce58"/>
          <table:table-cell table:style-name="ce58" table:content-validation-name="val24" office:value-type="string" calcext:value-type="string">
            <text:p>non</text:p>
          </table:table-cell>
          <table:table-cell table:style-name="ce58" office:value-type="string" calcext:value-type="string">
            <text:p>je prends la vie comme elle vient</text:p>
          </table:table-cell>
          <table:table-cell table:style-name="ce58" table:content-validation-name="val24" office:value-type="string" calcext:value-type="string">
            <text:p>non</text:p>
          </table:table-cell>
          <table:table-cell table:style-name="ce58" office:value-type="string" calcext:value-type="string">
            <text:p>A besoin de rester un peu active</text:p>
          </table:table-cell>
          <table:table-cell table:style-name="ce58" table:content-validation-name="val24" office:value-type="string" calcext:value-type="string">
            <text:p>non</text:p>
          </table:table-cell>
          <table:table-cell table:style-name="ce58"/>
          <table:table-cell table:style-name="ce58" office:value-type="string" calcext:value-type="string">
            <text:p>contente</text:p>
          </table:table-cell>
          <table:table-cell table:number-columns-repeated="921"/>
        </table:table-row>
        <table:table-row table:style-name="ro12">
          <table:table-cell table:style-name="ce4" office:value-type="string" calcext:value-type="string">
            <text:p>B12</text:p>
          </table:table-cell>
          <table:table-cell table:style-name="ce9" table:content-validation-name="val1" office:value-type="string" calcext:value-type="string">
            <text:p>Femme</text:p>
          </table:table-cell>
          <table:table-cell table:style-name="ce13" office:value-type="date" office:date-value="1946-10-24" calcext:value-type="date">
            <text:p>24/10/46</text:p>
          </table:table-cell>
          <table:table-cell table:style-name="ce17" table:formula="of:=INT(([.$A$1]-[.C15])/365.25)" office:value-type="float" office:value="73" calcext:value-type="float">
            <text:p>73</text:p>
          </table:table-cell>
          <table:table-cell table:style-name="ce19" table:content-validation-name="val2" office:value-type="string" calcext:value-type="string">
            <text:p>Marié</text:p>
          </table:table-cell>
          <table:table-cell table:style-name="ce19" table:content-validation-name="val3" office:value-type="string" calcext:value-type="string">
            <text:p>Oui</text:p>
          </table:table-cell>
          <table:table-cell table:style-name="ce19" office:value-type="string" calcext:value-type="string">
            <text:p>Parkinson</text:p>
          </table:table-cell>
          <table:table-cell table:style-name="ce17" office:value-type="string" calcext:value-type="string">
            <text:p>?</text:p>
          </table:table-cell>
          <table:table-cell table:style-name="ce19" office:value-type="string" calcext:value-type="string">
            <text:p>Apnée du sommeil</text:p>
          </table:table-cell>
          <table:table-cell table:style-name="ce19" office:value-type="string" calcext:value-type="string">
            <text:p>Cancer sein gauche traité</text:p>
          </table:table-cell>
          <table:table-cell table:style-name="ce19" office:value-type="string" calcext:value-type="string">
            <text:p>Dysplasie congénitale de hanche</text:p>
          </table:table-cell>
          <table:table-cell table:style-name="ce19" table:number-columns-repeated="2"/>
          <table:table-cell table:style-name="ce9" table:content-validation-name="val1" office:value-type="string" calcext:value-type="string">
            <text:p>Homme</text:p>
          </table:table-cell>
          <table:table-cell table:style-name="ce19" table:content-validation-name="val4" office:value-type="string" calcext:value-type="string">
            <text:p>Conjoint</text:p>
          </table:table-cell>
          <table:table-cell table:style-name="ce13" office:value-type="date" office:date-value="2020-01-06" calcext:value-type="date">
            <text:p>06/01/20</text:p>
          </table:table-cell>
          <table:table-cell table:style-name="ce17" table:formula="of:=DATEDIF([.P15]; [.$A$1]; &quot;m&quot;)" office:value-type="float" office:value="2" calcext:value-type="float">
            <text:p>2</text:p>
          </table:table-cell>
          <table:table-cell table:style-name="ce17" table:formula="of:=DATEDIF([.P15]; [.$A$1]; &quot;y&quot;)" office:value-type="float" office:value="0" calcext:value-type="float">
            <text:p>0</text:p>
          </table:table-cell>
          <table:table-cell table:style-name="ce17" office:value-type="float" office:value="1" calcext:value-type="float">
            <text:p>1</text:p>
          </table:table-cell>
          <table:table-cell table:style-name="ce30" office:value-type="date" office:date-value="2020-01-02" calcext:value-type="date">
            <text:p>02/01/2020</text:p>
          </table:table-cell>
          <table:table-cell table:style-name="ce33" office:value-type="float" office:value="4" calcext:value-type="float">
            <text:p>4</text:p>
          </table:table-cell>
          <table:table-cell table:style-name="ce30" office:value-type="date" office:date-value="2020-06-26" calcext:value-type="date">
            <text:p>26/06/2020</text:p>
          </table:table-cell>
          <table:table-cell table:style-name="ce33" office:value-type="float" office:value="2" calcext:value-type="float">
            <text:p>2</text:p>
          </table:table-cell>
          <table:table-cell table:style-name="ce33" table:formula="of:=[.W15]-[.U15]" office:value-type="float" office:value="-2" calcext:value-type="float">
            <text:p>-2</text:p>
          </table:table-cell>
          <table:table-cell table:style-name="ce30" office:value-type="date" office:date-value="2020-01-06" calcext:value-type="date">
            <text:p>06/01/2020</text:p>
          </table:table-cell>
          <table:table-cell table:style-name="ce33" office:value-type="float" office:value="26" calcext:value-type="float">
            <text:p>26</text:p>
          </table:table-cell>
          <table:table-cell table:style-name="ce33" office:value-type="float" office:value="22" calcext:value-type="float">
            <text:p>22</text:p>
          </table:table-cell>
          <table:table-cell table:style-name="ce33" table:formula="of:=[.AA15]-[.Z15]" office:value-type="float" office:value="-4" calcext:value-type="float">
            <text:p>-4</text:p>
          </table:table-cell>
          <table:table-cell table:style-name="ce38"/>
          <table:table-cell table:style-name="ce38" office:value-type="string" calcext:value-type="string">
            <text:p>Suspendu</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Appartement</text:p>
          </table:table-cell>
          <table:table-cell table:style-name="ce45" table:content-validation-name="val3" office:value-type="string" calcext:value-type="string">
            <text:p>Non</text:p>
          </table:table-cell>
          <table:table-cell table:style-name="ce45" table:content-validation-name="val7" office:value-type="string" calcext:value-type="string">
            <text:p>4p et plus</text:p>
          </table:table-cell>
          <table:table-cell table:number-columns-repeated="2" table:style-name="ce45" table:content-validation-name="val8" office:value-type="float" office:value="1" calcext:value-type="float">
            <text:p>1</text:p>
          </table:table-cell>
          <table:table-cell table:style-name="ce45" office:value-type="string" calcext:value-type="string">
            <text:p>Epoux</text:p>
          </table:table-cell>
          <table:table-cell table:style-name="ce45" table:content-validation-name="val9"/>
          <table:table-cell table:style-name="ce49" table:content-validation-name="val10" office:value-type="string" calcext:value-type="string">
            <text:p>Autre</text:p>
          </table:table-cell>
          <table:table-cell table:style-name="ce49" office:value-type="string" calcext:value-type="string">
            <text:p>poussée d'ins cardiaque avec oedèmes et bradycardie, PCR - pour hospi</text:p>
          </table:table-cell>
          <table:table-cell table:style-name="ce49" table:content-validation-name="val3" office:value-type="string" calcext:value-type="string">
            <text:p>Oui</text:p>
          </table:table-cell>
          <table:table-cell table:style-name="ce50" office:value-type="date" office:date-value="2020-04-25" calcext:value-type="date">
            <text:p>25/04/2020</text:p>
          </table:table-cell>
          <table:table-cell table:style-name="ce49" office:value-type="string" calcext:value-type="string">
            <text:p>Cardio + SSR</text:p>
          </table:table-cell>
          <table:table-cell table:style-name="ce49" office:value-type="string" calcext:value-type="string">
            <text:p>2 mois</text:p>
          </table:table-cell>
          <table:table-cell table:style-name="ce49" office:value-type="string" calcext:value-type="string">
            <text:p>Pose de pace-maker</text:p>
          </table:table-cell>
          <table:table-cell table:style-name="ce49" table:content-validation-name="val3" office:value-type="string" calcext:value-type="string">
            <text:p>Oui</text:p>
          </table:table-cell>
          <table:table-cell table:style-name="ce49"/>
          <table:table-cell table:style-name="ce49" table:content-validation-name="val3" office:value-type="string" calcext:value-type="string">
            <text:p>Oui</text:p>
          </table:table-cell>
          <table:table-cell table:number-columns-repeated="2" table:style-name="ce51" table:content-validation-name="val11" office:value-type="string" calcext:value-type="string">
            <text:p>RDV med</text:p>
          </table:table-cell>
          <table:table-cell table:style-name="ce52" office:value-type="string" calcext:value-type="string">
            <text:p>Onco, neuro et contrôle VNI</text:p>
          </table:table-cell>
          <table:table-cell table:style-name="ce51" table:content-validation-name="val12" office:value-type="string" calcext:value-type="string">
            <text:p>Annulat° pro</text:p>
          </table:table-cell>
          <table:table-cell table:style-name="ce51" table:content-validation-name="val13"/>
          <table:table-cell table:style-name="ce51" table:content-validation-name="val14"/>
          <table:table-cell table:style-name="ce45" table:content-validation-name="val15" office:value-type="string" calcext:value-type="string">
            <text:p>1/trimestre</text:p>
          </table:table-cell>
          <table:table-cell table:style-name="ce45" table:content-validation-name="val3" office:value-type="string" calcext:value-type="string">
            <text:p>Oui</text:p>
          </table:table-cell>
          <table:table-cell table:style-name="ce45" table:content-validation-name="val16" office:value-type="string" calcext:value-type="string">
            <text:p>Cabinet</text:p>
          </table:table-cell>
          <table:table-cell table:style-name="ce45" table:content-validation-name="val3"/>
          <table:table-cell table:style-name="ce45" table:content-validation-name="val17" office:value-type="string" calcext:value-type="string">
            <text:p>Kiné à dom</text:p>
          </table:table-cell>
          <table:table-cell table:style-name="ce45" table:content-validation-name="val18" table:number-columns-repeated="3"/>
          <table:table-cell table:style-name="ce45"/>
          <table:table-cell table:style-name="ce45" table:content-validation-name="val19" office:value-type="string" calcext:value-type="string">
            <text:p>Oui</text:p>
          </table:table-cell>
          <table:table-cell table:style-name="ce45" table:content-validation-name="val18" office:value-type="string" calcext:value-type="string">
            <text:p>Kiné à dom</text:p>
          </table:table-cell>
          <table:table-cell table:style-name="ce45" table:content-validation-name="val18" table:number-columns-repeated="3"/>
          <table:table-cell table:style-name="ce45"/>
          <table:table-cell table:style-name="ce49" table:content-validation-name="val20" table:number-columns-repeated="3"/>
          <table:table-cell table:style-name="ce49"/>
          <table:table-cell table:style-name="ce49" table:content-validation-name="val21" office:value-type="string" calcext:value-type="string">
            <text:p>Stimulat°</text:p>
          </table:table-cell>
          <table:table-cell table:style-name="ce49" table:content-validation-name="val21" office:value-type="string" calcext:value-type="string">
            <text:p>Tbles comportemt</text:p>
          </table:table-cell>
          <table:table-cell table:style-name="ce49" table:content-validation-name="val21" office:value-type="string" calcext:value-type="string">
            <text:p>soins d'hygiène</text:p>
          </table:table-cell>
          <table:table-cell table:style-name="ce49" table:content-validation-name="val21" table:number-columns-repeated="2"/>
          <table:table-cell table:style-name="ce49"/>
          <table:table-cell table:style-name="ce49" table:content-validation-name="val22" office:value-type="string" calcext:value-type="string">
            <text:p>Stimulat° co</text:p>
          </table:table-cell>
          <table:table-cell table:style-name="ce49" table:content-validation-name="val22" office:value-type="string" calcext:value-type="string">
            <text:p>stimulat° motrice</text:p>
          </table:table-cell>
          <table:table-cell table:style-name="ce49" table:content-validation-name="val22" table:number-columns-repeated="2"/>
          <table:table-cell table:style-name="ce49"/>
          <table:table-cell table:style-name="ce49" table:content-validation-name="val23" office:value-type="string" calcext:value-type="string">
            <text:p>HT</text:p>
          </table:table-cell>
          <table:table-cell table:style-name="ce49" table:content-validation-name="val23" office:value-type="string" calcext:value-type="string">
            <text:p>Format°</text:p>
          </table:table-cell>
          <table:table-cell table:style-name="ce49" table:content-validation-name="val23" office:value-type="string" calcext:value-type="string">
            <text:p>Détente</text:p>
          </table:table-cell>
          <table:table-cell table:style-name="ce49" table:content-validation-name="val23"/>
          <table:table-cell table:style-name="ce49"/>
          <table:table-cell table:style-name="ce53"/>
          <table:table-cell table:style-name="ce58" table:content-validation-name="val24" office:value-type="string" calcext:value-type="string">
            <text:p>Oui</text:p>
          </table:table-cell>
          <table:table-cell table:style-name="ce58" office:value-type="string" calcext:value-type="string">
            <text:p>Virus qui est polluant, se distribue facilement, grande contagiosité : troubles physiques plus importnats (cherche ses mots, emploie un mot pour un autre)</text:p>
          </table:table-cell>
          <table:table-cell table:style-name="ce58" table:content-validation-name="val13" office:value-type="string" calcext:value-type="string">
            <text:p>moins</text:p>
          </table:table-cell>
          <table:table-cell table:style-name="ce58" office:value-type="string" calcext:value-type="string">
            <text:p>Fragile, essoufflée (ins cardiaque), quand suis allée chez le médecin, je n'en pouvais plus, failli tomber à la renverse, c'était un cauchemar</text:p>
          </table:table-cell>
          <table:table-cell table:style-name="ce58" table:content-validation-name="val14" office:value-type="string" calcext:value-type="string">
            <text:p>Neutre ou Ne sais pas</text:p>
          </table:table-cell>
          <table:table-cell table:style-name="ce58" office:value-type="string" calcext:value-type="string">
            <text:p>comme avant</text:p>
          </table:table-cell>
          <table:table-cell table:style-name="ce58" table:content-validation-name="val24" office:value-type="string" calcext:value-type="string">
            <text:p>Oui</text:p>
          </table:table-cell>
          <table:table-cell table:style-name="ce58" office:value-type="string" calcext:value-type="string">
            <text:p>inquiète, peut attraper covid partout, gens touchent à tout, même par les animaux, gênée quand voit pas la viande servie chez boucher, pareil pour fruits qui la gêne aussi, davantage peur du covid que de sa maladie cardiaque</text:p>
          </table:table-cell>
          <table:table-cell table:style-name="ce58" table:content-validation-name="val24" office:value-type="string" calcext:value-type="string">
            <text:p>Oui</text:p>
          </table:table-cell>
          <table:table-cell table:style-name="ce58" office:value-type="string" calcext:value-type="string">
            <text:p>pour se déplacer, aller au fauteul, faire les transferts, besoin d'aide pour s'habiller et se déshabiller, époux l'aide pour la toilette mais continue à faire ce qu'elle peut faire seule</text:p>
          </table:table-cell>
          <table:table-cell table:style-name="ce58" table:content-validation-name="val24" office:value-type="string" calcext:value-type="string">
            <text:p>non</text:p>
          </table:table-cell>
          <table:table-cell table:style-name="ce58"/>
          <table:table-cell table:style-name="ce58" office:value-type="string" calcext:value-type="string">
            <text:p>Pas forcément envie de reprendre l'ADJ, dépend si son mari souhaite un jour de repos ou pas, ADJ ne lui approte rien, exercices trop faciles, les femmes ne </text:p>
            <text:p>le chauffeur parle bcp</text:p>
          </table:table-cell>
          <table:table-cell table:number-columns-repeated="921"/>
        </table:table-row>
        <table:table-row table:style-name="ro13">
          <table:table-cell table:style-name="ce4" office:value-type="string" calcext:value-type="string">
            <text:p>B13</text:p>
          </table:table-cell>
          <table:table-cell table:style-name="ce9" table:content-validation-name="val1" office:value-type="string" calcext:value-type="string">
            <text:p>Homme</text:p>
          </table:table-cell>
          <table:table-cell table:style-name="ce13" office:value-type="date" office:date-value="1939-06-08" calcext:value-type="date">
            <text:p>08/06/39</text:p>
          </table:table-cell>
          <table:table-cell table:style-name="ce17" table:formula="of:=INT(([.$A$1]-[.C16])/365.25)" office:value-type="float" office:value="80" calcext:value-type="float">
            <text:p>80</text:p>
          </table:table-cell>
          <table:table-cell table:style-name="ce19" table:content-validation-name="val2" office:value-type="string" calcext:value-type="string">
            <text:p>En couple</text:p>
          </table:table-cell>
          <table:table-cell table:style-name="ce19" table:content-validation-name="val3" office:value-type="string" calcext:value-type="string">
            <text:p>Oui</text:p>
          </table:table-cell>
          <table:table-cell table:style-name="ce19" office:value-type="string" calcext:value-type="string">
            <text:p>Alzheimer</text:p>
          </table:table-cell>
          <table:table-cell table:style-name="ce17" office:value-type="float" office:value="2012" calcext:value-type="float">
            <text:p>2012</text:p>
          </table:table-cell>
          <table:table-cell table:style-name="ce19" office:value-type="string" calcext:value-type="string">
            <text:p>Diabète</text:p>
          </table:table-cell>
          <table:table-cell table:style-name="ce19" office:value-type="string" calcext:value-type="string">
            <text:p>Hypertension artérielle</text:p>
          </table:table-cell>
          <table:table-cell table:style-name="ce19" office:value-type="string" calcext:value-type="string">
            <text:p>Pontage coronarien</text:p>
          </table:table-cell>
          <table:table-cell table:style-name="ce19" office:value-type="string" calcext:value-type="string">
            <text:p>Polyomyélite</text:p>
          </table:table-cell>
          <table:table-cell table:style-name="ce19"/>
          <table:table-cell table:style-name="ce9" table:content-validation-name="val1" office:value-type="string" calcext:value-type="string">
            <text:p>Homme</text:p>
          </table:table-cell>
          <table:table-cell table:style-name="ce19" table:content-validation-name="val4" office:value-type="string" calcext:value-type="string">
            <text:p>Enfant</text:p>
          </table:table-cell>
          <table:table-cell table:style-name="ce13" office:value-type="date" office:date-value="2019-12-17" calcext:value-type="date">
            <text:p>17/12/19</text:p>
          </table:table-cell>
          <table:table-cell table:style-name="ce17" table:formula="of:=DATEDIF([.P16]; [.$A$1]; &quot;m&quot;)" office:value-type="float" office:value="3" calcext:value-type="float">
            <text:p>3</text:p>
          </table:table-cell>
          <table:table-cell table:style-name="ce17" table:formula="of:=DATEDIF([.P16]; [.$A$1]; &quot;y&quot;)" office:value-type="float" office:value="0" calcext:value-type="float">
            <text:p>0</text:p>
          </table:table-cell>
          <table:table-cell table:style-name="ce17" office:value-type="float" office:value="2" calcext:value-type="float">
            <text:p>2</text:p>
          </table:table-cell>
          <table:table-cell table:style-name="ce30" office:value-type="date" office:date-value="2020-01-02" calcext:value-type="date">
            <text:p>02/01/2020</text:p>
          </table:table-cell>
          <table:table-cell table:style-name="ce33" office:value-type="float" office:value="5" calcext:value-type="float">
            <text:p>5</text:p>
          </table:table-cell>
          <table:table-cell table:style-name="ce30" office:value-type="date" office:date-value="2020-06-30" calcext:value-type="date">
            <text:p>30/06/2020</text:p>
          </table:table-cell>
          <table:table-cell table:style-name="ce33" office:value-type="float" office:value="5" calcext:value-type="float">
            <text:p>5</text:p>
          </table:table-cell>
          <table:table-cell table:style-name="ce33" table:formula="of:=[.W16]-[.U16]" office:value-type="float" office:value="0" calcext:value-type="float">
            <text:p>0</text:p>
          </table:table-cell>
          <table:table-cell table:style-name="ce30" office:value-type="date" office:date-value="2020-01-03" calcext:value-type="date">
            <text:p>03/01/2020</text:p>
          </table:table-cell>
          <table:table-cell table:number-columns-repeated="2" table:style-name="ce33" office:value-type="float" office:value="21" calcext:value-type="float">
            <text:p>21</text:p>
          </table:table-cell>
          <table:table-cell table:style-name="ce33" table:formula="of:=[.AA16]-[.Z16]" office:value-type="float" office:value="0" calcext:value-type="float">
            <text:p>0</text:p>
          </table:table-cell>
          <table:table-cell table:style-name="ce33" office:value-type="float" office:value="2" calcext:value-type="float">
            <text:p>2</text:p>
          </table:table-cell>
          <table:table-cell table:style-name="ce33" office:value-type="string" calcext:value-type="string">
            <text:p>=</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Maison</text:p>
          </table:table-cell>
          <table:table-cell table:style-name="ce45" table:content-validation-name="val3" office:value-type="string" calcext:value-type="string">
            <text:p>Oui</text:p>
          </table:table-cell>
          <table:table-cell table:style-name="ce45" table:content-validation-name="val7" office:value-type="string" calcext:value-type="string">
            <text:p>4p et plus</text:p>
          </table:table-cell>
          <table:table-cell table:number-columns-repeated="2" table:style-name="ce45" table:content-validation-name="val8" office:value-type="string" calcext:value-type="string">
            <text:p>2 et plus</text:p>
          </table:table-cell>
          <table:table-cell table:style-name="ce45" office:value-type="string" calcext:value-type="string">
            <text:p>Fils</text:p>
          </table:table-cell>
          <table:table-cell table:style-name="ce45" table:content-validation-name="val9" office:value-type="string" calcext:value-type="string">
            <text:p>Non</text:p>
          </table:table-cell>
          <table:table-cell table:style-name="ce49" table:content-validation-name="val10"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1" table:content-validation-name="val11" table:number-columns-repeated="2"/>
          <table:table-cell table:style-name="ce52"/>
          <table:table-cell table:style-name="ce51" table:content-validation-name="val12"/>
          <table:table-cell table:style-name="ce51" table:content-validation-name="val13" office:value-type="string" calcext:value-type="string">
            <text:p>comme d'hab</text:p>
          </table:table-cell>
          <table:table-cell table:style-name="ce51" table:content-validation-name="val14" office:value-type="string" calcext:value-type="string">
            <text:p>Heureux</text:p>
          </table:table-cell>
          <table:table-cell table:style-name="ce45" table:content-validation-name="val15" office:value-type="string" calcext:value-type="string">
            <text:p>1/trimestre</text:p>
          </table:table-cell>
          <table:table-cell table:style-name="ce45" table:content-validation-name="val3" office:value-type="string" calcext:value-type="string">
            <text:p>Non</text:p>
          </table:table-cell>
          <table:table-cell table:style-name="ce45" table:content-validation-name="val16"/>
          <table:table-cell table:style-name="ce45" table:content-validation-name="val3"/>
          <table:table-cell table:style-name="ce45" table:content-validation-name="val17" office:value-type="string" calcext:value-type="string">
            <text:p>Aucun</text:p>
          </table:table-cell>
          <table:table-cell table:style-name="ce45" table:content-validation-name="val18" table:number-columns-repeated="3"/>
          <table:table-cell table:style-name="ce45"/>
          <table:table-cell table:style-name="ce45" table:content-validation-name="val19"/>
          <table:table-cell table:style-name="ce45" table:content-validation-name="val18" table:number-columns-repeated="4"/>
          <table:table-cell table:style-name="ce45"/>
          <table:table-cell table:style-name="ce49" table:content-validation-name="val20" table:number-columns-repeated="3"/>
          <table:table-cell table:style-name="ce49"/>
          <table:table-cell table:style-name="ce49" table:content-validation-name="val21" table:number-columns-repeated="5"/>
          <table:table-cell table:style-name="ce49"/>
          <table:table-cell table:style-name="ce49" table:content-validation-name="val22" office:value-type="string" calcext:value-type="string">
            <text:p>Stimulat° co</text:p>
          </table:table-cell>
          <table:table-cell table:style-name="ce49" table:content-validation-name="val22" table:number-columns-repeated="3"/>
          <table:table-cell table:style-name="ce49"/>
          <table:table-cell table:style-name="ce49" table:content-validation-name="val23" table:number-columns-repeated="4"/>
          <table:table-cell table:style-name="ce49"/>
          <table:table-cell table:style-name="ce53"/>
          <table:table-cell table:style-name="ce58" table:content-validation-name="val24" office:value-type="string" calcext:value-type="string">
            <text:p>non</text:p>
          </table:table-cell>
          <table:table-cell table:style-name="ce58" office:value-type="string" calcext:value-type="string">
            <text:p>Ne se souvient pas</text:p>
          </table:table-cell>
          <table:table-cell table:style-name="ce58" table:content-validation-name="val13" office:value-type="string" calcext:value-type="string">
            <text:p>comme d'hab</text:p>
          </table:table-cell>
          <table:table-cell table:style-name="ce58"/>
          <table:table-cell table:style-name="ce58" table:content-validation-name="val14" office:value-type="string" calcext:value-type="string">
            <text:p>Heureux</text:p>
          </table:table-cell>
          <table:table-cell table:style-name="ce58"/>
          <table:table-cell table:style-name="ce58" table:content-validation-name="val24" office:value-type="string" calcext:value-type="string">
            <text:p>non</text:p>
          </table:table-cell>
          <table:table-cell table:style-name="ce58" office:value-type="string" calcext:value-type="string">
            <text:p>se laisse vivre</text:p>
          </table:table-cell>
          <table:table-cell table:style-name="ce58" table:content-validation-name="val24" office:value-type="string" calcext:value-type="string">
            <text:p>non</text:p>
          </table:table-cell>
          <table:table-cell table:style-name="ce58"/>
          <table:table-cell table:style-name="ce58" table:content-validation-name="val24" office:value-type="string" calcext:value-type="string">
            <text:p>Oui</text:p>
          </table:table-cell>
          <table:table-cell table:style-name="ce58" office:value-type="string" calcext:value-type="string">
            <text:p>n'arrive pas à se rappeler</text:p>
          </table:table-cell>
          <table:table-cell table:style-name="ce58" office:value-type="string" calcext:value-type="string">
            <text:p>Le reprise bouscule ses habitudes et sa tranquilité, pas pressé de revenir</text:p>
          </table:table-cell>
          <table:table-cell table:number-columns-repeated="921"/>
        </table:table-row>
        <table:table-row table:style-name="ro6">
          <table:table-cell table:style-name="ce4" office:value-type="string" calcext:value-type="string">
            <text:p>B14</text:p>
          </table:table-cell>
          <table:table-cell table:style-name="ce9" table:content-validation-name="val1" office:value-type="string" calcext:value-type="string">
            <text:p>Femme</text:p>
          </table:table-cell>
          <table:table-cell table:style-name="ce13" office:value-type="date" office:date-value="1947-12-12" calcext:value-type="date">
            <text:p>12/12/47</text:p>
          </table:table-cell>
          <table:table-cell table:style-name="ce17" table:formula="of:=INT(([.$A$1]-[.C17])/365.25)" office:value-type="float" office:value="72" calcext:value-type="float">
            <text:p>72</text:p>
          </table:table-cell>
          <table:table-cell table:style-name="ce19" table:content-validation-name="val2" office:value-type="string" calcext:value-type="string">
            <text:p>Marié</text:p>
          </table:table-cell>
          <table:table-cell table:style-name="ce19" table:content-validation-name="val3" office:value-type="string" calcext:value-type="string">
            <text:p>Oui</text:p>
          </table:table-cell>
          <table:table-cell table:style-name="ce19" office:value-type="string" calcext:value-type="string">
            <text:p>Alzheimer</text:p>
          </table:table-cell>
          <table:table-cell table:style-name="ce17" office:value-type="string" calcext:value-type="string">
            <text:p>?</text:p>
          </table:table-cell>
          <table:table-cell table:style-name="ce19" office:value-type="string" calcext:value-type="string">
            <text:p>Dépression</text:p>
          </table:table-cell>
          <table:table-cell table:style-name="ce19" office:value-type="string" calcext:value-type="string">
            <text:p>Hypercholestérolémie</text:p>
          </table:table-cell>
          <table:table-cell table:style-name="ce19" table:number-columns-repeated="3"/>
          <table:table-cell table:style-name="ce9" table:content-validation-name="val1" office:value-type="string" calcext:value-type="string">
            <text:p>Homme</text:p>
          </table:table-cell>
          <table:table-cell table:style-name="ce19" table:content-validation-name="val4" office:value-type="string" calcext:value-type="string">
            <text:p>Conjoint</text:p>
          </table:table-cell>
          <table:table-cell table:style-name="ce13" office:value-type="date" office:date-value="2018-12-21" calcext:value-type="date">
            <text:p>21/12/18</text:p>
          </table:table-cell>
          <table:table-cell table:style-name="ce17" table:formula="of:=DATEDIF([.P17]; [.$A$1]; &quot;m&quot;)" office:value-type="float" office:value="14" calcext:value-type="float">
            <text:p>14</text:p>
          </table:table-cell>
          <table:table-cell table:style-name="ce17" table:formula="of:=DATEDIF([.P17]; [.$A$1]; &quot;y&quot;)" office:value-type="float" office:value="1" calcext:value-type="float">
            <text:p>1</text:p>
          </table:table-cell>
          <table:table-cell table:style-name="ce17" office:value-type="float" office:value="2" calcext:value-type="float">
            <text:p>2</text:p>
          </table:table-cell>
          <table:table-cell table:style-name="ce30" office:value-type="date" office:date-value="2020-01-02" calcext:value-type="date">
            <text:p>02/01/2020</text:p>
          </table:table-cell>
          <table:table-cell table:style-name="ce33" office:value-type="float" office:value="2" calcext:value-type="float">
            <text:p>2</text:p>
          </table:table-cell>
          <table:table-cell table:style-name="ce30" office:value-type="date" office:date-value="2020-06-30" calcext:value-type="date">
            <text:p>30/06/2020</text:p>
          </table:table-cell>
          <table:table-cell table:style-name="ce33" office:value-type="float" office:value="2" calcext:value-type="float">
            <text:p>2</text:p>
          </table:table-cell>
          <table:table-cell table:style-name="ce33" table:formula="of:=[.W17]-[.U17]" office:value-type="float" office:value="0" calcext:value-type="float">
            <text:p>0</text:p>
          </table:table-cell>
          <table:table-cell table:style-name="ce30" office:value-type="date" office:date-value="2020-01-03" calcext:value-type="date">
            <text:p>03/01/2020</text:p>
          </table:table-cell>
          <table:table-cell table:number-columns-repeated="2" table:style-name="ce33" office:value-type="string" calcext:value-type="string">
            <text:p>inf 10</text:p>
          </table:table-cell>
          <table:table-cell table:style-name="ce33" office:value-type="float" office:value="0" calcext:value-type="float">
            <text:p>0</text:p>
          </table:table-cell>
          <table:table-cell table:style-name="ce33" office:value-type="float" office:value="2" calcext:value-type="float">
            <text:p>2</text:p>
          </table:table-cell>
          <table:table-cell table:style-name="ce33" office:value-type="string" calcext:value-type="string">
            <text:p>=</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Maison</text:p>
          </table:table-cell>
          <table:table-cell table:style-name="ce45" table:content-validation-name="val3" office:value-type="string" calcext:value-type="string">
            <text:p>Oui</text:p>
          </table:table-cell>
          <table:table-cell table:style-name="ce45" table:content-validation-name="val7" office:value-type="string" calcext:value-type="string">
            <text:p>4p et plus</text:p>
          </table:table-cell>
          <table:table-cell table:number-columns-repeated="2" table:style-name="ce45" table:content-validation-name="val8" office:value-type="float" office:value="1" calcext:value-type="float">
            <text:p>1</text:p>
          </table:table-cell>
          <table:table-cell table:style-name="ce45" office:value-type="string" calcext:value-type="string">
            <text:p>Epoux</text:p>
          </table:table-cell>
          <table:table-cell table:style-name="ce45" table:content-validation-name="val9"/>
          <table:table-cell table:style-name="ce49" table:content-validation-name="val10" office:value-type="string" calcext:value-type="string">
            <text:p>Chute</text:p>
          </table:table-cell>
          <table:table-cell table:style-name="ce49" office:value-type="string" calcext:value-type="string">
            <text:p>sans gravité</text:p>
          </table:table-cell>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1" table:content-validation-name="val11" table:number-columns-repeated="2"/>
          <table:table-cell table:style-name="ce52"/>
          <table:table-cell table:style-name="ce51" table:content-validation-name="val12"/>
          <table:table-cell table:style-name="ce51" table:content-validation-name="val13"/>
          <table:table-cell table:style-name="ce51" table:content-validation-name="val14"/>
          <table:table-cell table:style-name="ce45" table:content-validation-name="val15" office:value-type="string" calcext:value-type="string">
            <text:p>1/trimestre</text:p>
          </table:table-cell>
          <table:table-cell table:style-name="ce45" table:content-validation-name="val3" office:value-type="string" calcext:value-type="string">
            <text:p>Oui</text:p>
          </table:table-cell>
          <table:table-cell table:style-name="ce45" table:content-validation-name="val16" office:value-type="string" calcext:value-type="string">
            <text:p>Tel</text:p>
          </table:table-cell>
          <table:table-cell table:style-name="ce45" table:content-validation-name="val3"/>
          <table:table-cell table:style-name="ce45" table:content-validation-name="val17" office:value-type="string" calcext:value-type="string">
            <text:p>Aide ménagère</text:p>
          </table:table-cell>
          <table:table-cell table:style-name="ce45" table:content-validation-name="val18" office:value-type="string" calcext:value-type="string">
            <text:p>AVS</text:p>
          </table:table-cell>
          <table:table-cell table:style-name="ce45" table:content-validation-name="val18" table:number-columns-repeated="2"/>
          <table:table-cell table:style-name="ce45"/>
          <table:table-cell table:style-name="ce45" table:content-validation-name="val19" office:value-type="string" calcext:value-type="string">
            <text:p>Oui</text:p>
          </table:table-cell>
          <table:table-cell table:style-name="ce45" table:content-validation-name="val18" office:value-type="string" calcext:value-type="string">
            <text:p>Aide ménagère</text:p>
          </table:table-cell>
          <table:table-cell table:style-name="ce45" table:content-validation-name="val18" table:number-columns-repeated="3"/>
          <table:table-cell table:style-name="ce45"/>
          <table:table-cell table:style-name="ce49" table:content-validation-name="val20" office:value-type="string" calcext:value-type="string">
            <text:p>renforcemt liens familiaux</text:p>
          </table:table-cell>
          <table:table-cell table:style-name="ce49" table:content-validation-name="val20" table:number-columns-repeated="2"/>
          <table:table-cell table:style-name="ce49"/>
          <table:table-cell table:style-name="ce49" table:content-validation-name="val21" office:value-type="string" calcext:value-type="string">
            <text:p>Stimulat°</text:p>
          </table:table-cell>
          <table:table-cell table:style-name="ce49" table:content-validation-name="val21" office:value-type="string" calcext:value-type="string">
            <text:p>soins d'hygiène</text:p>
          </table:table-cell>
          <table:table-cell table:style-name="ce49" table:content-validation-name="val21" table:number-columns-repeated="3"/>
          <table:table-cell table:style-name="ce49"/>
          <table:table-cell table:style-name="ce49" table:content-validation-name="val22" office:value-type="string" calcext:value-type="string">
            <text:p>Stimulat° co</text:p>
          </table:table-cell>
          <table:table-cell table:style-name="ce49" table:content-validation-name="val22" office:value-type="string" calcext:value-type="string">
            <text:p>stimulat° motrice</text:p>
          </table:table-cell>
          <table:table-cell table:style-name="ce49" table:content-validation-name="val22" office:value-type="string" calcext:value-type="string">
            <text:p>IDE pr TT</text:p>
          </table:table-cell>
          <table:table-cell table:style-name="ce49" table:content-validation-name="val22"/>
          <table:table-cell table:style-name="ce49"/>
          <table:table-cell table:style-name="ce49" table:content-validation-name="val23" office:value-type="string" calcext:value-type="string">
            <text:p>Répit a dom</text:p>
          </table:table-cell>
          <table:table-cell table:style-name="ce49" table:content-validation-name="val23" office:value-type="string" calcext:value-type="string">
            <text:p>HT</text:p>
          </table:table-cell>
          <table:table-cell table:style-name="ce49" table:content-validation-name="val23" office:value-type="string" calcext:value-type="string">
            <text:p>Détente</text:p>
          </table:table-cell>
          <table:table-cell table:style-name="ce49" table:content-validation-name="val23"/>
          <table:table-cell table:style-name="ce49"/>
          <table:table-cell table:style-name="ce53"/>
          <table:table-cell table:style-name="ce58" table:content-validation-name="val24" office:value-type="string" calcext:value-type="string">
            <text:p>non</text:p>
          </table:table-cell>
          <table:table-cell table:style-name="ce58"/>
          <table:table-cell table:style-name="ce58" office:value-type="string" calcext:value-type="string">
            <text:p>Non évaluable</text:p>
          </table:table-cell>
          <table:table-cell table:style-name="ce58" office:value-type="string" calcext:value-type="string">
            <text:p>Manque du mot et de la compréhension</text:p>
          </table:table-cell>
          <table:table-cell table:style-name="ce58" table:content-validation-name="val14" office:value-type="string" calcext:value-type="string">
            <text:p>Heureux</text:p>
          </table:table-cell>
          <table:table-cell table:style-name="ce58"/>
          <table:table-cell table:style-name="ce58" table:content-validation-name="val24" office:value-type="string" calcext:value-type="string">
            <text:p>non</text:p>
          </table:table-cell>
          <table:table-cell table:style-name="ce58" office:value-type="string" calcext:value-type="string">
            <text:p>Confinement long mais ça s'est bien passé</text:p>
          </table:table-cell>
          <table:table-cell table:style-name="ce58" table:content-validation-name="val24"/>
          <table:table-cell table:style-name="ce58"/>
          <table:table-cell table:style-name="ce58" table:content-validation-name="val24"/>
          <table:table-cell table:style-name="ce58"/>
          <table:table-cell table:style-name="ce58" office:value-type="string" calcext:value-type="string">
            <text:p>Apprécie de venir, serait contente de reprendre</text:p>
          </table:table-cell>
          <table:table-cell table:number-columns-repeated="921"/>
        </table:table-row>
        <table:table-row table:style-name="ro11">
          <table:table-cell table:style-name="ce4" office:value-type="string" calcext:value-type="string">
            <text:p>B15</text:p>
          </table:table-cell>
          <table:table-cell table:style-name="ce9" table:content-validation-name="val1" office:value-type="string" calcext:value-type="string">
            <text:p>Femme</text:p>
          </table:table-cell>
          <table:table-cell table:style-name="ce13" office:value-type="date" office:date-value="1935-08-25" calcext:value-type="date">
            <text:p>25/08/35</text:p>
          </table:table-cell>
          <table:table-cell table:style-name="ce17" table:formula="of:=INT(([.$A$1]-[.C18])/365.25)" office:value-type="float" office:value="84" calcext:value-type="float">
            <text:p>84</text:p>
          </table:table-cell>
          <table:table-cell table:style-name="ce19" table:content-validation-name="val2" office:value-type="string" calcext:value-type="string">
            <text:p>Veuf</text:p>
          </table:table-cell>
          <table:table-cell table:style-name="ce19" table:content-validation-name="val3" office:value-type="string" calcext:value-type="string">
            <text:p>Oui</text:p>
          </table:table-cell>
          <table:table-cell table:style-name="ce19" office:value-type="string" calcext:value-type="string">
            <text:p>Alzheimer</text:p>
          </table:table-cell>
          <table:table-cell table:style-name="ce17" office:value-type="float" office:value="2018" calcext:value-type="float">
            <text:p>2018</text:p>
          </table:table-cell>
          <table:table-cell table:style-name="ce19" office:value-type="string" calcext:value-type="string">
            <text:p>Depression</text:p>
          </table:table-cell>
          <table:table-cell table:style-name="ce19" office:value-type="string" calcext:value-type="string">
            <text:p>Prothèse totale de hanche</text:p>
          </table:table-cell>
          <table:table-cell table:style-name="ce19" table:number-columns-repeated="3"/>
          <table:table-cell table:style-name="ce9" table:content-validation-name="val1" office:value-type="string" calcext:value-type="string">
            <text:p>Femme</text:p>
          </table:table-cell>
          <table:table-cell table:style-name="ce19" table:content-validation-name="val4" office:value-type="string" calcext:value-type="string">
            <text:p>Enfant</text:p>
          </table:table-cell>
          <table:table-cell table:style-name="ce13" office:value-type="date" office:date-value="2019-09-16" calcext:value-type="date">
            <text:p>16/09/19</text:p>
          </table:table-cell>
          <table:table-cell table:style-name="ce17" table:formula="of:=DATEDIF([.P18]; [.$A$1]; &quot;m&quot;)" office:value-type="float" office:value="6" calcext:value-type="float">
            <text:p>6</text:p>
          </table:table-cell>
          <table:table-cell table:style-name="ce17" table:formula="of:=DATEDIF([.P18]; [.$A$1]; &quot;y&quot;)" office:value-type="float" office:value="0" calcext:value-type="float">
            <text:p>0</text:p>
          </table:table-cell>
          <table:table-cell table:style-name="ce17" office:value-type="float" office:value="1" calcext:value-type="float">
            <text:p>1</text:p>
          </table:table-cell>
          <table:table-cell table:style-name="ce30" office:value-type="date" office:date-value="2020-01-02" calcext:value-type="date">
            <text:p>02/01/2020</text:p>
          </table:table-cell>
          <table:table-cell table:style-name="ce33" office:value-type="float" office:value="2" calcext:value-type="float">
            <text:p>2</text:p>
          </table:table-cell>
          <table:table-cell table:style-name="ce30" office:value-type="date" office:date-value="2020-07-08" calcext:value-type="date">
            <text:p>08/07/2020</text:p>
          </table:table-cell>
          <table:table-cell table:style-name="ce33" office:value-type="float" office:value="2" calcext:value-type="float">
            <text:p>2</text:p>
          </table:table-cell>
          <table:table-cell table:style-name="ce33" table:formula="of:=[.W18]-[.U18]" office:value-type="float" office:value="0" calcext:value-type="float">
            <text:p>0</text:p>
          </table:table-cell>
          <table:table-cell table:style-name="ce30" office:value-type="date" office:date-value="2020-01-06" calcext:value-type="date">
            <text:p>06/01/2020</text:p>
          </table:table-cell>
          <table:table-cell table:style-name="ce33" office:value-type="float" office:value="14" calcext:value-type="float">
            <text:p>14</text:p>
          </table:table-cell>
          <table:table-cell table:style-name="ce33" office:value-type="string" calcext:value-type="string">
            <text:p>inf 10</text:p>
          </table:table-cell>
          <table:table-cell table:style-name="ce33" office:value-type="string" calcext:value-type="string">
            <text:p>sup 3</text:p>
          </table:table-cell>
          <table:table-cell table:style-name="ce38"/>
          <table:table-cell table:style-name="ce38" office:value-type="string" calcext:value-type="string">
            <text:p>Stop</text:p>
          </table:table-cell>
          <table:table-cell table:style-name="ce45" table:content-validation-name="val5" office:value-type="string" calcext:value-type="string">
            <text:p>Dom habituel</text:p>
          </table:table-cell>
          <table:table-cell table:style-name="ce45" table:content-validation-name="val6" office:value-type="string" calcext:value-type="string">
            <text:p>Maison</text:p>
          </table:table-cell>
          <table:table-cell table:style-name="ce45" table:content-validation-name="val3" office:value-type="string" calcext:value-type="string">
            <text:p>Oui</text:p>
          </table:table-cell>
          <table:table-cell table:style-name="ce45" table:content-validation-name="val7" office:value-type="string" calcext:value-type="string">
            <text:p>4p et plus</text:p>
          </table:table-cell>
          <table:table-cell table:number-columns-repeated="2" table:style-name="ce45" table:content-validation-name="val8" office:value-type="string" calcext:value-type="string">
            <text:p>2 et plus</text:p>
          </table:table-cell>
          <table:table-cell table:style-name="ce45" office:value-type="string" calcext:value-type="string">
            <text:p>Belle-fille</text:p>
          </table:table-cell>
          <table:table-cell table:style-name="ce45" table:content-validation-name="val9" office:value-type="string" calcext:value-type="string">
            <text:p>Télétravail</text:p>
          </table:table-cell>
          <table:table-cell table:style-name="ce49" table:content-validation-name="val10"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Non</text:p>
          </table:table-cell>
          <table:table-cell table:style-name="ce51" table:content-validation-name="val11" table:number-columns-repeated="2"/>
          <table:table-cell table:style-name="ce52"/>
          <table:table-cell table:style-name="ce51" table:content-validation-name="val12"/>
          <table:table-cell table:style-name="ce51" table:content-validation-name="val13"/>
          <table:table-cell table:style-name="ce51" table:content-validation-name="val14"/>
          <table:table-cell table:style-name="ce45" table:content-validation-name="val15" office:value-type="string" calcext:value-type="string">
            <text:p>1/trimestre</text:p>
          </table:table-cell>
          <table:table-cell table:style-name="ce45" table:content-validation-name="val3" office:value-type="string" calcext:value-type="string">
            <text:p>Non</text:p>
          </table:table-cell>
          <table:table-cell table:style-name="ce45" table:content-validation-name="val16"/>
          <table:table-cell table:style-name="ce45" table:content-validation-name="val3"/>
          <table:table-cell table:style-name="ce45" table:content-validation-name="val17" office:value-type="string" calcext:value-type="string">
            <text:p>SSIAD</text:p>
          </table:table-cell>
          <table:table-cell table:style-name="ce45" table:content-validation-name="val18" table:number-columns-repeated="3"/>
          <table:table-cell table:style-name="ce45"/>
          <table:table-cell table:style-name="ce45" table:content-validation-name="val19" office:value-type="string" calcext:value-type="string">
            <text:p>Oui</text:p>
          </table:table-cell>
          <table:table-cell table:style-name="ce45" table:content-validation-name="val18" office:value-type="string" calcext:value-type="string">
            <text:p>SSIAD</text:p>
          </table:table-cell>
          <table:table-cell table:style-name="ce45" table:content-validation-name="val18" table:number-columns-repeated="3"/>
          <table:table-cell table:style-name="ce45"/>
          <table:table-cell table:style-name="ce49" table:content-validation-name="val20" table:number-columns-repeated="3"/>
          <table:table-cell table:style-name="ce49"/>
          <table:table-cell table:style-name="ce49" table:content-validation-name="val21" office:value-type="string" calcext:value-type="string">
            <text:p>Stimulat°</text:p>
          </table:table-cell>
          <table:table-cell table:style-name="ce49" table:content-validation-name="val21" office:value-type="string" calcext:value-type="string">
            <text:p>Tbles humeur</text:p>
          </table:table-cell>
          <table:table-cell table:style-name="ce49" table:content-validation-name="val21" office:value-type="string" calcext:value-type="string">
            <text:p>Tbles comportemt</text:p>
          </table:table-cell>
          <table:table-cell table:style-name="ce49" table:content-validation-name="val21" office:value-type="string" calcext:value-type="string">
            <text:p>soins d'hygiène</text:p>
          </table:table-cell>
          <table:table-cell table:style-name="ce49" table:content-validation-name="val21" office:value-type="string" calcext:value-type="string">
            <text:p>trouver relais</text:p>
          </table:table-cell>
          <table:table-cell table:style-name="ce49"/>
          <table:table-cell table:style-name="ce49" table:content-validation-name="val22" office:value-type="string" calcext:value-type="string">
            <text:p>Stimulat° co</text:p>
          </table:table-cell>
          <table:table-cell table:style-name="ce49" table:content-validation-name="val22" office:value-type="string" calcext:value-type="string">
            <text:p>stimulat° motrice</text:p>
          </table:table-cell>
          <table:table-cell table:style-name="ce49" table:content-validation-name="val22" office:value-type="string" calcext:value-type="string">
            <text:p>renfort aides</text:p>
          </table:table-cell>
          <table:table-cell table:style-name="ce49" table:content-validation-name="val22" office:value-type="string" calcext:value-type="string">
            <text:p>entrée EHPAD</text:p>
          </table:table-cell>
          <table:table-cell table:style-name="ce49"/>
          <table:table-cell table:style-name="ce49" table:content-validation-name="val23" office:value-type="string" calcext:value-type="string">
            <text:p>HT</text:p>
          </table:table-cell>
          <table:table-cell table:style-name="ce49" table:content-validation-name="val23" table:number-columns-repeated="3"/>
          <table:table-cell table:style-name="ce49"/>
          <table:table-cell table:style-name="ce53" office:value-type="string" calcext:value-type="string">
            <text:p>Situation s'est dégradée, besoin de répit et s'interroge sur reprise de l'ADJ pour Mme</text:p>
          </table:table-cell>
          <table:table-cell table:style-name="ce59" table:content-validation-name="val24"/>
          <table:table-cell table:style-name="ce59"/>
          <table:table-cell table:style-name="ce59" table:content-validation-name="val13"/>
          <table:table-cell table:style-name="ce59"/>
          <table:table-cell table:style-name="ce59" table:content-validation-name="val14"/>
          <table:table-cell table:style-name="ce59"/>
          <table:table-cell table:style-name="ce59" table:content-validation-name="val24"/>
          <table:table-cell table:style-name="ce59"/>
          <table:table-cell table:style-name="ce59" table:content-validation-name="val24"/>
          <table:table-cell table:style-name="ce59"/>
          <table:table-cell table:style-name="ce59" table:content-validation-name="val24"/>
          <table:table-cell table:style-name="ce59" table:number-columns-repeated="2"/>
          <table:table-cell table:number-columns-repeated="921"/>
        </table:table-row>
        <table:table-row table:style-name="ro6">
          <table:table-cell table:style-name="ce4" office:value-type="string" calcext:value-type="string">
            <text:p>B16</text:p>
          </table:table-cell>
          <table:table-cell table:style-name="ce9" table:content-validation-name="val1" office:value-type="string" calcext:value-type="string">
            <text:p>Femme</text:p>
          </table:table-cell>
          <table:table-cell table:style-name="ce13" office:value-type="date" office:date-value="1934-03-07" calcext:value-type="date">
            <text:p>07/03/34</text:p>
          </table:table-cell>
          <table:table-cell table:style-name="ce17" table:formula="of:=INT(([.$A$1]-[.C19])/365.25)" office:value-type="float" office:value="86" calcext:value-type="float">
            <text:p>86</text:p>
          </table:table-cell>
          <table:table-cell table:style-name="ce22" table:content-validation-name="val2" office:value-type="string" calcext:value-type="string">
            <text:p>Veuf</text:p>
          </table:table-cell>
          <table:table-cell table:style-name="ce19" table:content-validation-name="val3" office:value-type="string" calcext:value-type="string">
            <text:p>Oui</text:p>
          </table:table-cell>
          <table:table-cell table:style-name="ce22" office:value-type="string" calcext:value-type="string">
            <text:p>Alzheimer</text:p>
          </table:table-cell>
          <table:table-cell table:style-name="ce17" office:value-type="float" office:value="2015" calcext:value-type="float">
            <text:p>2015</text:p>
          </table:table-cell>
          <table:table-cell table:style-name="ce19" office:value-type="string" calcext:value-type="string">
            <text:p>Diabète</text:p>
          </table:table-cell>
          <table:table-cell table:style-name="ce19" office:value-type="string" calcext:value-type="string">
            <text:p>Hypothyroïdie</text:p>
          </table:table-cell>
          <table:table-cell table:style-name="ce19" table:number-columns-repeated="3"/>
          <table:table-cell table:style-name="ce9" table:content-validation-name="val1" office:value-type="string" calcext:value-type="string">
            <text:p>Femme</text:p>
          </table:table-cell>
          <table:table-cell table:style-name="ce19" table:content-validation-name="val4" office:value-type="string" calcext:value-type="string">
            <text:p>Enfant</text:p>
          </table:table-cell>
          <table:table-cell table:style-name="ce24" office:value-type="date" office:date-value="2016-11-16" calcext:value-type="date">
            <text:p>16/11/16</text:p>
          </table:table-cell>
          <table:table-cell table:style-name="ce17" table:formula="of:=DATEDIF([.P19]; [.$A$1]; &quot;m&quot;)" office:value-type="float" office:value="40" calcext:value-type="float">
            <text:p>40</text:p>
          </table:table-cell>
          <table:table-cell table:style-name="ce17" table:formula="of:=DATEDIF([.P19]; [.$A$1]; &quot;y&quot;)" office:value-type="float" office:value="3" calcext:value-type="float">
            <text:p>3</text:p>
          </table:table-cell>
          <table:table-cell table:style-name="ce26" office:value-type="float" office:value="2" calcext:value-type="float">
            <text:p>2</text:p>
          </table:table-cell>
          <table:table-cell table:style-name="ce30" office:value-type="date" office:date-value="2020-01-02" calcext:value-type="date">
            <text:p>02/01/2020</text:p>
          </table:table-cell>
          <table:table-cell table:style-name="ce33" office:value-type="float" office:value="2" calcext:value-type="float">
            <text:p>2</text:p>
          </table:table-cell>
          <table:table-cell table:style-name="ce30" office:value-type="date" office:date-value="2020-06-25" calcext:value-type="date">
            <text:p>25/06/2020</text:p>
          </table:table-cell>
          <table:table-cell table:style-name="ce34" office:value-type="float" office:value="2" calcext:value-type="float">
            <text:p>2</text:p>
          </table:table-cell>
          <table:table-cell table:style-name="ce33" table:formula="of:=[.W19]-[.U19]" office:value-type="float" office:value="0" calcext:value-type="float">
            <text:p>0</text:p>
          </table:table-cell>
          <table:table-cell table:style-name="ce37" office:value-type="date" office:date-value="2020-01-03" calcext:value-type="date">
            <text:p>03/01/2020</text:p>
          </table:table-cell>
          <table:table-cell table:style-name="ce34" office:value-type="float" office:value="14" calcext:value-type="float">
            <text:p>14</text:p>
          </table:table-cell>
          <table:table-cell table:style-name="ce33" office:value-type="string" calcext:value-type="string">
            <text:p>inf 10</text:p>
          </table:table-cell>
          <table:table-cell table:style-name="ce33" office:value-type="string" calcext:value-type="string">
            <text:p>sup 3</text:p>
          </table:table-cell>
          <table:table-cell table:style-name="ce39"/>
          <table:table-cell table:style-name="ce39" office:value-type="string" calcext:value-type="string">
            <text:p>Stop</text:p>
          </table:table-cell>
          <table:table-cell table:style-name="ce46" table:content-validation-name="val5" office:value-type="string" calcext:value-type="string">
            <text:p>Dom habituel</text:p>
          </table:table-cell>
          <table:table-cell table:style-name="ce45" table:content-validation-name="val6" office:value-type="string" calcext:value-type="string">
            <text:p>Maison</text:p>
          </table:table-cell>
          <table:table-cell table:style-name="ce45" table:content-validation-name="val3" office:value-type="string" calcext:value-type="string">
            <text:p>Oui</text:p>
          </table:table-cell>
          <table:table-cell table:style-name="ce45" table:content-validation-name="val7" office:value-type="string" calcext:value-type="string">
            <text:p>4p et plus</text:p>
          </table:table-cell>
          <table:table-cell table:number-columns-repeated="2" table:style-name="ce45" table:content-validation-name="val8" office:value-type="string" calcext:value-type="string">
            <text:p>2 et plus</text:p>
          </table:table-cell>
          <table:table-cell table:style-name="ce45" office:value-type="string" calcext:value-type="string">
            <text:p>Enfant</text:p>
          </table:table-cell>
          <table:table-cell table:style-name="ce45" table:content-validation-name="val9" office:value-type="string" calcext:value-type="string">
            <text:p>Non</text:p>
          </table:table-cell>
          <table:table-cell table:number-columns-repeated="2" table:style-name="ce49" table:content-validation-name="val10" office:value-type="string" calcext:value-type="string">
            <text:p>Non</text:p>
          </table:table-cell>
          <table:table-cell table:style-name="ce49" table:content-validation-name="val3" office:value-type="string" calcext:value-type="string">
            <text:p>Non</text:p>
          </table:table-cell>
          <table:table-cell table:style-name="ce50"/>
          <table:table-cell table:style-name="ce49" table:number-columns-repeated="3"/>
          <table:table-cell table:style-name="ce49" table:content-validation-name="val3" office:value-type="string" calcext:value-type="string">
            <text:p>Non</text:p>
          </table:table-cell>
          <table:table-cell table:style-name="ce49"/>
          <table:table-cell table:style-name="ce49" table:content-validation-name="val3" office:value-type="string" calcext:value-type="string">
            <text:p>Oui</text:p>
          </table:table-cell>
          <table:table-cell table:style-name="ce51" table:content-validation-name="val11" office:value-type="string" calcext:value-type="string">
            <text:p>Labo</text:p>
          </table:table-cell>
          <table:table-cell table:style-name="ce51" table:content-validation-name="val11"/>
          <table:table-cell table:style-name="ce52"/>
          <table:table-cell table:style-name="ce51" table:content-validation-name="val12" office:value-type="string" calcext:value-type="string">
            <text:p>Annulat° pro</text:p>
          </table:table-cell>
          <table:table-cell table:style-name="ce51" table:content-validation-name="val13" office:value-type="string" calcext:value-type="string">
            <text:p>comme d'hab</text:p>
          </table:table-cell>
          <table:table-cell table:style-name="ce51" table:content-validation-name="val14" office:value-type="string" calcext:value-type="string">
            <text:p>Heureux</text:p>
          </table:table-cell>
          <table:table-cell table:style-name="ce45" table:content-validation-name="val15" office:value-type="string" calcext:value-type="string">
            <text:p>non régulier</text:p>
          </table:table-cell>
          <table:table-cell table:style-name="ce45" table:content-validation-name="val3" office:value-type="string" calcext:value-type="string">
            <text:p>Non</text:p>
          </table:table-cell>
          <table:table-cell table:style-name="ce45" table:content-validation-name="val16"/>
          <table:table-cell table:style-name="ce45" table:content-validation-name="val3"/>
          <table:table-cell table:style-name="ce45" table:content-validation-name="val17" office:value-type="string" calcext:value-type="string">
            <text:p>Aucun</text:p>
          </table:table-cell>
          <table:table-cell table:style-name="ce45" table:content-validation-name="val18" table:number-columns-repeated="3"/>
          <table:table-cell table:style-name="ce45"/>
          <table:table-cell table:style-name="ce45" table:content-validation-name="val19"/>
          <table:table-cell table:style-name="ce45" table:content-validation-name="val18" table:number-columns-repeated="4"/>
          <table:table-cell table:style-name="ce45"/>
          <table:table-cell table:style-name="ce49" table:content-validation-name="val20" office:value-type="string" calcext:value-type="string">
            <text:p>renforcemt liens familiaux</text:p>
          </table:table-cell>
          <table:table-cell table:style-name="ce49" table:content-validation-name="val20" office:value-type="string" calcext:value-type="string">
            <text:p>plus de dispo aidant</text:p>
          </table:table-cell>
          <table:table-cell table:style-name="ce49" table:content-validation-name="val20"/>
          <table:table-cell table:style-name="ce49"/>
          <table:table-cell table:style-name="ce49" table:content-validation-name="val21" office:value-type="string" calcext:value-type="string">
            <text:p>Aucun</text:p>
          </table:table-cell>
          <table:table-cell table:style-name="ce49" table:content-validation-name="val21" table:number-columns-repeated="4"/>
          <table:table-cell table:style-name="ce49"/>
          <table:table-cell table:style-name="ce49" table:content-validation-name="val22" office:value-type="string" calcext:value-type="string">
            <text:p>Stimulat° co</text:p>
          </table:table-cell>
          <table:table-cell table:style-name="ce49" table:content-validation-name="val22" office:value-type="string" calcext:value-type="string">
            <text:p>stimulat° motrice</text:p>
          </table:table-cell>
          <table:table-cell table:style-name="ce49" table:content-validation-name="val22" table:number-columns-repeated="2"/>
          <table:table-cell table:style-name="ce49"/>
          <table:table-cell table:style-name="ce49" table:content-validation-name="val23" office:value-type="string" calcext:value-type="string">
            <text:p>Format°</text:p>
          </table:table-cell>
          <table:table-cell table:style-name="ce49" table:content-validation-name="val23" table:number-columns-repeated="3"/>
          <table:table-cell table:style-name="ce49"/>
          <table:table-cell table:style-name="ce53" office:value-type="string" calcext:value-type="string">
            <text:p>Néant</text:p>
          </table:table-cell>
          <table:table-cell table:style-name="ce61" table:content-validation-name="val24"/>
          <table:table-cell table:style-name="ce61"/>
          <table:table-cell table:style-name="ce63" table:content-validation-name="val13"/>
          <table:table-cell table:style-name="ce61"/>
          <table:table-cell table:style-name="ce63" table:content-validation-name="val14"/>
          <table:table-cell table:style-name="ce61"/>
          <table:table-cell table:style-name="ce61" table:content-validation-name="val24"/>
          <table:table-cell table:style-name="ce61"/>
          <table:table-cell table:style-name="ce61" table:content-validation-name="val24"/>
          <table:table-cell table:style-name="ce61"/>
          <table:table-cell table:style-name="ce61" table:content-validation-name="val24"/>
          <table:table-cell table:style-name="ce61" table:number-columns-repeated="2"/>
          <table:table-cell table:number-columns-repeated="921"/>
        </table:table-row>
        <table:table-row table:style-name="ro14">
          <table:table-cell table:style-name="ce5" office:value-type="string" calcext:value-type="string">
            <text:p>B17</text:p>
          </table:table-cell>
          <table:table-cell table:style-name="ce10" table:content-validation-name="val1" office:value-type="string" calcext:value-type="string">
            <text:p>Femme</text:p>
          </table:table-cell>
          <table:table-cell table:style-name="ce16" office:value-type="date" office:date-value="1932-01-30" calcext:value-type="date">
            <text:p>30/01/32</text:p>
          </table:table-cell>
          <table:table-cell table:style-name="ce18" table:formula="of:=INT(([.$A$1]-[.C20])/365.25)" office:value-type="float" office:value="88" calcext:value-type="float">
            <text:p>88</text:p>
          </table:table-cell>
          <table:table-cell table:style-name="ce23" table:content-validation-name="val2" office:value-type="string" calcext:value-type="string">
            <text:p>Veuf</text:p>
          </table:table-cell>
          <table:table-cell table:style-name="ce23" table:content-validation-name="val3" office:value-type="string" calcext:value-type="string">
            <text:p>Non</text:p>
          </table:table-cell>
          <table:table-cell table:style-name="ce23" office:value-type="string" calcext:value-type="string">
            <text:p>Accident vasculaire cérébral</text:p>
          </table:table-cell>
          <table:table-cell table:style-name="ce18" office:value-type="string" calcext:value-type="string">
            <text:p>?</text:p>
          </table:table-cell>
          <table:table-cell table:style-name="ce23" office:value-type="string" calcext:value-type="string">
            <text:p>Dégénérescence maculaire liée à l'âge</text:p>
          </table:table-cell>
          <table:table-cell table:style-name="ce23" table:number-columns-repeated="4"/>
          <table:table-cell table:style-name="ce10" table:content-validation-name="val1" office:value-type="string" calcext:value-type="string">
            <text:p>Homme</text:p>
          </table:table-cell>
          <table:table-cell table:style-name="ce23" table:content-validation-name="val4" office:value-type="string" calcext:value-type="string">
            <text:p>Autre</text:p>
          </table:table-cell>
          <table:table-cell table:style-name="ce16" office:value-type="date" office:date-value="2019-07-10" calcext:value-type="date">
            <text:p>10/07/19</text:p>
          </table:table-cell>
          <table:table-cell table:style-name="ce18" table:formula="of:=DATEDIF([.P20]; [.$A$1]; &quot;m&quot;)" office:value-type="float" office:value="8" calcext:value-type="float">
            <text:p>8</text:p>
          </table:table-cell>
          <table:table-cell table:style-name="ce18" table:formula="of:=DATEDIF([.P20]; [.$A$1]; &quot;y&quot;)" office:value-type="float" office:value="0" calcext:value-type="float">
            <text:p>0</text:p>
          </table:table-cell>
          <table:table-cell table:style-name="ce18" office:value-type="float" office:value="1" calcext:value-type="float">
            <text:p>1</text:p>
          </table:table-cell>
          <table:table-cell table:style-name="ce10" office:value-type="date" office:date-value="2020-01-02" calcext:value-type="date">
            <text:p>02/01/2020</text:p>
          </table:table-cell>
          <table:table-cell table:style-name="ce18" office:value-type="float" office:value="4" calcext:value-type="float">
            <text:p>4</text:p>
          </table:table-cell>
          <table:table-cell table:style-name="ce23" office:value-type="string" calcext:value-type="string">
            <text:p>Entrée EHPAD </text:p>
          </table:table-cell>
          <table:table-cell table:style-name="ce35"/>
          <table:table-cell table:style-name="ce36"/>
          <table:table-cell table:style-name="ce10" office:value-type="date" office:date-value="2020-01-03" calcext:value-type="date">
            <text:p>03/01/2020</text:p>
          </table:table-cell>
          <table:table-cell table:style-name="ce18" office:value-type="float" office:value="20" calcext:value-type="float">
            <text:p>20</text:p>
          </table:table-cell>
          <table:table-cell table:style-name="ce36" table:number-columns-repeated="2"/>
          <table:table-cell table:number-columns-repeated="996"/>
        </table:table-row>
        <table:table-row table:style-name="ro15">
          <table:table-cell table:style-name="ce5" office:value-type="string" calcext:value-type="string">
            <text:p>B18</text:p>
          </table:table-cell>
          <table:table-cell table:style-name="ce10" table:content-validation-name="val1" office:value-type="string" calcext:value-type="string">
            <text:p>Femme</text:p>
          </table:table-cell>
          <table:table-cell table:style-name="ce16" office:value-type="date" office:date-value="1931-12-24" calcext:value-type="date">
            <text:p>24/12/31</text:p>
          </table:table-cell>
          <table:table-cell table:style-name="ce18" table:formula="of:=INT(([.$A$1]-[.C21])/365.25)" office:value-type="float" office:value="88" calcext:value-type="float">
            <text:p>88</text:p>
          </table:table-cell>
          <table:table-cell table:style-name="ce23" table:content-validation-name="val2" office:value-type="string" calcext:value-type="string">
            <text:p>Veuf</text:p>
          </table:table-cell>
          <table:table-cell table:style-name="ce23" table:content-validation-name="val3" office:value-type="string" calcext:value-type="string">
            <text:p>Non</text:p>
          </table:table-cell>
          <table:table-cell table:style-name="ce23" office:value-type="string" calcext:value-type="string">
            <text:p>Alzheimer</text:p>
          </table:table-cell>
          <table:table-cell table:style-name="ce18" office:value-type="string" calcext:value-type="string">
            <text:p>?</text:p>
          </table:table-cell>
          <table:table-cell table:style-name="ce23" office:value-type="string" calcext:value-type="string">
            <text:p>Dépression</text:p>
          </table:table-cell>
          <table:table-cell table:style-name="ce23" table:number-columns-repeated="4"/>
          <table:table-cell table:style-name="ce10" table:content-validation-name="val1" office:value-type="string" calcext:value-type="string">
            <text:p>Femme</text:p>
          </table:table-cell>
          <table:table-cell table:style-name="ce23" table:content-validation-name="val4" office:value-type="string" calcext:value-type="string">
            <text:p>Enfant</text:p>
          </table:table-cell>
          <table:table-cell table:style-name="ce16" office:value-type="date" office:date-value="2017-01-25" calcext:value-type="date">
            <text:p>25/01/17</text:p>
          </table:table-cell>
          <table:table-cell table:style-name="ce18" table:formula="of:=DATEDIF([.P21]; [.$A$1]; &quot;m&quot;)" office:value-type="float" office:value="37" calcext:value-type="float">
            <text:p>37</text:p>
          </table:table-cell>
          <table:table-cell table:style-name="ce18" table:formula="of:=DATEDIF([.P21]; [.$A$1]; &quot;y&quot;)" office:value-type="float" office:value="3" calcext:value-type="float">
            <text:p>3</text:p>
          </table:table-cell>
          <table:table-cell table:style-name="ce18" office:value-type="float" office:value="1" calcext:value-type="float">
            <text:p>1</text:p>
          </table:table-cell>
          <table:table-cell table:style-name="ce10" office:value-type="date" office:date-value="2020-01-02" calcext:value-type="date">
            <text:p>02/01/2020</text:p>
          </table:table-cell>
          <table:table-cell table:style-name="ce18" office:value-type="float" office:value="2" calcext:value-type="float">
            <text:p>2</text:p>
          </table:table-cell>
          <table:table-cell table:style-name="ce23" office:value-type="string" calcext:value-type="string">
            <text:p>Entrée EHPAD</text:p>
          </table:table-cell>
          <table:table-cell table:style-name="ce35"/>
          <table:table-cell table:style-name="ce36"/>
          <table:table-cell table:style-name="ce10" office:value-type="date" office:date-value="2020-02-12" calcext:value-type="date">
            <text:p>12/02/2020</text:p>
          </table:table-cell>
          <table:table-cell table:style-name="ce18" office:value-type="float" office:value="12" calcext:value-type="float">
            <text:p>12</text:p>
          </table:table-cell>
          <table:table-cell table:style-name="ce36" table:number-columns-repeated="2"/>
          <table:table-cell table:number-columns-repeated="62"/>
          <table:table-cell office:value-type="string" calcext:value-type="string">
            <text:p>Capable</text:p>
          </table:table-cell>
          <table:table-cell table:number-columns-repeated="3"/>
          <table:table-cell office:value-type="string" calcext:value-type="string">
            <text:p>Triste</text:p>
          </table:table-cell>
          <table:table-cell table:number-columns-repeated="929"/>
        </table:table-row>
        <table:table-row table:style-name="ro16" table:number-rows-repeated="1048554">
          <table:table-cell table:number-columns-repeated="1024"/>
        </table:table-row>
        <table:table-row table:style-name="ro16">
          <table:table-cell table:number-columns-repeated="1024"/>
        </table:table-row>
        <table:named-expressions>
          <table:named-expression table:name="_Hlk51191428" table:base-cell-address="$Général.$A$1" table:expression="général!#REF!"/>
          <table:named-range table:name="_xlnm._FilterDatabase" table:base-cell-address="$Général.$A$1" table:cell-range-address="$Général.$A$3:.$CY$21"/>
        </table:named-expressions>
      </table:table>
      <table:table table:name="Feuil1" table:style-name="ta2">
        <table:table-column table:style-name="co29" table:number-columns-repeated="64" table:default-cell-style-name="Default"/>
        <table:table-row table:style-name="ro16" table:number-rows-repeated="1048575">
          <table:table-cell table:number-columns-repeated="64"/>
        </table:table-row>
        <table:table-row table:style-name="ro16">
          <table:table-cell table:number-columns-repeated="64"/>
        </table:table-row>
      </table:table>
      <table:named-expressions/>
      <table:database-ranges>
        <table:database-range table:name="__Anonymous_Sheet_DB__0" table:target-range-address="Général.A3:Général.CY21"/>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FreeSans"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number:date-style style:name="N128P0" style:volatile="true">
      <number:day number:style="long"/>
      <number:text>/</number:text>
      <number:month number:style="long"/>
      <number:text>/</number:text>
      <number:year/>
    </number:date-style>
    <number:text-style style:name="N128">
      <number:text-content/>
      <style:map style:condition="value()&lt;=1.7976931348623157E+308" style:apply-style-name="N128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905cm" fo:margin-bottom="1.905cm" fo:margin-left="1.778cm" fo:margin-right="1.778cm" style:print-page-order="ttb" style:first-page-number="continue" style:scale-to="46%"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Général" style:display-name="PageStyle_Général"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ann geuffroy</meta:initial-creator>
    <dc:creator>Blandine GEUFFROY</dc:creator>
    <meta:creation-date>2015-06-05T18:19:34</meta:creation-date>
    <dc:date>2021-04-14T15:42:06</dc:date>
    <meta:generator>LibreOffice/7.0.4.2$Linux_X86_64 LibreOffice_project/00$Build-2</meta:generator>
    <meta:document-statistic meta:table-count="2" meta:cell-count="1153" meta:object-count="0"/>
    <meta:user-defined meta:name="AppVersion">16.0300</meta:user-defined>
  </office:meta>
</office:document-meta>
</file>